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60mm" svg:height="90.05mm" svg:x="184.24mm" svg:y="880.25mm">
            <loext:p draw:notify-on-update-of-ranges="Feuille1.A2:Feuille1.A201 Feuille1.B2:Feuille1.B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5"/>
          <table:table-cell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s</text:p>
          </table:table-cell>
        </table:table-row>
        <table:table-row table:style-name="ro1">
          <table:table-cell table:formula="of:=RANDBETWEEN(-10000;10000)/10000" office:value-type="float" office:value="0.3889" calcext:value-type="float">
            <text:p>0.3889</text:p>
          </table:table-cell>
          <table:table-cell table:formula="of:=RANDBETWEEN(-10000;10000)/10000" office:value-type="float" office:value="-0.8307" calcext:value-type="float">
            <text:p>-0.8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=</text:p>
          </table:table-cell>
          <table:table-cell table:formula="of:=SUM([.C2:.C2002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COS([.F2])" office:value-type="float" office:value="1" calcext:value-type="float">
            <text:p>1</text:p>
          </table:table-cell>
          <table:table-cell table:formula="of:=SIN([.F2])" office:value-type="float" office:value="0" calcext:value-type="float">
            <text:p>0</text:p>
          </table:table-cell>
          <table:table-cell office:value-type="string" calcext:value-type="string">
            <text:p>3.14159265/24</text:p>
          </table:table-cell>
        </table:table-row>
        <table:table-row table:style-name="ro1">
          <table:table-cell table:formula="of:=RANDBETWEEN(-10000;10000)/10000" office:value-type="float" office:value="-0.0794" calcext:value-type="float">
            <text:p>-0.0794</text:p>
          </table:table-cell>
          <table:table-cell table:formula="of:=RANDBETWEEN(-10000;10000)/10000" office:value-type="float" office:value="0.1033" calcext:value-type="float">
            <text:p>0.1033</text:p>
          </table:table-cell>
          <table:table-cell table:formula="of:=IF(COS([.A3])*COS([.A3])+SIN([.B3])*SIN([.B3])&lt;1;1;0)" office:value-type="float" office:value="0" calcext:value-type="float">
            <text:p>0</text:p>
          </table:table-cell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 table:formula="of:=[.F2]+3.14159265/500" office:value-type="float" office:value="0.0062831853" calcext:value-type="float">
            <text:p>0.0062831853</text:p>
          </table:table-cell>
          <table:table-cell table:formula="of:=COS([.F3])" office:value-type="float" office:value="0.999980260856182" calcext:value-type="float">
            <text:p>0.9999802609</text:p>
          </table:table-cell>
          <table:table-cell table:formula="of:=SIN([.F3])" office:value-type="float" office:value="0.00628314395837951" calcext:value-type="float">
            <text:p>0.006283144</text:p>
          </table:table-cell>
          <table:table-cell/>
        </table:table-row>
        <table:table-row table:style-name="ro1">
          <table:table-cell table:formula="of:=RANDBETWEEN(-10000;10000)/10000" office:value-type="float" office:value="0.5383" calcext:value-type="float">
            <text:p>0.5383</text:p>
          </table:table-cell>
          <table:table-cell table:formula="of:=RANDBETWEEN(-10000;10000)/10000" office:value-type="float" office:value="-0.4536" calcext:value-type="float">
            <text:p>-0.4536</text:p>
          </table:table-cell>
          <table:table-cell table:formula="of:=IF(COS([.A4])*COS([.A4])+SIN([.B4])*SIN([.B4])&lt;1;1;0)" office:value-type="float" office:value="1" calcext:value-type="float">
            <text:p>1</text:p>
          </table:table-cell>
          <table:table-cell office:value-type="string" calcext:value-type="string">
            <text:p>pi=</text:p>
          </table:table-cell>
          <table:table-cell table:formula="of:=4*([.E2]/[.E3])" office:value-type="float" office:value="1.98" calcext:value-type="float">
            <text:p>1.98</text:p>
          </table:table-cell>
          <table:table-cell table:formula="of:=[.F3]+3.14159265/500" office:value-type="float" office:value="0.0125663706" calcext:value-type="float">
            <text:p>0.0125663706</text:p>
          </table:table-cell>
          <table:table-cell table:formula="of:=COS([.F4])" office:value-type="float" office:value="0.999921044203997" calcext:value-type="float">
            <text:p>0.9999210442</text:p>
          </table:table-cell>
          <table:table-cell table:formula="of:=SIN([.F4])" office:value-type="float" office:value="0.0125660398689946" calcext:value-type="float">
            <text:p>0.0125660399</text:p>
          </table:table-cell>
          <table:table-cell/>
        </table:table-row>
        <table:table-row table:style-name="ro1">
          <table:table-cell table:formula="of:=RANDBETWEEN(-10000;10000)/10000" office:value-type="float" office:value="0.1324" calcext:value-type="float">
            <text:p>0.1324</text:p>
          </table:table-cell>
          <table:table-cell table:formula="of:=RANDBETWEEN(-10000;10000)/10000" office:value-type="float" office:value="0.6422" calcext:value-type="float">
            <text:p>0.6422</text:p>
          </table:table-cell>
          <table:table-cell table:formula="of:=IF(COS([.A5])*COS([.A5])+SIN([.B5])*SIN([.B5])&lt;1;1;0)" office:value-type="float" office:value="0" calcext:value-type="float">
            <text:p>0</text:p>
          </table:table-cell>
          <table:table-cell table:number-columns-repeated="2"/>
          <table:table-cell table:formula="of:=[.F4]+3.14159265/500" office:value-type="float" office:value="0.0188495559" calcext:value-type="float">
            <text:p>0.0188495559</text:p>
          </table:table-cell>
          <table:table-cell table:formula="of:=COS([.F5])" office:value-type="float" office:value="0.999822352381215" calcext:value-type="float">
            <text:p>0.9998223524</text:p>
          </table:table-cell>
          <table:table-cell table:formula="of:=SIN([.F5])" office:value-type="float" office:value="0.0188484396938732" calcext:value-type="float">
            <text:p>0.0188484397</text:p>
          </table:table-cell>
          <table:table-cell/>
        </table:table-row>
        <table:table-row table:style-name="ro1">
          <table:table-cell table:formula="of:=RANDBETWEEN(-10000;10000)/10000" office:value-type="float" office:value="0.3719" calcext:value-type="float">
            <text:p>0.3719</text:p>
          </table:table-cell>
          <table:table-cell table:formula="of:=RANDBETWEEN(-10000;10000)/10000" office:value-type="float" office:value="-0.6026" calcext:value-type="float">
            <text:p>-0.6026</text:p>
          </table:table-cell>
          <table:table-cell table:formula="of:=IF(COS([.A6])*COS([.A6])+SIN([.B6])*SIN([.B6])&lt;1;1;0)" office:value-type="float" office:value="0" calcext:value-type="float">
            <text:p>0</text:p>
          </table:table-cell>
          <table:table-cell table:number-columns-repeated="2"/>
          <table:table-cell table:formula="of:=[.F5]+3.14159265/500" office:value-type="float" office:value="0.0251327412" calcext:value-type="float">
            <text:p>0.0251327412</text:p>
          </table:table-cell>
          <table:table-cell table:formula="of:=COS([.F6])" office:value-type="float" office:value="0.999684189284022" calcext:value-type="float">
            <text:p>0.9996841893</text:p>
          </table:table-cell>
          <table:table-cell table:formula="of:=SIN([.F6])" office:value-type="float" office:value="0.0251300954146282" calcext:value-type="float">
            <text:p>0.0251300954</text:p>
          </table:table-cell>
          <table:table-cell/>
        </table:table-row>
        <table:table-row table:style-name="ro1">
          <table:table-cell table:formula="of:=RANDBETWEEN(-10000;10000)/10000" office:value-type="float" office:value="0.4478" calcext:value-type="float">
            <text:p>0.4478</text:p>
          </table:table-cell>
          <table:table-cell table:formula="of:=RANDBETWEEN(-10000;10000)/10000" office:value-type="float" office:value="-0.8204" calcext:value-type="float">
            <text:p>-0.8204</text:p>
          </table:table-cell>
          <table:table-cell table:formula="of:=IF(COS([.A7])*COS([.A7])+SIN([.B7])*SIN([.B7])&lt;1;1;0)" office:value-type="float" office:value="0" calcext:value-type="float">
            <text:p>0</text:p>
          </table:table-cell>
          <table:table-cell table:number-columns-repeated="2"/>
          <table:table-cell table:formula="of:=[.F6]+3.14159265/500" office:value-type="float" office:value="0.0314159265" calcext:value-type="float">
            <text:p>0.0314159265</text:p>
          </table:table-cell>
          <table:table-cell table:formula="of:=COS([.F7])" office:value-type="float" office:value="0.999506560366859" calcext:value-type="float">
            <text:p>0.9995065604</text:p>
          </table:table-cell>
          <table:table-cell table:formula="of:=SIN([.F7])" office:value-type="float" office:value="0.0314107590422481" calcext:value-type="float">
            <text:p>0.031410759</text:p>
          </table:table-cell>
          <table:table-cell/>
        </table:table-row>
        <table:table-row table:style-name="ro1">
          <table:table-cell table:formula="of:=RANDBETWEEN(-10000;10000)/10000" office:value-type="float" office:value="0.627" calcext:value-type="float">
            <text:p>0.627</text:p>
          </table:table-cell>
          <table:table-cell table:formula="of:=RANDBETWEEN(-10000;10000)/10000" office:value-type="float" office:value="-0.5662" calcext:value-type="float">
            <text:p>-0.5662</text:p>
          </table:table-cell>
          <table:table-cell table:formula="of:=IF(COS([.A8])*COS([.A8])+SIN([.B8])*SIN([.B8])&lt;1;1;0)" office:value-type="float" office:value="1" calcext:value-type="float">
            <text:p>1</text:p>
          </table:table-cell>
          <table:table-cell table:number-columns-repeated="2"/>
          <table:table-cell table:formula="of:=[.F7]+3.14159265/500" office:value-type="float" office:value="0.0376991118" calcext:value-type="float">
            <text:p>0.0376991118</text:p>
          </table:table-cell>
          <table:table-cell table:formula="of:=COS([.F8])" office:value-type="float" office:value="0.999289472642213" calcext:value-type="float">
            <text:p>0.9992894726</text:p>
          </table:table-cell>
          <table:table-cell table:formula="of:=SIN([.F8])" office:value-type="float" office:value="0.0376901826268876" calcext:value-type="float">
            <text:p>0.0376901826</text:p>
          </table:table-cell>
          <table:table-cell/>
        </table:table-row>
        <table:table-row table:style-name="ro1">
          <table:table-cell table:formula="of:=RANDBETWEEN(-10000;10000)/10000" office:value-type="float" office:value="-0.8846" calcext:value-type="float">
            <text:p>-0.8846</text:p>
          </table:table-cell>
          <table:table-cell table:formula="of:=RANDBETWEEN(-10000;10000)/10000" office:value-type="float" office:value="-0.2631" calcext:value-type="float">
            <text:p>-0.2631</text:p>
          </table:table-cell>
          <table:table-cell table:formula="of:=IF(COS([.A9])*COS([.A9])+SIN([.B9])*SIN([.B9])&lt;1;1;0)" office:value-type="float" office:value="1" calcext:value-type="float">
            <text:p>1</text:p>
          </table:table-cell>
          <table:table-cell table:number-columns-repeated="2"/>
          <table:table-cell table:formula="of:=[.F8]+3.14159265/500" office:value-type="float" office:value="0.0439822971" calcext:value-type="float">
            <text:p>0.0439822971</text:p>
          </table:table-cell>
          <table:table-cell table:formula="of:=COS([.F9])" office:value-type="float" office:value="0.999032934680334" calcext:value-type="float">
            <text:p>0.9990329347</text:p>
          </table:table-cell>
          <table:table-cell table:formula="of:=SIN([.F9])" office:value-type="float" office:value="0.0439681182676564" calcext:value-type="float">
            <text:p>0.0439681183</text:p>
          </table:table-cell>
          <table:table-cell/>
        </table:table-row>
        <table:table-row table:style-name="ro1">
          <table:table-cell table:formula="of:=RANDBETWEEN(-10000;10000)/10000" office:value-type="float" office:value="-0.4049" calcext:value-type="float">
            <text:p>-0.4049</text:p>
          </table:table-cell>
          <table:table-cell table:formula="of:=RANDBETWEEN(-10000;10000)/10000" office:value-type="float" office:value="-0.3265" calcext:value-type="float">
            <text:p>-0.3265</text:p>
          </table:table-cell>
          <table:table-cell table:formula="of:=IF(COS([.A10])*COS([.A10])+SIN([.B10])*SIN([.B10])&lt;1;1;0)" office:value-type="float" office:value="1" calcext:value-type="float">
            <text:p>1</text:p>
          </table:table-cell>
          <table:table-cell table:number-columns-repeated="2"/>
          <table:table-cell table:formula="of:=[.F9]+3.14159265/500" office:value-type="float" office:value="0.0502654824" calcext:value-type="float">
            <text:p>0.0502654824</text:p>
          </table:table-cell>
          <table:table-cell table:formula="of:=COS([.F10])" office:value-type="float" office:value="0.998736956608903" calcext:value-type="float">
            <text:p>0.9987369566</text:p>
          </table:table-cell>
          <table:table-cell table:formula="of:=SIN([.F10])" office:value-type="float" office:value="0.0502443181224054" calcext:value-type="float">
            <text:p>0.0502443181</text:p>
          </table:table-cell>
          <table:table-cell/>
        </table:table-row>
        <table:table-row table:style-name="ro1">
          <table:table-cell table:formula="of:=RANDBETWEEN(-10000;10000)/10000" office:value-type="float" office:value="-0.0716" calcext:value-type="float">
            <text:p>-0.0716</text:p>
          </table:table-cell>
          <table:table-cell table:formula="of:=RANDBETWEEN(-10000;10000)/10000" office:value-type="float" office:value="0.6932" calcext:value-type="float">
            <text:p>0.6932</text:p>
          </table:table-cell>
          <table:table-cell table:formula="of:=IF(COS([.A11])*COS([.A11])+SIN([.B11])*SIN([.B11])&lt;1;1;0)" office:value-type="float" office:value="0" calcext:value-type="float">
            <text:p>0</text:p>
          </table:table-cell>
          <table:table-cell table:number-columns-repeated="2"/>
          <table:table-cell table:formula="of:=[.F10]+3.14159265/500" office:value-type="float" office:value="0.0565486677" calcext:value-type="float">
            <text:p>0.0565486677</text:p>
          </table:table-cell>
          <table:table-cell table:formula="of:=COS([.F11])" office:value-type="float" office:value="0.998401550112627" calcext:value-type="float">
            <text:p>0.9984015501</text:p>
          </table:table-cell>
          <table:table-cell table:formula="of:=SIN([.F11])" office:value-type="float" office:value="0.0565185344175115" calcext:value-type="float">
            <text:p>0.0565185344</text:p>
          </table:table-cell>
          <table:table-cell/>
        </table:table-row>
        <table:table-row table:style-name="ro1">
          <table:table-cell table:formula="of:=RANDBETWEEN(-10000;10000)/10000" office:value-type="float" office:value="-0.2796" calcext:value-type="float">
            <text:p>-0.2796</text:p>
          </table:table-cell>
          <table:table-cell table:formula="of:=RANDBETWEEN(-10000;10000)/10000" office:value-type="float" office:value="-0.7049" calcext:value-type="float">
            <text:p>-0.7049</text:p>
          </table:table-cell>
          <table:table-cell table:formula="of:=IF(COS([.A12])*COS([.A12])+SIN([.B12])*SIN([.B12])&lt;1;1;0)" office:value-type="float" office:value="0" calcext:value-type="float">
            <text:p>0</text:p>
          </table:table-cell>
          <table:table-cell table:number-columns-repeated="2"/>
          <table:table-cell table:formula="of:=[.F11]+3.14159265/500" office:value-type="float" office:value="0.062831853" calcext:value-type="float">
            <text:p>0.062831853</text:p>
          </table:table-cell>
          <table:table-cell table:formula="of:=COS([.F12])" office:value-type="float" office:value="0.99802672843278" calcext:value-type="float">
            <text:p>0.9980267284</text:p>
          </table:table-cell>
          <table:table-cell table:formula="of:=SIN([.F12])" office:value-type="float" office:value="0.0627905194576592" calcext:value-type="float">
            <text:p>0.0627905195</text:p>
          </table:table-cell>
          <table:table-cell/>
        </table:table-row>
        <table:table-row table:style-name="ro1">
          <table:table-cell table:formula="of:=RANDBETWEEN(-10000;10000)/10000" office:value-type="float" office:value="-0.1082" calcext:value-type="float">
            <text:p>-0.1082</text:p>
          </table:table-cell>
          <table:table-cell table:formula="of:=RANDBETWEEN(-10000;10000)/10000" office:value-type="float" office:value="-0.3268" calcext:value-type="float">
            <text:p>-0.3268</text:p>
          </table:table-cell>
          <table:table-cell table:formula="of:=IF(COS([.A13])*COS([.A13])+SIN([.B13])*SIN([.B13])&lt;1;1;0)" office:value-type="float" office:value="0" calcext:value-type="float">
            <text:p>0</text:p>
          </table:table-cell>
          <table:table-cell table:number-columns-repeated="2"/>
          <table:table-cell table:formula="of:=[.F12]+3.14159265/500" office:value-type="float" office:value="0.0691150383" calcext:value-type="float">
            <text:p>0.0691150383</text:p>
          </table:table-cell>
          <table:table-cell table:formula="of:=COS([.F13])" office:value-type="float" office:value="0.997612506366679" calcext:value-type="float">
            <text:p>0.9976125064</text:p>
          </table:table-cell>
          <table:table-cell table:formula="of:=SIN([.F13])" office:value-type="float" office:value="0.0690600256356189" calcext:value-type="float">
            <text:p>0.0690600256</text:p>
          </table:table-cell>
          <table:table-cell/>
        </table:table-row>
        <table:table-row table:style-name="ro1">
          <table:table-cell table:formula="of:=RANDBETWEEN(-10000;10000)/10000" office:value-type="float" office:value="-0.2652" calcext:value-type="float">
            <text:p>-0.2652</text:p>
          </table:table-cell>
          <table:table-cell table:formula="of:=RANDBETWEEN(-10000;10000)/10000" office:value-type="float" office:value="0.2908" calcext:value-type="float">
            <text:p>0.2908</text:p>
          </table:table-cell>
          <table:table-cell table:formula="of:=IF(COS([.A14])*COS([.A14])+SIN([.B14])*SIN([.B14])&lt;1;1;0)" office:value-type="float" office:value="0" calcext:value-type="float">
            <text:p>0</text:p>
          </table:table-cell>
          <table:table-cell table:number-columns-repeated="2"/>
          <table:table-cell table:formula="of:=[.F13]+3.14159265/500" office:value-type="float" office:value="0.0753982236" calcext:value-type="float">
            <text:p>0.0753982236</text:p>
          </table:table-cell>
          <table:table-cell table:formula="of:=COS([.F14])" office:value-type="float" office:value="0.997158900267104" calcext:value-type="float">
            <text:p>0.9971589003</text:p>
          </table:table-cell>
          <table:table-cell table:formula="of:=SIN([.F14])" office:value-type="float" office:value="0.0753268054420225" calcext:value-type="float">
            <text:p>0.0753268054</text:p>
          </table:table-cell>
          <table:table-cell/>
        </table:table-row>
        <table:table-row table:style-name="ro1">
          <table:table-cell table:formula="of:=RANDBETWEEN(-10000;10000)/10000" office:value-type="float" office:value="0.4353" calcext:value-type="float">
            <text:p>0.4353</text:p>
          </table:table-cell>
          <table:table-cell table:formula="of:=RANDBETWEEN(-10000;10000)/10000" office:value-type="float" office:value="0.8455" calcext:value-type="float">
            <text:p>0.8455</text:p>
          </table:table-cell>
          <table:table-cell table:formula="of:=IF(COS([.A15])*COS([.A15])+SIN([.B15])*SIN([.B15])&lt;1;1;0)" office:value-type="float" office:value="0" calcext:value-type="float">
            <text:p>0</text:p>
          </table:table-cell>
          <table:table-cell table:number-columns-repeated="2"/>
          <table:table-cell table:formula="of:=[.F14]+3.14159265/500" office:value-type="float" office:value="0.0816814089" calcext:value-type="float">
            <text:p>0.0816814089</text:p>
          </table:table-cell>
          <table:table-cell table:formula="of:=COS([.F15])" office:value-type="float" office:value="0.996665928041645" calcext:value-type="float">
            <text:p>0.996665928</text:p>
          </table:table-cell>
          <table:table-cell table:formula="of:=SIN([.F15])" office:value-type="float" office:value="0.0815906114751341" calcext:value-type="float">
            <text:p>0.0815906115</text:p>
          </table:table-cell>
          <table:table-cell/>
        </table:table-row>
        <table:table-row table:style-name="ro1">
          <table:table-cell table:formula="of:=RANDBETWEEN(-10000;10000)/10000" office:value-type="float" office:value="-0.8332" calcext:value-type="float">
            <text:p>-0.8332</text:p>
          </table:table-cell>
          <table:table-cell table:formula="of:=RANDBETWEEN(-10000;10000)/10000" office:value-type="float" office:value="0.9935" calcext:value-type="float">
            <text:p>0.9935</text:p>
          </table:table-cell>
          <table:table-cell table:formula="of:=IF(COS([.A16])*COS([.A16])+SIN([.B16])*SIN([.B16])&lt;1;1;0)" office:value-type="float" office:value="0" calcext:value-type="float">
            <text:p>0</text:p>
          </table:table-cell>
          <table:table-cell table:number-columns-repeated="2"/>
          <table:table-cell table:formula="of:=[.F15]+3.14159265/500" office:value-type="float" office:value="0.0879645942" calcext:value-type="float">
            <text:p>0.0879645942</text:p>
          </table:table-cell>
          <table:table-cell table:formula="of:=COS([.F16])" office:value-type="float" office:value="0.996133609152003" calcext:value-type="float">
            <text:p>0.9961336092</text:p>
          </table:table-cell>
          <table:table-cell table:formula="of:=SIN([.F16])" office:value-type="float" office:value="0.0878511964506176" calcext:value-type="float">
            <text:p>0.0878511965</text:p>
          </table:table-cell>
          <table:table-cell/>
        </table:table-row>
        <table:table-row table:style-name="ro1">
          <table:table-cell table:formula="of:=RANDBETWEEN(-10000;10000)/10000" office:value-type="float" office:value="-0.3217" calcext:value-type="float">
            <text:p>-0.3217</text:p>
          </table:table-cell>
          <table:table-cell table:formula="of:=RANDBETWEEN(-10000;10000)/10000" office:value-type="float" office:value="-0.2569" calcext:value-type="float">
            <text:p>-0.2569</text:p>
          </table:table-cell>
          <table:table-cell table:formula="of:=IF(COS([.A17])*COS([.A17])+SIN([.B17])*SIN([.B17])&lt;1;1;0)" office:value-type="float" office:value="1" calcext:value-type="float">
            <text:p>1</text:p>
          </table:table-cell>
          <table:table-cell table:number-columns-repeated="2"/>
          <table:table-cell table:formula="of:=[.F16]+3.14159265/500" office:value-type="float" office:value="0.0942477795" calcext:value-type="float">
            <text:p>0.0942477795</text:p>
          </table:table-cell>
          <table:table-cell table:formula="of:=COS([.F17])" office:value-type="float" office:value="0.995561964613215" calcext:value-type="float">
            <text:p>0.9955619646</text:p>
          </table:table-cell>
          <table:table-cell table:formula="of:=SIN([.F17])" office:value-type="float" office:value="0.0941083132112985" calcext:value-type="float">
            <text:p>0.0941083132</text:p>
          </table:table-cell>
          <table:table-cell/>
        </table:table-row>
        <table:table-row table:style-name="ro1">
          <table:table-cell table:formula="of:=RANDBETWEEN(-10000;10000)/10000" office:value-type="float" office:value="-0.2098" calcext:value-type="float">
            <text:p>-0.2098</text:p>
          </table:table-cell>
          <table:table-cell table:formula="of:=RANDBETWEEN(-10000;10000)/10000" office:value-type="float" office:value="-0.7945" calcext:value-type="float">
            <text:p>-0.7945</text:p>
          </table:table-cell>
          <table:table-cell table:formula="of:=IF(COS([.A18])*COS([.A18])+SIN([.B18])*SIN([.B18])&lt;1;1;0)" office:value-type="float" office:value="0" calcext:value-type="float">
            <text:p>0</text:p>
          </table:table-cell>
          <table:table-cell table:number-columns-repeated="2"/>
          <table:table-cell table:formula="of:=[.F17]+3.14159265/500" office:value-type="float" office:value="0.1005309648" calcext:value-type="float">
            <text:p>0.1005309648</text:p>
          </table:table-cell>
          <table:table-cell table:formula="of:=COS([.F18])" office:value-type="float" office:value="0.994951016992829" calcext:value-type="float">
            <text:p>0.994951017</text:p>
          </table:table-cell>
          <table:table-cell table:formula="of:=SIN([.F18])" office:value-type="float" office:value="0.100361714736921" calcext:value-type="float">
            <text:p>0.1003617147</text:p>
          </table:table-cell>
          <table:table-cell/>
        </table:table-row>
        <table:table-row table:style-name="ro1">
          <table:table-cell table:formula="of:=RANDBETWEEN(-10000;10000)/10000" office:value-type="float" office:value="0.3171" calcext:value-type="float">
            <text:p>0.3171</text:p>
          </table:table-cell>
          <table:table-cell table:formula="of:=RANDBETWEEN(-10000;10000)/10000" office:value-type="float" office:value="0.6054" calcext:value-type="float">
            <text:p>0.6054</text:p>
          </table:table-cell>
          <table:table-cell table:formula="of:=IF(COS([.A19])*COS([.A19])+SIN([.B19])*SIN([.B19])&lt;1;1;0)" office:value-type="float" office:value="0" calcext:value-type="float">
            <text:p>0</text:p>
          </table:table-cell>
          <table:table-cell table:number-columns-repeated="2"/>
          <table:table-cell table:formula="of:=[.F18]+3.14159265/500" office:value-type="float" office:value="0.1068141501" calcext:value-type="float">
            <text:p>0.1068141501</text:p>
          </table:table-cell>
          <table:table-cell table:formula="of:=COS([.F19])" office:value-type="float" office:value="0.994300790410011" calcext:value-type="float">
            <text:p>0.9943007904</text:p>
          </table:table-cell>
          <table:table-cell table:formula="of:=SIN([.F19])" office:value-type="float" office:value="0.106611154153903" calcext:value-type="float">
            <text:p>0.1066111542</text:p>
          </table:table-cell>
          <table:table-cell/>
        </table:table-row>
        <table:table-row table:style-name="ro1">
          <table:table-cell table:formula="of:=RANDBETWEEN(-10000;10000)/10000" office:value-type="float" office:value="0.9003" calcext:value-type="float">
            <text:p>0.9003</text:p>
          </table:table-cell>
          <table:table-cell table:formula="of:=RANDBETWEEN(-10000;10000)/10000" office:value-type="float" office:value="-0.3233" calcext:value-type="float">
            <text:p>-0.3233</text:p>
          </table:table-cell>
          <table:table-cell table:formula="of:=IF(COS([.A20])*COS([.A20])+SIN([.B20])*SIN([.B20])&lt;1;1;0)" office:value-type="float" office:value="1" calcext:value-type="float">
            <text:p>1</text:p>
          </table:table-cell>
          <table:table-cell table:number-columns-repeated="2"/>
          <table:table-cell table:formula="of:=[.F19]+3.14159265/500" office:value-type="float" office:value="0.1130973354" calcext:value-type="float">
            <text:p>0.1130973354</text:p>
          </table:table-cell>
          <table:table-cell table:formula="of:=COS([.F20])" office:value-type="float" office:value="0.993611310534593" calcext:value-type="float">
            <text:p>0.9936113105</text:p>
          </table:table-cell>
          <table:table-cell table:formula="of:=SIN([.F20])" office:value-type="float" office:value="0.112856384745075" calcext:value-type="float">
            <text:p>0.1128563847</text:p>
          </table:table-cell>
          <table:table-cell/>
        </table:table-row>
        <table:table-row table:style-name="ro1">
          <table:table-cell table:formula="of:=RANDBETWEEN(-10000;10000)/10000" office:value-type="float" office:value="-0.5832" calcext:value-type="float">
            <text:p>-0.5832</text:p>
          </table:table-cell>
          <table:table-cell table:formula="of:=RANDBETWEEN(-10000;10000)/10000" office:value-type="float" office:value="-0.2929" calcext:value-type="float">
            <text:p>-0.2929</text:p>
          </table:table-cell>
          <table:table-cell table:formula="of:=IF(COS([.A21])*COS([.A21])+SIN([.B21])*SIN([.B21])&lt;1;1;0)" office:value-type="float" office:value="1" calcext:value-type="float">
            <text:p>1</text:p>
          </table:table-cell>
          <table:table-cell table:number-columns-repeated="2"/>
          <table:table-cell table:formula="of:=[.F20]+3.14159265/500" office:value-type="float" office:value="0.1193805207" calcext:value-type="float">
            <text:p>0.1193805207</text:p>
          </table:table-cell>
          <table:table-cell table:formula="of:=COS([.F21])" office:value-type="float" office:value="0.99288260458606" calcext:value-type="float">
            <text:p>0.9928826046</text:p>
          </table:table-cell>
          <table:table-cell table:formula="of:=SIN([.F21])" office:value-type="float" office:value="0.119097159959428" calcext:value-type="float">
            <text:p>0.11909716</text:p>
          </table:table-cell>
          <table:table-cell/>
        </table:table-row>
        <table:table-row table:style-name="ro1">
          <table:table-cell table:formula="of:=RANDBETWEEN(-10000;10000)/10000" office:value-type="float" office:value="0.0774" calcext:value-type="float">
            <text:p>0.0774</text:p>
          </table:table-cell>
          <table:table-cell table:formula="of:=RANDBETWEEN(-10000;10000)/10000" office:value-type="float" office:value="-0.5421" calcext:value-type="float">
            <text:p>-0.5421</text:p>
          </table:table-cell>
          <table:table-cell table:formula="of:=IF(COS([.A22])*COS([.A22])+SIN([.B22])*SIN([.B22])&lt;1;1;0)" office:value-type="float" office:value="0" calcext:value-type="float">
            <text:p>0</text:p>
          </table:table-cell>
          <table:table-cell table:number-columns-repeated="2"/>
          <table:table-cell table:formula="of:=[.F21]+3.14159265/500" office:value-type="float" office:value="0.125663706" calcext:value-type="float">
            <text:p>0.125663706</text:p>
          </table:table-cell>
          <table:table-cell table:formula="of:=COS([.F22])" office:value-type="float" office:value="0.992114701332475" calcext:value-type="float">
            <text:p>0.9921147013</text:p>
          </table:table-cell>
          <table:table-cell table:formula="of:=SIN([.F22])" office:value-type="float" office:value="0.125333233421845" calcext:value-type="float">
            <text:p>0.1253332334</text:p>
          </table:table-cell>
          <table:table-cell/>
        </table:table-row>
        <table:table-row table:style-name="ro1">
          <table:table-cell table:formula="of:=RANDBETWEEN(-10000;10000)/10000" office:value-type="float" office:value="-0.7718" calcext:value-type="float">
            <text:p>-0.7718</text:p>
          </table:table-cell>
          <table:table-cell table:formula="of:=RANDBETWEEN(-10000;10000)/10000" office:value-type="float" office:value="0.8042" calcext:value-type="float">
            <text:p>0.8042</text:p>
          </table:table-cell>
          <table:table-cell table:formula="of:=IF(COS([.A23])*COS([.A23])+SIN([.B23])*SIN([.B23])&lt;1;1;0)" office:value-type="float" office:value="0" calcext:value-type="float">
            <text:p>0</text:p>
          </table:table-cell>
          <table:table-cell table:number-columns-repeated="2"/>
          <table:table-cell table:formula="of:=[.F22]+3.14159265/500" office:value-type="float" office:value="0.1319468913" calcext:value-type="float">
            <text:p>0.1319468913</text:p>
          </table:table-cell>
          <table:table-cell table:formula="of:=COS([.F23])" office:value-type="float" office:value="0.991307631089343" calcext:value-type="float">
            <text:p>0.9913076311</text:p>
          </table:table-cell>
          <table:table-cell table:formula="of:=SIN([.F23])" office:value-type="float" office:value="0.131564358942822" calcext:value-type="float">
            <text:p>0.1315643589</text:p>
          </table:table-cell>
          <table:table-cell/>
        </table:table-row>
        <table:table-row table:style-name="ro1">
          <table:table-cell table:formula="of:=RANDBETWEEN(-10000;10000)/10000" office:value-type="float" office:value="0.2338" calcext:value-type="float">
            <text:p>0.2338</text:p>
          </table:table-cell>
          <table:table-cell table:formula="of:=RANDBETWEEN(-10000;10000)/10000" office:value-type="float" office:value="-0.9275" calcext:value-type="float">
            <text:p>-0.9275</text:p>
          </table:table-cell>
          <table:table-cell table:formula="of:=IF(COS([.A24])*COS([.A24])+SIN([.B24])*SIN([.B24])&lt;1;1;0)" office:value-type="float" office:value="0" calcext:value-type="float">
            <text:p>0</text:p>
          </table:table-cell>
          <table:table-cell table:number-columns-repeated="2"/>
          <table:table-cell table:formula="of:=[.F23]+3.14159265/500" office:value-type="float" office:value="0.1382300766" calcext:value-type="float">
            <text:p>0.1382300766</text:p>
          </table:table-cell>
          <table:table-cell table:formula="of:=COS([.F24])" office:value-type="float" office:value="0.990461425718415" calcext:value-type="float">
            <text:p>0.9904614257</text:p>
          </table:table-cell>
          <table:table-cell table:formula="of:=SIN([.F24])" office:value-type="float" office:value="0.137790290528194" calcext:value-type="float">
            <text:p>0.1377902905</text:p>
          </table:table-cell>
          <table:table-cell/>
        </table:table-row>
        <table:table-row table:style-name="ro1">
          <table:table-cell table:formula="of:=RANDBETWEEN(-10000;10000)/10000" office:value-type="float" office:value="-0.9396" calcext:value-type="float">
            <text:p>-0.9396</text:p>
          </table:table-cell>
          <table:table-cell table:formula="of:=RANDBETWEEN(-10000;10000)/10000" office:value-type="float" office:value="0.8471" calcext:value-type="float">
            <text:p>0.8471</text:p>
          </table:table-cell>
          <table:table-cell table:formula="of:=IF(COS([.A25])*COS([.A25])+SIN([.B25])*SIN([.B25])&lt;1;1;0)" office:value-type="float" office:value="1" calcext:value-type="float">
            <text:p>1</text:p>
          </table:table-cell>
          <table:table-cell table:number-columns-repeated="2"/>
          <table:table-cell table:formula="of:=[.F24]+3.14159265/500" office:value-type="float" office:value="0.1445132619" calcext:value-type="float">
            <text:p>0.1445132619</text:p>
          </table:table-cell>
          <table:table-cell table:formula="of:=COS([.F25])" office:value-type="float" office:value="0.989576118626431" calcext:value-type="float">
            <text:p>0.9895761186</text:p>
          </table:table-cell>
          <table:table-cell table:formula="of:=SIN([.F25])" office:value-type="float" office:value="0.144010782388843" calcext:value-type="float">
            <text:p>0.1440107824</text:p>
          </table:table-cell>
          <table:table-cell/>
        </table:table-row>
        <table:table-row table:style-name="ro1">
          <table:table-cell table:formula="of:=RANDBETWEEN(-10000;10000)/10000" office:value-type="float" office:value="0.386" calcext:value-type="float">
            <text:p>0.386</text:p>
          </table:table-cell>
          <table:table-cell table:formula="of:=RANDBETWEEN(-10000;10000)/10000" office:value-type="float" office:value="-0.3179" calcext:value-type="float">
            <text:p>-0.3179</text:p>
          </table:table-cell>
          <table:table-cell table:formula="of:=IF(COS([.A26])*COS([.A26])+SIN([.B26])*SIN([.B26])&lt;1;1;0)" office:value-type="float" office:value="1" calcext:value-type="float">
            <text:p>1</text:p>
          </table:table-cell>
          <table:table-cell table:number-columns-repeated="2"/>
          <table:table-cell table:formula="of:=[.F25]+3.14159265/500" office:value-type="float" office:value="0.1507964472" calcext:value-type="float">
            <text:p>0.1507964472</text:p>
          </table:table-cell>
          <table:table-cell table:formula="of:=COS([.F26])" office:value-type="float" office:value="0.988651744763799" calcext:value-type="float">
            <text:p>0.9886517448</text:p>
          </table:table-cell>
          <table:table-cell table:formula="of:=SIN([.F26])" office:value-type="float" office:value="0.150225588950402" calcext:value-type="float">
            <text:p>0.150225589</text:p>
          </table:table-cell>
          <table:table-cell/>
        </table:table-row>
        <table:table-row table:style-name="ro1">
          <table:table-cell table:formula="of:=RANDBETWEEN(-10000;10000)/10000" office:value-type="float" office:value="-0.1732" calcext:value-type="float">
            <text:p>-0.1732</text:p>
          </table:table-cell>
          <table:table-cell table:formula="of:=RANDBETWEEN(-10000;10000)/10000" office:value-type="float" office:value="-0.3278" calcext:value-type="float">
            <text:p>-0.3278</text:p>
          </table:table-cell>
          <table:table-cell table:formula="of:=IF(COS([.A27])*COS([.A27])+SIN([.B27])*SIN([.B27])&lt;1;1;0)" office:value-type="float" office:value="0" calcext:value-type="float">
            <text:p>0</text:p>
          </table:table-cell>
          <table:table-cell table:number-columns-repeated="2"/>
          <table:table-cell table:formula="of:=[.F26]+3.14159265/500" office:value-type="float" office:value="0.1570796325" calcext:value-type="float">
            <text:p>0.1570796325</text:p>
          </table:table-cell>
          <table:table-cell table:formula="of:=COS([.F27])" office:value-type="float" office:value="0.987688340623216" calcext:value-type="float">
            <text:p>0.9876883406</text:p>
          </table:table-cell>
          <table:table-cell table:formula="of:=SIN([.F27])" office:value-type="float" office:value="0.156434464862951" calcext:value-type="float">
            <text:p>0.1564344649</text:p>
          </table:table-cell>
          <table:table-cell/>
        </table:table-row>
        <table:table-row table:style-name="ro1">
          <table:table-cell table:formula="of:=RANDBETWEEN(-10000;10000)/10000" office:value-type="float" office:value="-0.4571" calcext:value-type="float">
            <text:p>-0.4571</text:p>
          </table:table-cell>
          <table:table-cell table:formula="of:=RANDBETWEEN(-10000;10000)/10000" office:value-type="float" office:value="0.0246" calcext:value-type="float">
            <text:p>0.0246</text:p>
          </table:table-cell>
          <table:table-cell table:formula="of:=IF(COS([.A28])*COS([.A28])+SIN([.B28])*SIN([.B28])&lt;1;1;0)" office:value-type="float" office:value="1" calcext:value-type="float">
            <text:p>1</text:p>
          </table:table-cell>
          <table:table-cell table:number-columns-repeated="2"/>
          <table:table-cell table:formula="of:=[.F27]+3.14159265/500" office:value-type="float" office:value="0.1633628178" calcext:value-type="float">
            <text:p>0.1633628178</text:p>
          </table:table-cell>
          <table:table-cell table:formula="of:=COS([.F28])" office:value-type="float" office:value="0.986685944238227" calcext:value-type="float">
            <text:p>0.9866859442</text:p>
          </table:table-cell>
          <table:table-cell table:formula="of:=SIN([.F28])" office:value-type="float" office:value="0.1626371650107" calcext:value-type="float">
            <text:p>0.162637165</text:p>
          </table:table-cell>
          <table:table-cell/>
        </table:table-row>
        <table:table-row table:style-name="ro1">
          <table:table-cell table:formula="of:=RANDBETWEEN(-10000;10000)/10000" office:value-type="float" office:value="-0.1483" calcext:value-type="float">
            <text:p>-0.1483</text:p>
          </table:table-cell>
          <table:table-cell table:formula="of:=RANDBETWEEN(-10000;10000)/10000" office:value-type="float" office:value="-0.644" calcext:value-type="float">
            <text:p>-0.644</text:p>
          </table:table-cell>
          <table:table-cell table:formula="of:=IF(COS([.A29])*COS([.A29])+SIN([.B29])*SIN([.B29])&lt;1;1;0)" office:value-type="float" office:value="0" calcext:value-type="float">
            <text:p>0</text:p>
          </table:table-cell>
          <table:table-cell table:number-columns-repeated="2"/>
          <table:table-cell table:formula="of:=[.F28]+3.14159265/500" office:value-type="float" office:value="0.1696460031" calcext:value-type="float">
            <text:p>0.1696460031</text:p>
          </table:table-cell>
          <table:table-cell table:formula="of:=COS([.F29])" office:value-type="float" office:value="0.985644595181726" calcext:value-type="float">
            <text:p>0.9856445952</text:p>
          </table:table-cell>
          <table:table-cell table:formula="of:=SIN([.F29])" office:value-type="float" office:value="0.168833444521668" calcext:value-type="float">
            <text:p>0.1688334445</text:p>
          </table:table-cell>
          <table:table-cell/>
        </table:table-row>
        <table:table-row table:style-name="ro1">
          <table:table-cell table:formula="of:=RANDBETWEEN(-10000;10000)/10000" office:value-type="float" office:value="0.1864" calcext:value-type="float">
            <text:p>0.1864</text:p>
          </table:table-cell>
          <table:table-cell table:formula="of:=RANDBETWEEN(-10000;10000)/10000" office:value-type="float" office:value="0.7207" calcext:value-type="float">
            <text:p>0.7207</text:p>
          </table:table-cell>
          <table:table-cell table:formula="of:=IF(COS([.A30])*COS([.A30])+SIN([.B30])*SIN([.B30])&lt;1;1;0)" office:value-type="float" office:value="0" calcext:value-type="float">
            <text:p>0</text:p>
          </table:table-cell>
          <table:table-cell table:number-columns-repeated="2"/>
          <table:table-cell table:formula="of:=[.F29]+3.14159265/500" office:value-type="float" office:value="0.1759291884" calcext:value-type="float">
            <text:p>0.1759291884</text:p>
          </table:table-cell>
          <table:table-cell table:formula="of:=COS([.F30])" office:value-type="float" office:value="0.98456433456439" calcext:value-type="float">
            <text:p>0.9845643346</text:p>
          </table:table-cell>
          <table:table-cell table:formula="of:=SIN([.F30])" office:value-type="float" office:value="0.175023058777351" calcext:value-type="float">
            <text:p>0.1750230588</text:p>
          </table:table-cell>
          <table:table-cell/>
        </table:table-row>
        <table:table-row table:style-name="ro1">
          <table:table-cell table:formula="of:=RANDBETWEEN(-10000;10000)/10000" office:value-type="float" office:value="-0.1858" calcext:value-type="float">
            <text:p>-0.1858</text:p>
          </table:table-cell>
          <table:table-cell table:formula="of:=RANDBETWEEN(-10000;10000)/10000" office:value-type="float" office:value="0.6699" calcext:value-type="float">
            <text:p>0.6699</text:p>
          </table:table-cell>
          <table:table-cell table:formula="of:=IF(COS([.A31])*COS([.A31])+SIN([.B31])*SIN([.B31])&lt;1;1;0)" office:value-type="float" office:value="0" calcext:value-type="float">
            <text:p>0</text:p>
          </table:table-cell>
          <table:table-cell table:number-columns-repeated="2"/>
          <table:table-cell table:formula="of:=[.F30]+3.14159265/500" office:value-type="float" office:value="0.1822123737" calcext:value-type="float">
            <text:p>0.1822123737</text:p>
          </table:table-cell>
          <table:table-cell table:formula="of:=COS([.F31])" office:value-type="float" office:value="0.983445205033058" calcext:value-type="float">
            <text:p>0.983445205</text:p>
          </table:table-cell>
          <table:table-cell table:formula="of:=SIN([.F31])" office:value-type="float" office:value="0.181205763422376" calcext:value-type="float">
            <text:p>0.1812057634</text:p>
          </table:table-cell>
          <table:table-cell/>
        </table:table-row>
        <table:table-row table:style-name="ro1">
          <table:table-cell table:formula="of:=RANDBETWEEN(-10000;10000)/10000" office:value-type="float" office:value="0.4062" calcext:value-type="float">
            <text:p>0.4062</text:p>
          </table:table-cell>
          <table:table-cell table:formula="of:=RANDBETWEEN(-10000;10000)/10000" office:value-type="float" office:value="-0.6884" calcext:value-type="float">
            <text:p>-0.6884</text:p>
          </table:table-cell>
          <table:table-cell table:formula="of:=IF(COS([.A32])*COS([.A32])+SIN([.B32])*SIN([.B32])&lt;1;1;0)" office:value-type="float" office:value="0" calcext:value-type="float">
            <text:p>0</text:p>
          </table:table-cell>
          <table:table-cell table:number-columns-repeated="2"/>
          <table:table-cell table:formula="of:=[.F31]+3.14159265/500" office:value-type="float" office:value="0.188495559" calcext:value-type="float">
            <text:p>0.188495559</text:p>
          </table:table-cell>
          <table:table-cell table:formula="of:=COS([.F32])" office:value-type="float" office:value="0.982287250769048" calcext:value-type="float">
            <text:p>0.9822872508</text:p>
          </table:table-cell>
          <table:table-cell table:formula="of:=SIN([.F32])" office:value-type="float" office:value="0.187381314374152" calcext:value-type="float">
            <text:p>0.1873813144</text:p>
          </table:table-cell>
          <table:table-cell/>
        </table:table-row>
        <table:table-row table:style-name="ro1">
          <table:table-cell table:formula="of:=RANDBETWEEN(-10000;10000)/10000" office:value-type="float" office:value="0.9919" calcext:value-type="float">
            <text:p>0.9919</text:p>
          </table:table-cell>
          <table:table-cell table:formula="of:=RANDBETWEEN(-10000;10000)/10000" office:value-type="float" office:value="-0.1344" calcext:value-type="float">
            <text:p>-0.1344</text:p>
          </table:table-cell>
          <table:table-cell table:formula="of:=IF(COS([.A33])*COS([.A33])+SIN([.B33])*SIN([.B33])&lt;1;1;0)" office:value-type="float" office:value="1" calcext:value-type="float">
            <text:p>1</text:p>
          </table:table-cell>
          <table:table-cell table:number-columns-repeated="2"/>
          <table:table-cell table:formula="of:=[.F32]+3.14159265/500" office:value-type="float" office:value="0.1947787443" calcext:value-type="float">
            <text:p>0.1947787443</text:p>
          </table:table-cell>
          <table:table-cell table:formula="of:=COS([.F33])" office:value-type="float" office:value="0.981090517486412" calcext:value-type="float">
            <text:p>0.9810905175</text:p>
          </table:table-cell>
          <table:table-cell table:formula="of:=SIN([.F33])" office:value-type="float" office:value="0.193549467832502" calcext:value-type="float">
            <text:p>0.1935494678</text:p>
          </table:table-cell>
          <table:table-cell/>
        </table:table-row>
        <table:table-row table:style-name="ro1">
          <table:table-cell table:formula="of:=RANDBETWEEN(-10000;10000)/10000" office:value-type="float" office:value="-0.9475" calcext:value-type="float">
            <text:p>-0.9475</text:p>
          </table:table-cell>
          <table:table-cell table:formula="of:=RANDBETWEEN(-10000;10000)/10000" office:value-type="float" office:value="-0.4461" calcext:value-type="float">
            <text:p>-0.4461</text:p>
          </table:table-cell>
          <table:table-cell table:formula="of:=IF(COS([.A34])*COS([.A34])+SIN([.B34])*SIN([.B34])&lt;1;1;0)" office:value-type="float" office:value="1" calcext:value-type="float">
            <text:p>1</text:p>
          </table:table-cell>
          <table:table-cell table:number-columns-repeated="2"/>
          <table:table-cell table:formula="of:=[.F33]+3.14159265/500" office:value-type="float" office:value="0.2010619296" calcext:value-type="float">
            <text:p>0.2010619296</text:p>
          </table:table-cell>
          <table:table-cell table:formula="of:=COS([.F34])" office:value-type="float" office:value="0.97985505243013" calcext:value-type="float">
            <text:p>0.9798550524</text:p>
          </table:table-cell>
          <table:table-cell table:formula="of:=SIN([.F34])" office:value-type="float" office:value="0.199709980289288" calcext:value-type="float">
            <text:p>0.1997099803</text:p>
          </table:table-cell>
          <table:table-cell/>
        </table:table-row>
        <table:table-row table:style-name="ro1">
          <table:table-cell table:formula="of:=RANDBETWEEN(-10000;10000)/10000" office:value-type="float" office:value="0.5213" calcext:value-type="float">
            <text:p>0.5213</text:p>
          </table:table-cell>
          <table:table-cell table:formula="of:=RANDBETWEEN(-10000;10000)/10000" office:value-type="float" office:value="-0.1582" calcext:value-type="float">
            <text:p>-0.1582</text:p>
          </table:table-cell>
          <table:table-cell table:formula="of:=IF(COS([.A35])*COS([.A35])+SIN([.B35])*SIN([.B35])&lt;1;1;0)" office:value-type="float" office:value="1" calcext:value-type="float">
            <text:p>1</text:p>
          </table:table-cell>
          <table:table-cell table:number-columns-repeated="2"/>
          <table:table-cell table:formula="of:=[.F34]+3.14159265/500" office:value-type="float" office:value="0.2073451149" calcext:value-type="float">
            <text:p>0.2073451149</text:p>
          </table:table-cell>
          <table:table-cell table:formula="of:=COS([.F35])" office:value-type="float" office:value="0.978580904374246" calcext:value-type="float">
            <text:p>0.9785809044</text:p>
          </table:table-cell>
          <table:table-cell table:formula="of:=SIN([.F35])" office:value-type="float" office:value="0.20586260853803" calcext:value-type="float">
            <text:p>0.2058626085</text:p>
          </table:table-cell>
          <table:table-cell/>
        </table:table-row>
        <table:table-row table:style-name="ro1">
          <table:table-cell table:formula="of:=RANDBETWEEN(-10000;10000)/10000" office:value-type="float" office:value="-0.004" calcext:value-type="float">
            <text:p>-0.004</text:p>
          </table:table-cell>
          <table:table-cell table:formula="of:=RANDBETWEEN(-10000;10000)/10000" office:value-type="float" office:value="-0.4253" calcext:value-type="float">
            <text:p>-0.4253</text:p>
          </table:table-cell>
          <table:table-cell table:formula="of:=IF(COS([.A36])*COS([.A36])+SIN([.B36])*SIN([.B36])&lt;1;1;0)" office:value-type="float" office:value="0" calcext:value-type="float">
            <text:p>0</text:p>
          </table:table-cell>
          <table:table-cell table:number-columns-repeated="2"/>
          <table:table-cell table:formula="of:=[.F35]+3.14159265/500" office:value-type="float" office:value="0.2136283002" calcext:value-type="float">
            <text:p>0.2136283002</text:p>
          </table:table-cell>
          <table:table-cell table:formula="of:=COS([.F36])" office:value-type="float" office:value="0.977268123619946" calcext:value-type="float">
            <text:p>0.9772681236</text:p>
          </table:table-cell>
          <table:table-cell table:formula="of:=SIN([.F36])" office:value-type="float" office:value="0.212007109683498" calcext:value-type="float">
            <text:p>0.2120071097</text:p>
          </table:table-cell>
          <table:table-cell/>
        </table:table-row>
        <table:table-row table:style-name="ro1">
          <table:table-cell table:formula="of:=RANDBETWEEN(-10000;10000)/10000" office:value-type="float" office:value="0.9727" calcext:value-type="float">
            <text:p>0.9727</text:p>
          </table:table-cell>
          <table:table-cell table:formula="of:=RANDBETWEEN(-10000;10000)/10000" office:value-type="float" office:value="0.3071" calcext:value-type="float">
            <text:p>0.3071</text:p>
          </table:table-cell>
          <table:table-cell table:formula="of:=IF(COS([.A37])*COS([.A37])+SIN([.B37])*SIN([.B37])&lt;1;1;0)" office:value-type="float" office:value="1" calcext:value-type="float">
            <text:p>1</text:p>
          </table:table-cell>
          <table:table-cell table:number-columns-repeated="2"/>
          <table:table-cell table:formula="of:=[.F36]+3.14159265/500" office:value-type="float" office:value="0.2199114855" calcext:value-type="float">
            <text:p>0.2199114855</text:p>
          </table:table-cell>
          <table:table-cell table:formula="of:=COS([.F37])" office:value-type="float" office:value="0.975916761993564" calcext:value-type="float">
            <text:p>0.975916762</text:p>
          </table:table-cell>
          <table:table-cell table:formula="of:=SIN([.F37])" office:value-type="float" office:value="0.218143241151309" calcext:value-type="float">
            <text:p>0.2181432412</text:p>
          </table:table-cell>
          <table:table-cell/>
        </table:table-row>
        <table:table-row table:style-name="ro1">
          <table:table-cell table:formula="of:=RANDBETWEEN(-10000;10000)/10000" office:value-type="float" office:value="0.6107" calcext:value-type="float">
            <text:p>0.6107</text:p>
          </table:table-cell>
          <table:table-cell table:formula="of:=RANDBETWEEN(-10000;10000)/10000" office:value-type="float" office:value="-0.1404" calcext:value-type="float">
            <text:p>-0.1404</text:p>
          </table:table-cell>
          <table:table-cell table:formula="of:=IF(COS([.A38])*COS([.A38])+SIN([.B38])*SIN([.B38])&lt;1;1;0)" office:value-type="float" office:value="1" calcext:value-type="float">
            <text:p>1</text:p>
          </table:table-cell>
          <table:table-cell table:number-columns-repeated="2"/>
          <table:table-cell table:formula="of:=[.F37]+3.14159265/500" office:value-type="float" office:value="0.2261946708" calcext:value-type="float">
            <text:p>0.2261946708</text:p>
          </table:table-cell>
          <table:table-cell table:formula="of:=COS([.F38])" office:value-type="float" office:value="0.974526872844543" calcext:value-type="float">
            <text:p>0.9745268728</text:p>
          </table:table-cell>
          <table:table-cell table:formula="of:=SIN([.F38])" office:value-type="float" office:value="0.2242707606975" calcext:value-type="float">
            <text:p>0.2242707607</text:p>
          </table:table-cell>
          <table:table-cell/>
        </table:table-row>
        <table:table-row table:style-name="ro1">
          <table:table-cell table:formula="of:=RANDBETWEEN(-10000;10000)/10000" office:value-type="float" office:value="-0.8036" calcext:value-type="float">
            <text:p>-0.8036</text:p>
          </table:table-cell>
          <table:table-cell table:formula="of:=RANDBETWEEN(-10000;10000)/10000" office:value-type="float" office:value="-0.2285" calcext:value-type="float">
            <text:p>-0.2285</text:p>
          </table:table-cell>
          <table:table-cell table:formula="of:=IF(COS([.A39])*COS([.A39])+SIN([.B39])*SIN([.B39])&lt;1;1;0)" office:value-type="float" office:value="1" calcext:value-type="float">
            <text:p>1</text:p>
          </table:table-cell>
          <table:table-cell table:number-columns-repeated="2"/>
          <table:table-cell table:formula="of:=[.F38]+3.14159265/500" office:value-type="float" office:value="0.2324778561" calcext:value-type="float">
            <text:p>0.2324778561</text:p>
          </table:table-cell>
          <table:table-cell table:formula="of:=COS([.F39])" office:value-type="float" office:value="0.973098511043328" calcext:value-type="float">
            <text:p>0.973098511</text:p>
          </table:table-cell>
          <table:table-cell table:formula="of:=SIN([.F39])" office:value-type="float" office:value="0.230389426418092" calcext:value-type="float">
            <text:p>0.2303894264</text:p>
          </table:table-cell>
          <table:table-cell/>
        </table:table-row>
        <table:table-row table:style-name="ro1">
          <table:table-cell table:formula="of:=RANDBETWEEN(-10000;10000)/10000" office:value-type="float" office:value="0.1447" calcext:value-type="float">
            <text:p>0.1447</text:p>
          </table:table-cell>
          <table:table-cell table:formula="of:=RANDBETWEEN(-10000;10000)/10000" office:value-type="float" office:value="0.1392" calcext:value-type="float">
            <text:p>0.1392</text:p>
          </table:table-cell>
          <table:table-cell table:formula="of:=IF(COS([.A40])*COS([.A40])+SIN([.B40])*SIN([.B40])&lt;1;1;0)" office:value-type="float" office:value="1" calcext:value-type="float">
            <text:p>1</text:p>
          </table:table-cell>
          <table:table-cell table:number-columns-repeated="2"/>
          <table:table-cell table:formula="of:=[.F39]+3.14159265/500" office:value-type="float" office:value="0.2387610414" calcext:value-type="float">
            <text:p>0.2387610414</text:p>
          </table:table-cell>
          <table:table-cell table:formula="of:=COS([.F40])" office:value-type="float" office:value="0.971631732979197" calcext:value-type="float">
            <text:p>0.971631733</text:p>
          </table:table-cell>
          <table:table-cell table:formula="of:=SIN([.F40])" office:value-type="float" office:value="0.23649899675864" calcext:value-type="float">
            <text:p>0.2364989968</text:p>
          </table:table-cell>
          <table:table-cell/>
        </table:table-row>
        <table:table-row table:style-name="ro1">
          <table:table-cell table:formula="of:=RANDBETWEEN(-10000;10000)/10000" office:value-type="float" office:value="0.686" calcext:value-type="float">
            <text:p>0.686</text:p>
          </table:table-cell>
          <table:table-cell table:formula="of:=RANDBETWEEN(-10000;10000)/10000" office:value-type="float" office:value="-0.7353" calcext:value-type="float">
            <text:p>-0.7353</text:p>
          </table:table-cell>
          <table:table-cell table:formula="of:=IF(COS([.A41])*COS([.A41])+SIN([.B41])*SIN([.B41])&lt;1;1;0)" office:value-type="float" office:value="0" calcext:value-type="float">
            <text:p>0</text:p>
          </table:table-cell>
          <table:table-cell table:number-columns-repeated="2"/>
          <table:table-cell table:formula="of:=[.F40]+3.14159265/500" office:value-type="float" office:value="0.2450442267" calcext:value-type="float">
            <text:p>0.2450442267</text:p>
          </table:table-cell>
          <table:table-cell table:formula="of:=COS([.F41])" office:value-type="float" office:value="0.970126596558035" calcext:value-type="float">
            <text:p>0.9701265966</text:p>
          </table:table-cell>
          <table:table-cell table:formula="of:=SIN([.F41])" office:value-type="float" office:value="0.242599230523768" calcext:value-type="float">
            <text:p>0.2425992305</text:p>
          </table:table-cell>
          <table:table-cell/>
        </table:table-row>
        <table:table-row table:style-name="ro1">
          <table:table-cell table:formula="of:=RANDBETWEEN(-10000;10000)/10000" office:value-type="float" office:value="-0.8645" calcext:value-type="float">
            <text:p>-0.8645</text:p>
          </table:table-cell>
          <table:table-cell table:formula="of:=RANDBETWEEN(-10000;10000)/10000" office:value-type="float" office:value="0.456" calcext:value-type="float">
            <text:p>0.456</text:p>
          </table:table-cell>
          <table:table-cell table:formula="of:=IF(COS([.A42])*COS([.A42])+SIN([.B42])*SIN([.B42])&lt;1;1;0)" office:value-type="float" office:value="1" calcext:value-type="float">
            <text:p>1</text:p>
          </table:table-cell>
          <table:table-cell table:number-columns-repeated="2"/>
          <table:table-cell table:formula="of:=[.F41]+3.14159265/500" office:value-type="float" office:value="0.251327412" calcext:value-type="float">
            <text:p>0.251327412</text:p>
          </table:table-cell>
          <table:table-cell table:formula="of:=COS([.F42])" office:value-type="float" office:value="0.968583161200051" calcext:value-type="float">
            <text:p>0.9685831612</text:p>
          </table:table-cell>
          <table:table-cell table:formula="of:=SIN([.F42])" office:value-type="float" office:value="0.248689886886694" calcext:value-type="float">
            <text:p>0.2486898869</text:p>
          </table:table-cell>
          <table:table-cell/>
        </table:table-row>
        <table:table-row table:style-name="ro1">
          <table:table-cell table:formula="of:=RANDBETWEEN(-10000;10000)/10000" office:value-type="float" office:value="-0.1257" calcext:value-type="float">
            <text:p>-0.1257</text:p>
          </table:table-cell>
          <table:table-cell table:formula="of:=RANDBETWEEN(-10000;10000)/10000" office:value-type="float" office:value="-0.1661" calcext:value-type="float">
            <text:p>-0.1661</text:p>
          </table:table-cell>
          <table:table-cell table:formula="of:=IF(COS([.A43])*COS([.A43])+SIN([.B43])*SIN([.B43])&lt;1;1;0)" office:value-type="float" office:value="0" calcext:value-type="float">
            <text:p>0</text:p>
          </table:table-cell>
          <table:table-cell table:number-columns-repeated="2"/>
          <table:table-cell table:formula="of:=[.F42]+3.14159265/500" office:value-type="float" office:value="0.2576105973" calcext:value-type="float">
            <text:p>0.2576105973</text:p>
          </table:table-cell>
          <table:table-cell table:formula="of:=COS([.F43])" office:value-type="float" office:value="0.96700148783743" calcext:value-type="float">
            <text:p>0.9670014878</text:p>
          </table:table-cell>
          <table:table-cell table:formula="of:=SIN([.F43])" office:value-type="float" office:value="0.254770725398732" calcext:value-type="float">
            <text:p>0.2547707254</text:p>
          </table:table-cell>
          <table:table-cell/>
        </table:table-row>
        <table:table-row table:style-name="ro1">
          <table:table-cell table:formula="of:=RANDBETWEEN(-10000;10000)/10000" office:value-type="float" office:value="0.9081" calcext:value-type="float">
            <text:p>0.9081</text:p>
          </table:table-cell>
          <table:table-cell table:formula="of:=RANDBETWEEN(-10000;10000)/10000" office:value-type="float" office:value="-0.1192" calcext:value-type="float">
            <text:p>-0.1192</text:p>
          </table:table-cell>
          <table:table-cell table:formula="of:=IF(COS([.A44])*COS([.A44])+SIN([.B44])*SIN([.B44])&lt;1;1;0)" office:value-type="float" office:value="1" calcext:value-type="float">
            <text:p>1</text:p>
          </table:table-cell>
          <table:table-cell table:number-columns-repeated="2"/>
          <table:table-cell table:formula="of:=[.F43]+3.14159265/500" office:value-type="float" office:value="0.2638937826" calcext:value-type="float">
            <text:p>0.2638937826</text:p>
          </table:table-cell>
          <table:table-cell table:formula="of:=COS([.F44])" office:value-type="float" office:value="0.965381638911929" calcext:value-type="float">
            <text:p>0.9653816389</text:p>
          </table:table-cell>
          <table:table-cell table:formula="of:=SIN([.F44])" office:value-type="float" office:value="0.260841505998793" calcext:value-type="float">
            <text:p>0.260841506</text:p>
          </table:table-cell>
          <table:table-cell/>
        </table:table-row>
        <table:table-row table:style-name="ro1">
          <table:table-cell table:formula="of:=RANDBETWEEN(-10000;10000)/10000" office:value-type="float" office:value="0.9486" calcext:value-type="float">
            <text:p>0.9486</text:p>
          </table:table-cell>
          <table:table-cell table:formula="of:=RANDBETWEEN(-10000;10000)/10000" office:value-type="float" office:value="-0.9433" calcext:value-type="float">
            <text:p>-0.9433</text:p>
          </table:table-cell>
          <table:table-cell table:formula="of:=IF(COS([.A45])*COS([.A45])+SIN([.B45])*SIN([.B45])&lt;1;1;0)" office:value-type="float" office:value="1" calcext:value-type="float">
            <text:p>1</text:p>
          </table:table-cell>
          <table:table-cell table:number-columns-repeated="2"/>
          <table:table-cell table:formula="of:=[.F44]+3.14159265/500" office:value-type="float" office:value="0.2701769679" calcext:value-type="float">
            <text:p>0.2701769679</text:p>
          </table:table-cell>
          <table:table-cell table:formula="of:=COS([.F45])" office:value-type="float" office:value="0.963723678372408" calcext:value-type="float">
            <text:p>0.9637236784</text:p>
          </table:table-cell>
          <table:table-cell table:formula="of:=SIN([.F45])" office:value-type="float" office:value="0.266901989022852" calcext:value-type="float">
            <text:p>0.266901989</text:p>
          </table:table-cell>
          <table:table-cell/>
        </table:table-row>
        <table:table-row table:style-name="ro1">
          <table:table-cell table:formula="of:=RANDBETWEEN(-10000;10000)/10000" office:value-type="float" office:value="-0.9794" calcext:value-type="float">
            <text:p>-0.9794</text:p>
          </table:table-cell>
          <table:table-cell table:formula="of:=RANDBETWEEN(-10000;10000)/10000" office:value-type="float" office:value="0.1854" calcext:value-type="float">
            <text:p>0.1854</text:p>
          </table:table-cell>
          <table:table-cell table:formula="of:=IF(COS([.A46])*COS([.A46])+SIN([.B46])*SIN([.B46])&lt;1;1;0)" office:value-type="float" office:value="1" calcext:value-type="float">
            <text:p>1</text:p>
          </table:table-cell>
          <table:table-cell table:number-columns-repeated="2"/>
          <table:table-cell table:formula="of:=[.F45]+3.14159265/500" office:value-type="float" office:value="0.2764601532" calcext:value-type="float">
            <text:p>0.2764601532</text:p>
          </table:table-cell>
          <table:table-cell table:formula="of:=COS([.F46])" office:value-type="float" office:value="0.962027671672312" calcext:value-type="float">
            <text:p>0.9620276717</text:p>
          </table:table-cell>
          <table:table-cell table:formula="of:=SIN([.F46])" office:value-type="float" office:value="0.272951935213419" calcext:value-type="float">
            <text:p>0.2729519352</text:p>
          </table:table-cell>
          <table:table-cell/>
        </table:table-row>
        <table:table-row table:style-name="ro1">
          <table:table-cell table:formula="of:=RANDBETWEEN(-10000;10000)/10000" office:value-type="float" office:value="0.8329" calcext:value-type="float">
            <text:p>0.8329</text:p>
          </table:table-cell>
          <table:table-cell table:formula="of:=RANDBETWEEN(-10000;10000)/10000" office:value-type="float" office:value="0.9687" calcext:value-type="float">
            <text:p>0.9687</text:p>
          </table:table-cell>
          <table:table-cell table:formula="of:=IF(COS([.A47])*COS([.A47])+SIN([.B47])*SIN([.B47])&lt;1;1;0)" office:value-type="float" office:value="0" calcext:value-type="float">
            <text:p>0</text:p>
          </table:table-cell>
          <table:table-cell table:number-columns-repeated="2"/>
          <table:table-cell table:formula="of:=[.F46]+3.14159265/500" office:value-type="float" office:value="0.2827433385" calcext:value-type="float">
            <text:p>0.2827433385</text:p>
          </table:table-cell>
          <table:table-cell table:formula="of:=COS([.F47])" office:value-type="float" office:value="0.96029368576708" calcext:value-type="float">
            <text:p>0.9602936858</text:p>
          </table:table-cell>
          <table:table-cell table:formula="of:=SIN([.F47])" office:value-type="float" office:value="0.278991105728976" calcext:value-type="float">
            <text:p>0.2789911057</text:p>
          </table:table-cell>
          <table:table-cell/>
        </table:table-row>
        <table:table-row table:style-name="ro1">
          <table:table-cell table:formula="of:=RANDBETWEEN(-10000;10000)/10000" office:value-type="float" office:value="0.476" calcext:value-type="float">
            <text:p>0.476</text:p>
          </table:table-cell>
          <table:table-cell table:formula="of:=RANDBETWEEN(-10000;10000)/10000" office:value-type="float" office:value="0.6942" calcext:value-type="float">
            <text:p>0.6942</text:p>
          </table:table-cell>
          <table:table-cell table:formula="of:=IF(COS([.A48])*COS([.A48])+SIN([.B48])*SIN([.B48])&lt;1;1;0)" office:value-type="float" office:value="0" calcext:value-type="float">
            <text:p>0</text:p>
          </table:table-cell>
          <table:table-cell table:number-columns-repeated="2"/>
          <table:table-cell table:formula="of:=[.F47]+3.14159265/500" office:value-type="float" office:value="0.2890265238" calcext:value-type="float">
            <text:p>0.2890265238</text:p>
          </table:table-cell>
          <table:table-cell table:formula="of:=COS([.F48])" office:value-type="float" office:value="0.958521789111507" calcext:value-type="float">
            <text:p>0.9585217891</text:p>
          </table:table-cell>
          <table:table-cell table:formula="of:=SIN([.F48])" office:value-type="float" office:value="0.285019262153414" calcext:value-type="float">
            <text:p>0.2850192622</text:p>
          </table:table-cell>
          <table:table-cell/>
        </table:table-row>
        <table:table-row table:style-name="ro1">
          <table:table-cell table:formula="of:=RANDBETWEEN(-10000;10000)/10000" office:value-type="float" office:value="0.6863" calcext:value-type="float">
            <text:p>0.6863</text:p>
          </table:table-cell>
          <table:table-cell table:formula="of:=RANDBETWEEN(-10000;10000)/10000" office:value-type="float" office:value="0.8718" calcext:value-type="float">
            <text:p>0.8718</text:p>
          </table:table-cell>
          <table:table-cell table:formula="of:=IF(COS([.A49])*COS([.A49])+SIN([.B49])*SIN([.B49])&lt;1;1;0)" office:value-type="float" office:value="0" calcext:value-type="float">
            <text:p>0</text:p>
          </table:table-cell>
          <table:table-cell table:number-columns-repeated="2"/>
          <table:table-cell table:formula="of:=[.F48]+3.14159265/500" office:value-type="float" office:value="0.2953097091" calcext:value-type="float">
            <text:p>0.2953097091</text:p>
          </table:table-cell>
          <table:table-cell table:formula="of:=COS([.F49])" office:value-type="float" office:value="0.956712051657038" calcext:value-type="float">
            <text:p>0.9567120517</text:p>
          </table:table-cell>
          <table:table-cell table:formula="of:=SIN([.F49])" office:value-type="float" office:value="0.291036166505438" calcext:value-type="float">
            <text:p>0.2910361665</text:p>
          </table:table-cell>
          <table:table-cell/>
        </table:table-row>
        <table:table-row table:style-name="ro1">
          <table:table-cell table:formula="of:=RANDBETWEEN(-10000;10000)/10000" office:value-type="float" office:value="0.6081" calcext:value-type="float">
            <text:p>0.6081</text:p>
          </table:table-cell>
          <table:table-cell table:formula="of:=RANDBETWEEN(-10000;10000)/10000" office:value-type="float" office:value="-0.6688" calcext:value-type="float">
            <text:p>-0.6688</text:p>
          </table:table-cell>
          <table:table-cell table:formula="of:=IF(COS([.A50])*COS([.A50])+SIN([.B50])*SIN([.B50])&lt;1;1;0)" office:value-type="float" office:value="0" calcext:value-type="float">
            <text:p>0</text:p>
          </table:table-cell>
          <table:table-cell table:number-columns-repeated="2"/>
          <table:table-cell table:formula="of:=[.F49]+3.14159265/500" office:value-type="float" office:value="0.3015928944" calcext:value-type="float">
            <text:p>0.3015928944</text:p>
          </table:table-cell>
          <table:table-cell table:formula="of:=COS([.F50])" office:value-type="float" office:value="0.95486454484901" calcext:value-type="float">
            <text:p>0.9548645448</text:p>
          </table:table-cell>
          <table:table-cell table:formula="of:=SIN([.F50])" office:value-type="float" office:value="0.297041581247969" calcext:value-type="float">
            <text:p>0.2970415812</text:p>
          </table:table-cell>
          <table:table-cell/>
        </table:table-row>
        <table:table-row table:style-name="ro1">
          <table:table-cell table:formula="of:=RANDBETWEEN(-10000;10000)/10000" office:value-type="float" office:value="-0.3673" calcext:value-type="float">
            <text:p>-0.3673</text:p>
          </table:table-cell>
          <table:table-cell table:formula="of:=RANDBETWEEN(-10000;10000)/10000" office:value-type="float" office:value="-0.7995" calcext:value-type="float">
            <text:p>-0.7995</text:p>
          </table:table-cell>
          <table:table-cell table:formula="of:=IF(COS([.A51])*COS([.A51])+SIN([.B51])*SIN([.B51])&lt;1;1;0)" office:value-type="float" office:value="0" calcext:value-type="float">
            <text:p>0</text:p>
          </table:table-cell>
          <table:table-cell table:number-columns-repeated="2"/>
          <table:table-cell table:formula="of:=[.F50]+3.14159265/500" office:value-type="float" office:value="0.3078760797" calcext:value-type="float">
            <text:p>0.3078760797</text:p>
          </table:table-cell>
          <table:table-cell table:formula="of:=COS([.F51])" office:value-type="float" office:value="0.952979341623827" calcext:value-type="float">
            <text:p>0.9529793416</text:p>
          </table:table-cell>
          <table:table-cell table:formula="of:=SIN([.F51])" office:value-type="float" office:value="0.303035269297516" calcext:value-type="float">
            <text:p>0.3030352693</text:p>
          </table:table-cell>
          <table:table-cell/>
        </table:table-row>
        <table:table-row table:style-name="ro1">
          <table:table-cell table:formula="of:=RANDBETWEEN(-10000;10000)/10000" office:value-type="float" office:value="-0.1313" calcext:value-type="float">
            <text:p>-0.1313</text:p>
          </table:table-cell>
          <table:table-cell table:formula="of:=RANDBETWEEN(-10000;10000)/10000" office:value-type="float" office:value="0.1463" calcext:value-type="float">
            <text:p>0.1463</text:p>
          </table:table-cell>
          <table:table-cell table:formula="of:=IF(COS([.A52])*COS([.A52])+SIN([.B52])*SIN([.B52])&lt;1;1;0)" office:value-type="float" office:value="0" calcext:value-type="float">
            <text:p>0</text:p>
          </table:table-cell>
          <table:table-cell table:number-columns-repeated="2"/>
          <table:table-cell table:formula="of:=[.F51]+3.14159265/500" office:value-type="float" office:value="0.314159265" calcext:value-type="float">
            <text:p>0.314159265</text:p>
          </table:table-cell>
          <table:table-cell table:formula="of:=COS([.F52])" office:value-type="float" office:value="0.951056516406084" calcext:value-type="float">
            <text:p>0.9510565164</text:p>
          </table:table-cell>
          <table:table-cell table:formula="of:=SIN([.F52])" office:value-type="float" office:value="0.309016994033538" calcext:value-type="float">
            <text:p>0.309016994</text:p>
          </table:table-cell>
          <table:table-cell/>
        </table:table-row>
        <table:table-row table:style-name="ro1">
          <table:table-cell table:formula="of:=RANDBETWEEN(-10000;10000)/10000" office:value-type="float" office:value="0.1935" calcext:value-type="float">
            <text:p>0.1935</text:p>
          </table:table-cell>
          <table:table-cell table:formula="of:=RANDBETWEEN(-10000;10000)/10000" office:value-type="float" office:value="0.3872" calcext:value-type="float">
            <text:p>0.3872</text:p>
          </table:table-cell>
          <table:table-cell table:formula="of:=IF(COS([.A53])*COS([.A53])+SIN([.B53])*SIN([.B53])&lt;1;1;0)" office:value-type="float" office:value="0" calcext:value-type="float">
            <text:p>0</text:p>
          </table:table-cell>
          <table:table-cell table:number-columns-repeated="2"/>
          <table:table-cell table:formula="of:=[.F52]+3.14159265/500" office:value-type="float" office:value="0.3204424503" calcext:value-type="float">
            <text:p>0.3204424503</text:p>
          </table:table-cell>
          <table:table-cell table:formula="of:=COS([.F53])" office:value-type="float" office:value="0.94909614510563" calcext:value-type="float">
            <text:p>0.9490961451</text:p>
          </table:table-cell>
          <table:table-cell table:formula="of:=SIN([.F53])" office:value-type="float" office:value="0.314986519307785" calcext:value-type="float">
            <text:p>0.3149865193</text:p>
          </table:table-cell>
          <table:table-cell/>
        </table:table-row>
        <table:table-row table:style-name="ro1">
          <table:table-cell table:formula="of:=RANDBETWEEN(-10000;10000)/10000" office:value-type="float" office:value="-0.653" calcext:value-type="float">
            <text:p>-0.653</text:p>
          </table:table-cell>
          <table:table-cell table:formula="of:=RANDBETWEEN(-10000;10000)/10000" office:value-type="float" office:value="0.3882" calcext:value-type="float">
            <text:p>0.3882</text:p>
          </table:table-cell>
          <table:table-cell table:formula="of:=IF(COS([.A54])*COS([.A54])+SIN([.B54])*SIN([.B54])&lt;1;1;0)" office:value-type="float" office:value="1" calcext:value-type="float">
            <text:p>1</text:p>
          </table:table-cell>
          <table:table-cell table:number-columns-repeated="2"/>
          <table:table-cell table:formula="of:=[.F53]+3.14159265/500" office:value-type="float" office:value="0.3267256356" calcext:value-type="float">
            <text:p>0.3267256356</text:p>
          </table:table-cell>
          <table:table-cell table:formula="of:=COS([.F54])" office:value-type="float" office:value="0.947098305114565" calcext:value-type="float">
            <text:p>0.9470983051</text:p>
          </table:table-cell>
          <table:table-cell table:formula="of:=SIN([.F54])" office:value-type="float" office:value="0.320943609453621" calcext:value-type="float">
            <text:p>0.3209436095</text:p>
          </table:table-cell>
          <table:table-cell/>
        </table:table-row>
        <table:table-row table:style-name="ro1">
          <table:table-cell table:formula="of:=RANDBETWEEN(-10000;10000)/10000" office:value-type="float" office:value="0.3623" calcext:value-type="float">
            <text:p>0.3623</text:p>
          </table:table-cell>
          <table:table-cell table:formula="of:=RANDBETWEEN(-10000;10000)/10000" office:value-type="float" office:value="-0.5041" calcext:value-type="float">
            <text:p>-0.5041</text:p>
          </table:table-cell>
          <table:table-cell table:formula="of:=IF(COS([.A55])*COS([.A55])+SIN([.B55])*SIN([.B55])&lt;1;1;0)" office:value-type="float" office:value="0" calcext:value-type="float">
            <text:p>0</text:p>
          </table:table-cell>
          <table:table-cell table:number-columns-repeated="2"/>
          <table:table-cell table:formula="of:=[.F54]+3.14159265/500" office:value-type="float" office:value="0.3330088209" calcext:value-type="float">
            <text:p>0.3330088209</text:p>
          </table:table-cell>
          <table:table-cell table:formula="of:=COS([.F55])" office:value-type="float" office:value="0.945063075304192" calcext:value-type="float">
            <text:p>0.9450630753</text:p>
          </table:table-cell>
          <table:table-cell table:formula="of:=SIN([.F55])" office:value-type="float" office:value="0.326888029295329" calcext:value-type="float">
            <text:p>0.3268880293</text:p>
          </table:table-cell>
          <table:table-cell/>
        </table:table-row>
        <table:table-row table:style-name="ro1">
          <table:table-cell table:formula="of:=RANDBETWEEN(-10000;10000)/10000" office:value-type="float" office:value="0.3784" calcext:value-type="float">
            <text:p>0.3784</text:p>
          </table:table-cell>
          <table:table-cell table:formula="of:=RANDBETWEEN(-10000;10000)/10000" office:value-type="float" office:value="0.1745" calcext:value-type="float">
            <text:p>0.1745</text:p>
          </table:table-cell>
          <table:table-cell table:formula="of:=IF(COS([.A56])*COS([.A56])+SIN([.B56])*SIN([.B56])&lt;1;1;0)" office:value-type="float" office:value="1" calcext:value-type="float">
            <text:p>1</text:p>
          </table:table-cell>
          <table:table-cell table:number-columns-repeated="2"/>
          <table:table-cell table:formula="of:=[.F55]+3.14159265/500" office:value-type="float" office:value="0.3392920062" calcext:value-type="float">
            <text:p>0.3392920062</text:p>
          </table:table-cell>
          <table:table-cell table:formula="of:=COS([.F56])" office:value-type="float" office:value="0.942990536021898" calcext:value-type="float">
            <text:p>0.942990536</text:p>
          </table:table-cell>
          <table:table-cell table:formula="of:=SIN([.F56])" office:value-type="float" office:value="0.332819544157391" calcext:value-type="float">
            <text:p>0.3328195442</text:p>
          </table:table-cell>
          <table:table-cell/>
        </table:table-row>
        <table:table-row table:style-name="ro1">
          <table:table-cell table:formula="of:=RANDBETWEEN(-10000;10000)/10000" office:value-type="float" office:value="0.4819" calcext:value-type="float">
            <text:p>0.4819</text:p>
          </table:table-cell>
          <table:table-cell table:formula="of:=RANDBETWEEN(-10000;10000)/10000" office:value-type="float" office:value="0.6651" calcext:value-type="float">
            <text:p>0.6651</text:p>
          </table:table-cell>
          <table:table-cell table:formula="of:=IF(COS([.A57])*COS([.A57])+SIN([.B57])*SIN([.B57])&lt;1;1;0)" office:value-type="float" office:value="0" calcext:value-type="float">
            <text:p>0</text:p>
          </table:table-cell>
          <table:table-cell table:number-columns-repeated="2"/>
          <table:table-cell table:formula="of:=[.F56]+3.14159265/500" office:value-type="float" office:value="0.3455751915" calcext:value-type="float">
            <text:p>0.3455751915</text:p>
          </table:table-cell>
          <table:table-cell table:formula="of:=COS([.F57])" office:value-type="float" office:value="0.940880769087985" calcext:value-type="float">
            <text:p>0.9408807691</text:p>
          </table:table-cell>
          <table:table-cell table:formula="of:=SIN([.F57])" office:value-type="float" office:value="0.338737919873759" calcext:value-type="float">
            <text:p>0.3387379199</text:p>
          </table:table-cell>
          <table:table-cell/>
        </table:table-row>
        <table:table-row table:style-name="ro1">
          <table:table-cell table:formula="of:=RANDBETWEEN(-10000;10000)/10000" office:value-type="float" office:value="0.3148" calcext:value-type="float">
            <text:p>0.3148</text:p>
          </table:table-cell>
          <table:table-cell table:formula="of:=RANDBETWEEN(-10000;10000)/10000" office:value-type="float" office:value="-0.3357" calcext:value-type="float">
            <text:p>-0.3357</text:p>
          </table:table-cell>
          <table:table-cell table:formula="of:=IF(COS([.A58])*COS([.A58])+SIN([.B58])*SIN([.B58])&lt;1;1;0)" office:value-type="float" office:value="0" calcext:value-type="float">
            <text:p>0</text:p>
          </table:table-cell>
          <table:table-cell table:number-columns-repeated="2"/>
          <table:table-cell table:formula="of:=[.F57]+3.14159265/500" office:value-type="float" office:value="0.3518583768" calcext:value-type="float">
            <text:p>0.3518583768</text:p>
          </table:table-cell>
          <table:table-cell table:formula="of:=COS([.F58])" office:value-type="float" office:value="0.93873385779244" calcext:value-type="float">
            <text:p>0.9387338578</text:p>
          </table:table-cell>
          <table:table-cell table:formula="of:=SIN([.F58])" office:value-type="float" office:value="0.344642922797092" calcext:value-type="float">
            <text:p>0.3446429228</text:p>
          </table:table-cell>
          <table:table-cell/>
        </table:table-row>
        <table:table-row table:style-name="ro1">
          <table:table-cell table:formula="of:=RANDBETWEEN(-10000;10000)/10000" office:value-type="float" office:value="0.1303" calcext:value-type="float">
            <text:p>0.1303</text:p>
          </table:table-cell>
          <table:table-cell table:formula="of:=RANDBETWEEN(-10000;10000)/10000" office:value-type="float" office:value="-0.26" calcext:value-type="float">
            <text:p>-0.26</text:p>
          </table:table-cell>
          <table:table-cell table:formula="of:=IF(COS([.A59])*COS([.A59])+SIN([.B59])*SIN([.B59])&lt;1;1;0)" office:value-type="float" office:value="0" calcext:value-type="float">
            <text:p>0</text:p>
          </table:table-cell>
          <table:table-cell table:number-columns-repeated="2"/>
          <table:table-cell table:formula="of:=[.F58]+3.14159265/500" office:value-type="float" office:value="0.3581415621" calcext:value-type="float">
            <text:p>0.3581415621</text:p>
          </table:table-cell>
          <table:table-cell table:formula="of:=COS([.F59])" office:value-type="float" office:value="0.936549886891644" calcext:value-type="float">
            <text:p>0.9365498869</text:p>
          </table:table-cell>
          <table:table-cell table:formula="of:=SIN([.F59])" office:value-type="float" office:value="0.350534319807988" calcext:value-type="float">
            <text:p>0.3505343198</text:p>
          </table:table-cell>
          <table:table-cell/>
        </table:table-row>
        <table:table-row table:style-name="ro1">
          <table:table-cell table:formula="of:=RANDBETWEEN(-10000;10000)/10000" office:value-type="float" office:value="0.5858" calcext:value-type="float">
            <text:p>0.5858</text:p>
          </table:table-cell>
          <table:table-cell table:formula="of:=RANDBETWEEN(-10000;10000)/10000" office:value-type="float" office:value="-0.5201" calcext:value-type="float">
            <text:p>-0.5201</text:p>
          </table:table-cell>
          <table:table-cell table:formula="of:=IF(COS([.A60])*COS([.A60])+SIN([.B60])*SIN([.B60])&lt;1;1;0)" office:value-type="float" office:value="1" calcext:value-type="float">
            <text:p>1</text:p>
          </table:table-cell>
          <table:table-cell table:number-columns-repeated="2"/>
          <table:table-cell table:formula="of:=[.F59]+3.14159265/500" office:value-type="float" office:value="0.3644247474" calcext:value-type="float">
            <text:p>0.3644247474</text:p>
          </table:table-cell>
          <table:table-cell table:formula="of:=COS([.F60])" office:value-type="float" office:value="0.934328942605028" calcext:value-type="float">
            <text:p>0.9343289426</text:p>
          </table:table-cell>
          <table:table-cell table:formula="of:=SIN([.F60])" office:value-type="float" office:value="0.356411878324181" calcext:value-type="float">
            <text:p>0.3564118783</text:p>
          </table:table-cell>
          <table:table-cell/>
        </table:table-row>
        <table:table-row table:style-name="ro1">
          <table:table-cell table:formula="of:=RANDBETWEEN(-10000;10000)/10000" office:value-type="float" office:value="-0.8048" calcext:value-type="float">
            <text:p>-0.8048</text:p>
          </table:table-cell>
          <table:table-cell table:formula="of:=RANDBETWEEN(-10000;10000)/10000" office:value-type="float" office:value="-0.94" calcext:value-type="float">
            <text:p>-0.94</text:p>
          </table:table-cell>
          <table:table-cell table:formula="of:=IF(COS([.A61])*COS([.A61])+SIN([.B61])*SIN([.B61])&lt;1;1;0)" office:value-type="float" office:value="0" calcext:value-type="float">
            <text:p>0</text:p>
          </table:table-cell>
          <table:table-cell table:number-columns-repeated="2"/>
          <table:table-cell table:formula="of:=[.F60]+3.14159265/500" office:value-type="float" office:value="0.3707079327" calcext:value-type="float">
            <text:p>0.3707079327</text:p>
          </table:table-cell>
          <table:table-cell table:formula="of:=COS([.F61])" office:value-type="float" office:value="0.932071112611669" calcext:value-type="float">
            <text:p>0.9320711126</text:p>
          </table:table-cell>
          <table:table-cell table:formula="of:=SIN([.F61])" office:value-type="float" office:value="0.362275366309724" calcext:value-type="float">
            <text:p>0.3622753663</text:p>
          </table:table-cell>
          <table:table-cell/>
        </table:table-row>
        <table:table-row table:style-name="ro1">
          <table:table-cell table:formula="of:=RANDBETWEEN(-10000;10000)/10000" office:value-type="float" office:value="-0.0034" calcext:value-type="float">
            <text:p>-0.0034</text:p>
          </table:table-cell>
          <table:table-cell table:formula="of:=RANDBETWEEN(-10000;10000)/10000" office:value-type="float" office:value="-0.7947" calcext:value-type="float">
            <text:p>-0.7947</text:p>
          </table:table-cell>
          <table:table-cell table:formula="of:=IF(COS([.A62])*COS([.A62])+SIN([.B62])*SIN([.B62])&lt;1;1;0)" office:value-type="float" office:value="0" calcext:value-type="float">
            <text:p>0</text:p>
          </table:table-cell>
          <table:table-cell table:number-columns-repeated="2"/>
          <table:table-cell table:formula="of:=[.F61]+3.14159265/500" office:value-type="float" office:value="0.376991118" calcext:value-type="float">
            <text:p>0.376991118</text:p>
          </table:table-cell>
          <table:table-cell table:formula="of:=COS([.F62])" office:value-type="float" office:value="0.92977648604683" calcext:value-type="float">
            <text:p>0.929776486</text:p>
          </table:table-cell>
          <table:table-cell table:formula="of:=SIN([.F62])" office:value-type="float" office:value="0.368124552284153" calcext:value-type="float">
            <text:p>0.3681245523</text:p>
          </table:table-cell>
          <table:table-cell/>
        </table:table-row>
        <table:table-row table:style-name="ro1">
          <table:table-cell table:formula="of:=RANDBETWEEN(-10000;10000)/10000" office:value-type="float" office:value="-0.7989" calcext:value-type="float">
            <text:p>-0.7989</text:p>
          </table:table-cell>
          <table:table-cell table:formula="of:=RANDBETWEEN(-10000;10000)/10000" office:value-type="float" office:value="-0.7342" calcext:value-type="float">
            <text:p>-0.7342</text:p>
          </table:table-cell>
          <table:table-cell table:formula="of:=IF(COS([.A63])*COS([.A63])+SIN([.B63])*SIN([.B63])&lt;1;1;0)" office:value-type="float" office:value="1" calcext:value-type="float">
            <text:p>1</text:p>
          </table:table-cell>
          <table:table-cell table:number-columns-repeated="2"/>
          <table:table-cell table:formula="of:=[.F62]+3.14159265/500" office:value-type="float" office:value="0.3832743033" calcext:value-type="float">
            <text:p>0.3832743033</text:p>
          </table:table-cell>
          <table:table-cell table:formula="of:=COS([.F63])" office:value-type="float" office:value="0.927445153498439" calcext:value-type="float">
            <text:p>0.9274451535</text:p>
          </table:table-cell>
          <table:table-cell table:formula="of:=SIN([.F63])" office:value-type="float" office:value="0.373959205331621" calcext:value-type="float">
            <text:p>0.3739592053</text:p>
          </table:table-cell>
          <table:table-cell/>
        </table:table-row>
        <table:table-row table:style-name="ro1">
          <table:table-cell table:formula="of:=RANDBETWEEN(-10000;10000)/10000" office:value-type="float" office:value="-0.7865" calcext:value-type="float">
            <text:p>-0.7865</text:p>
          </table:table-cell>
          <table:table-cell table:formula="of:=RANDBETWEEN(-10000;10000)/10000" office:value-type="float" office:value="0.0533" calcext:value-type="float">
            <text:p>0.0533</text:p>
          </table:table-cell>
          <table:table-cell table:formula="of:=IF(COS([.A64])*COS([.A64])+SIN([.B64])*SIN([.B64])&lt;1;1;0)" office:value-type="float" office:value="1" calcext:value-type="float">
            <text:p>1</text:p>
          </table:table-cell>
          <table:table-cell table:number-columns-repeated="2"/>
          <table:table-cell table:formula="of:=[.F63]+3.14159265/500" office:value-type="float" office:value="0.3895574886" calcext:value-type="float">
            <text:p>0.3895574886</text:p>
          </table:table-cell>
          <table:table-cell table:formula="of:=COS([.F64])" office:value-type="float" office:value="0.925077207003511" calcext:value-type="float">
            <text:p>0.925077207</text:p>
          </table:table-cell>
          <table:table-cell table:formula="of:=SIN([.F64])" office:value-type="float" office:value="0.379779095110017" calcext:value-type="float">
            <text:p>0.3797790951</text:p>
          </table:table-cell>
          <table:table-cell/>
        </table:table-row>
        <table:table-row table:style-name="ro1">
          <table:table-cell table:formula="of:=RANDBETWEEN(-10000;10000)/10000" office:value-type="float" office:value="-0.967" calcext:value-type="float">
            <text:p>-0.967</text:p>
          </table:table-cell>
          <table:table-cell table:formula="of:=RANDBETWEEN(-10000;10000)/10000" office:value-type="float" office:value="0.6336" calcext:value-type="float">
            <text:p>0.6336</text:p>
          </table:table-cell>
          <table:table-cell table:formula="of:=IF(COS([.A65])*COS([.A65])+SIN([.B65])*SIN([.B65])&lt;1;1;0)" office:value-type="float" office:value="1" calcext:value-type="float">
            <text:p>1</text:p>
          </table:table-cell>
          <table:table-cell table:number-columns-repeated="2"/>
          <table:table-cell table:formula="of:=[.F64]+3.14159265/500" office:value-type="float" office:value="0.3958406739" calcext:value-type="float">
            <text:p>0.3958406739</text:p>
          </table:table-cell>
          <table:table-cell table:formula="of:=COS([.F65])" office:value-type="float" office:value="0.92267274004452" calcext:value-type="float">
            <text:p>0.92267274</text:p>
          </table:table-cell>
          <table:table-cell table:formula="of:=SIN([.F65])" office:value-type="float" office:value="0.385583991860059" calcext:value-type="float">
            <text:p>0.3855839919</text:p>
          </table:table-cell>
          <table:table-cell/>
        </table:table-row>
        <table:table-row table:style-name="ro1">
          <table:table-cell table:formula="of:=RANDBETWEEN(-10000;10000)/10000" office:value-type="float" office:value="-0.8801" calcext:value-type="float">
            <text:p>-0.8801</text:p>
          </table:table-cell>
          <table:table-cell table:formula="of:=RANDBETWEEN(-10000;10000)/10000" office:value-type="float" office:value="-0.838" calcext:value-type="float">
            <text:p>-0.838</text:p>
          </table:table-cell>
          <table:table-cell table:formula="of:=IF(COS([.A66])*COS([.A66])+SIN([.B66])*SIN([.B66])&lt;1;1;0)" office:value-type="float" office:value="1" calcext:value-type="float">
            <text:p>1</text:p>
          </table:table-cell>
          <table:table-cell table:number-columns-repeated="2"/>
          <table:table-cell table:formula="of:=[.F65]+3.14159265/500" office:value-type="float" office:value="0.4021238592" calcext:value-type="float">
            <text:p>0.4021238592</text:p>
          </table:table-cell>
          <table:table-cell table:formula="of:=COS([.F66])" office:value-type="float" office:value="0.920231847545704" calcext:value-type="float">
            <text:p>0.9202318475</text:p>
          </table:table-cell>
          <table:table-cell table:formula="of:=SIN([.F66])" office:value-type="float" office:value="0.391373666414362" calcext:value-type="float">
            <text:p>0.3913736664</text:p>
          </table:table-cell>
          <table:table-cell/>
        </table:table-row>
        <table:table-row table:style-name="ro1">
          <table:table-cell table:formula="of:=RANDBETWEEN(-10000;10000)/10000" office:value-type="float" office:value="0.2745" calcext:value-type="float">
            <text:p>0.2745</text:p>
          </table:table-cell>
          <table:table-cell table:formula="of:=RANDBETWEEN(-10000;10000)/10000" office:value-type="float" office:value="-0.2881" calcext:value-type="float">
            <text:p>-0.2881</text:p>
          </table:table-cell>
          <table:table-cell table:formula="of:=IF(COS([.A67])*COS([.A67])+SIN([.B67])*SIN([.B67])&lt;1;1;0)" office:value-type="float" office:value="0" calcext:value-type="float">
            <text:p>0</text:p>
          </table:table-cell>
          <table:table-cell table:number-columns-repeated="2"/>
          <table:table-cell table:formula="of:=[.F66]+3.14159265/500" office:value-type="float" office:value="0.4084070445" calcext:value-type="float">
            <text:p>0.4084070445</text:p>
          </table:table-cell>
          <table:table-cell table:formula="of:=COS([.F67])" office:value-type="float" office:value="0.917754625869319" calcext:value-type="float">
            <text:p>0.9177546259</text:p>
          </table:table-cell>
          <table:table-cell table:formula="of:=SIN([.F67])" office:value-type="float" office:value="0.397147890206489" calcext:value-type="float">
            <text:p>0.3971478902</text:p>
          </table:table-cell>
          <table:table-cell/>
        </table:table-row>
        <table:table-row table:style-name="ro1">
          <table:table-cell table:formula="of:=RANDBETWEEN(-10000;10000)/10000" office:value-type="float" office:value="0.6408" calcext:value-type="float">
            <text:p>0.6408</text:p>
          </table:table-cell>
          <table:table-cell table:formula="of:=RANDBETWEEN(-10000;10000)/10000" office:value-type="float" office:value="-0.3912" calcext:value-type="float">
            <text:p>-0.3912</text:p>
          </table:table-cell>
          <table:table-cell table:formula="of:=IF(COS([.A68])*COS([.A68])+SIN([.B68])*SIN([.B68])&lt;1;1;0)" office:value-type="float" office:value="1" calcext:value-type="float">
            <text:p>1</text:p>
          </table:table-cell>
          <table:table-cell table:number-columns-repeated="2"/>
          <table:table-cell table:formula="of:=[.F67]+3.14159265/500" office:value-type="float" office:value="0.4146902298" calcext:value-type="float">
            <text:p>0.4146902298</text:p>
          </table:table-cell>
          <table:table-cell table:formula="of:=COS([.F68])" office:value-type="float" office:value="0.915241172811836" calcext:value-type="float">
            <text:p>0.9152411728</text:p>
          </table:table-cell>
          <table:table-cell table:formula="of:=SIN([.F68])" office:value-type="float" office:value="0.402906435279973" calcext:value-type="float">
            <text:p>0.4029064353</text:p>
          </table:table-cell>
          <table:table-cell/>
        </table:table-row>
        <table:table-row table:style-name="ro1">
          <table:table-cell table:formula="of:=RANDBETWEEN(-10000;10000)/10000" office:value-type="float" office:value="0.2027" calcext:value-type="float">
            <text:p>0.2027</text:p>
          </table:table-cell>
          <table:table-cell table:formula="of:=RANDBETWEEN(-10000;10000)/10000" office:value-type="float" office:value="-0.223" calcext:value-type="float">
            <text:p>-0.223</text:p>
          </table:table-cell>
          <table:table-cell table:formula="of:=IF(COS([.A69])*COS([.A69])+SIN([.B69])*SIN([.B69])&lt;1;1;0)" office:value-type="float" office:value="0" calcext:value-type="float">
            <text:p>0</text:p>
          </table:table-cell>
          <table:table-cell table:number-columns-repeated="2"/>
          <table:table-cell table:formula="of:=[.F68]+3.14159265/500" office:value-type="float" office:value="0.4209734151" calcext:value-type="float">
            <text:p>0.4209734151</text:p>
          </table:table-cell>
          <table:table-cell table:formula="of:=COS([.F69])" office:value-type="float" office:value="0.912691587600076" calcext:value-type="float">
            <text:p>0.9126915876</text:p>
          </table:table-cell>
          <table:table-cell table:formula="of:=SIN([.F69])" office:value-type="float" office:value="0.408649074297315" calcext:value-type="float">
            <text:p>0.4086490743</text:p>
          </table:table-cell>
          <table:table-cell/>
        </table:table-row>
        <table:table-row table:style-name="ro1">
          <table:table-cell table:formula="of:=RANDBETWEEN(-10000;10000)/10000" office:value-type="float" office:value="-0.5688" calcext:value-type="float">
            <text:p>-0.5688</text:p>
          </table:table-cell>
          <table:table-cell table:formula="of:=RANDBETWEEN(-10000;10000)/10000" office:value-type="float" office:value="0.7873" calcext:value-type="float">
            <text:p>0.7873</text:p>
          </table:table-cell>
          <table:table-cell table:formula="of:=IF(COS([.A70])*COS([.A70])+SIN([.B70])*SIN([.B70])&lt;1;1;0)" office:value-type="float" office:value="0" calcext:value-type="float">
            <text:p>0</text:p>
          </table:table-cell>
          <table:table-cell table:number-columns-repeated="2"/>
          <table:table-cell table:formula="of:=[.F69]+3.14159265/500" office:value-type="float" office:value="0.4272566004" calcext:value-type="float">
            <text:p>0.4272566004</text:p>
          </table:table-cell>
          <table:table-cell table:formula="of:=COS([.F70])" office:value-type="float" office:value="0.910105970887299" calcext:value-type="float">
            <text:p>0.9101059709</text:p>
          </table:table-cell>
          <table:table-cell table:formula="of:=SIN([.F70])" office:value-type="float" office:value="0.414375580548959" calcext:value-type="float">
            <text:p>0.4143755805</text:p>
          </table:table-cell>
          <table:table-cell/>
        </table:table-row>
        <table:table-row table:style-name="ro1">
          <table:table-cell table:formula="of:=RANDBETWEEN(-10000;10000)/10000" office:value-type="float" office:value="-0.8379" calcext:value-type="float">
            <text:p>-0.8379</text:p>
          </table:table-cell>
          <table:table-cell table:formula="of:=RANDBETWEEN(-10000;10000)/10000" office:value-type="float" office:value="0.4881" calcext:value-type="float">
            <text:p>0.4881</text:p>
          </table:table-cell>
          <table:table-cell table:formula="of:=IF(COS([.A71])*COS([.A71])+SIN([.B71])*SIN([.B71])&lt;1;1;0)" office:value-type="float" office:value="1" calcext:value-type="float">
            <text:p>1</text:p>
          </table:table-cell>
          <table:table-cell table:number-columns-repeated="2"/>
          <table:table-cell table:formula="of:=[.F70]+3.14159265/500" office:value-type="float" office:value="0.4335397857" calcext:value-type="float">
            <text:p>0.4335397857</text:p>
          </table:table-cell>
          <table:table-cell table:formula="of:=COS([.F71])" office:value-type="float" office:value="0.907484424749224" calcext:value-type="float">
            <text:p>0.9074844247</text:p>
          </table:table-cell>
          <table:table-cell table:formula="of:=SIN([.F71])" office:value-type="float" office:value="0.420085727962246" calcext:value-type="float">
            <text:p>0.420085728</text:p>
          </table:table-cell>
          <table:table-cell/>
        </table:table-row>
        <table:table-row table:style-name="ro1">
          <table:table-cell table:formula="of:=RANDBETWEEN(-10000;10000)/10000" office:value-type="float" office:value="0.3776" calcext:value-type="float">
            <text:p>0.3776</text:p>
          </table:table-cell>
          <table:table-cell table:formula="of:=RANDBETWEEN(-10000;10000)/10000" office:value-type="float" office:value="-0.4358" calcext:value-type="float">
            <text:p>-0.4358</text:p>
          </table:table-cell>
          <table:table-cell table:formula="of:=IF(COS([.A72])*COS([.A72])+SIN([.B72])*SIN([.B72])&lt;1;1;0)" office:value-type="float" office:value="0" calcext:value-type="float">
            <text:p>0</text:p>
          </table:table-cell>
          <table:table-cell table:number-columns-repeated="2"/>
          <table:table-cell table:formula="of:=[.F71]+3.14159265/500" office:value-type="float" office:value="0.439822971" calcext:value-type="float">
            <text:p>0.439822971</text:p>
          </table:table-cell>
          <table:table-cell table:formula="of:=COS([.F72])" office:value-type="float" office:value="0.904827052680004" calcext:value-type="float">
            <text:p>0.9048270527</text:p>
          </table:table-cell>
          <table:table-cell table:formula="of:=SIN([.F72])" office:value-type="float" office:value="0.425779291110332" calcext:value-type="float">
            <text:p>0.4257792911</text:p>
          </table:table-cell>
          <table:table-cell/>
        </table:table-row>
        <table:table-row table:style-name="ro1">
          <table:table-cell table:formula="of:=RANDBETWEEN(-10000;10000)/10000" office:value-type="float" office:value="-0.8917" calcext:value-type="float">
            <text:p>-0.8917</text:p>
          </table:table-cell>
          <table:table-cell table:formula="of:=RANDBETWEEN(-10000;10000)/10000" office:value-type="float" office:value="-0.29" calcext:value-type="float">
            <text:p>-0.29</text:p>
          </table:table-cell>
          <table:table-cell table:formula="of:=IF(COS([.A73])*COS([.A73])+SIN([.B73])*SIN([.B73])&lt;1;1;0)" office:value-type="float" office:value="1" calcext:value-type="float">
            <text:p>1</text:p>
          </table:table-cell>
          <table:table-cell table:number-columns-repeated="2"/>
          <table:table-cell table:formula="of:=[.F72]+3.14159265/500" office:value-type="float" office:value="0.4461061563" calcext:value-type="float">
            <text:p>0.4461061563</text:p>
          </table:table-cell>
          <table:table-cell table:formula="of:=COS([.F73])" office:value-type="float" office:value="0.902133959588138" calcext:value-type="float">
            <text:p>0.9021339596</text:p>
          </table:table-cell>
          <table:table-cell table:formula="of:=SIN([.F73])" office:value-type="float" office:value="0.431456045221095" calcext:value-type="float">
            <text:p>0.4314560452</text:p>
          </table:table-cell>
          <table:table-cell/>
        </table:table-row>
        <table:table-row table:style-name="ro1">
          <table:table-cell table:formula="of:=RANDBETWEEN(-10000;10000)/10000" office:value-type="float" office:value="-0.4893" calcext:value-type="float">
            <text:p>-0.4893</text:p>
          </table:table-cell>
          <table:table-cell table:formula="of:=RANDBETWEEN(-10000;10000)/10000" office:value-type="float" office:value="0.2554" calcext:value-type="float">
            <text:p>0.2554</text:p>
          </table:table-cell>
          <table:table-cell table:formula="of:=IF(COS([.A74])*COS([.A74])+SIN([.B74])*SIN([.B74])&lt;1;1;0)" office:value-type="float" office:value="1" calcext:value-type="float">
            <text:p>1</text:p>
          </table:table-cell>
          <table:table-cell table:number-columns-repeated="2"/>
          <table:table-cell table:formula="of:=[.F73]+3.14159265/500" office:value-type="float" office:value="0.4523893416" calcext:value-type="float">
            <text:p>0.4523893416</text:p>
          </table:table-cell>
          <table:table-cell table:formula="of:=COS([.F74])" office:value-type="float" office:value="0.89940525179233" calcext:value-type="float">
            <text:p>0.8994052518</text:p>
          </table:table-cell>
          <table:table-cell table:formula="of:=SIN([.F74])" office:value-type="float" office:value="0.437115766186003" calcext:value-type="float">
            <text:p>0.4371157662</text:p>
          </table:table-cell>
          <table:table-cell/>
        </table:table-row>
        <table:table-row table:style-name="ro1">
          <table:table-cell table:formula="of:=RANDBETWEEN(-10000;10000)/10000" office:value-type="float" office:value="-0.1127" calcext:value-type="float">
            <text:p>-0.1127</text:p>
          </table:table-cell>
          <table:table-cell table:formula="of:=RANDBETWEEN(-10000;10000)/10000" office:value-type="float" office:value="0.0627" calcext:value-type="float">
            <text:p>0.0627</text:p>
          </table:table-cell>
          <table:table-cell table:formula="of:=IF(COS([.A75])*COS([.A75])+SIN([.B75])*SIN([.B75])&lt;1;1;0)" office:value-type="float" office:value="1" calcext:value-type="float">
            <text:p>1</text:p>
          </table:table-cell>
          <table:table-cell table:number-columns-repeated="2"/>
          <table:table-cell table:formula="of:=[.F74]+3.14159265/500" office:value-type="float" office:value="0.4586725269" calcext:value-type="float">
            <text:p>0.4586725269</text:p>
          </table:table-cell>
          <table:table-cell table:formula="of:=COS([.F75])" office:value-type="float" office:value="0.89664103701729" calcext:value-type="float">
            <text:p>0.896641037</text:p>
          </table:table-cell>
          <table:table-cell table:formula="of:=SIN([.F75])" office:value-type="float" office:value="0.442758230568963" calcext:value-type="float">
            <text:p>0.4427582306</text:p>
          </table:table-cell>
          <table:table-cell/>
        </table:table-row>
        <table:table-row table:style-name="ro1">
          <table:table-cell table:formula="of:=RANDBETWEEN(-10000;10000)/10000" office:value-type="float" office:value="-0.333" calcext:value-type="float">
            <text:p>-0.333</text:p>
          </table:table-cell>
          <table:table-cell table:formula="of:=RANDBETWEEN(-10000;10000)/10000" office:value-type="float" office:value="0.6715" calcext:value-type="float">
            <text:p>0.6715</text:p>
          </table:table-cell>
          <table:table-cell table:formula="of:=IF(COS([.A76])*COS([.A76])+SIN([.B76])*SIN([.B76])&lt;1;1;0)" office:value-type="float" office:value="0" calcext:value-type="float">
            <text:p>0</text:p>
          </table:table-cell>
          <table:table-cell table:number-columns-repeated="2"/>
          <table:table-cell table:formula="of:=[.F75]+3.14159265/500" office:value-type="float" office:value="0.4649557122" calcext:value-type="float">
            <text:p>0.4649557122</text:p>
          </table:table-cell>
          <table:table-cell table:formula="of:=COS([.F76])" office:value-type="float" office:value="0.893841424389485" calcext:value-type="float">
            <text:p>0.8938414244</text:p>
          </table:table-cell>
          <table:table-cell table:formula="of:=SIN([.F76])" office:value-type="float" office:value="0.448383215615143" calcext:value-type="float">
            <text:p>0.4483832156</text:p>
          </table:table-cell>
          <table:table-cell/>
        </table:table-row>
        <table:table-row table:style-name="ro1">
          <table:table-cell table:formula="of:=RANDBETWEEN(-10000;10000)/10000" office:value-type="float" office:value="-0.37" calcext:value-type="float">
            <text:p>-0.37</text:p>
          </table:table-cell>
          <table:table-cell table:formula="of:=RANDBETWEEN(-10000;10000)/10000" office:value-type="float" office:value="-0.7678" calcext:value-type="float">
            <text:p>-0.7678</text:p>
          </table:table-cell>
          <table:table-cell table:formula="of:=IF(COS([.A77])*COS([.A77])+SIN([.B77])*SIN([.B77])&lt;1;1;0)" office:value-type="float" office:value="0" calcext:value-type="float">
            <text:p>0</text:p>
          </table:table-cell>
          <table:table-cell table:number-columns-repeated="2"/>
          <table:table-cell table:formula="of:=[.F76]+3.14159265/500" office:value-type="float" office:value="0.4712388975" calcext:value-type="float">
            <text:p>0.4712388975</text:p>
          </table:table-cell>
          <table:table-cell table:formula="of:=COS([.F77])" office:value-type="float" office:value="0.891006524432828" calcext:value-type="float">
            <text:p>0.8910065244</text:p>
          </table:table-cell>
          <table:table-cell table:formula="of:=SIN([.F77])" office:value-type="float" office:value="0.453990499259767" calcext:value-type="float">
            <text:p>0.4539904993</text:p>
          </table:table-cell>
          <table:table-cell/>
        </table:table-row>
        <table:table-row table:style-name="ro1">
          <table:table-cell table:formula="of:=RANDBETWEEN(-10000;10000)/10000" office:value-type="float" office:value="0.672" calcext:value-type="float">
            <text:p>0.672</text:p>
          </table:table-cell>
          <table:table-cell table:formula="of:=RANDBETWEEN(-10000;10000)/10000" office:value-type="float" office:value="0.2017" calcext:value-type="float">
            <text:p>0.2017</text:p>
          </table:table-cell>
          <table:table-cell table:formula="of:=IF(COS([.A78])*COS([.A78])+SIN([.B78])*SIN([.B78])&lt;1;1;0)" office:value-type="float" office:value="1" calcext:value-type="float">
            <text:p>1</text:p>
          </table:table-cell>
          <table:table-cell table:number-columns-repeated="2"/>
          <table:table-cell table:formula="of:=[.F77]+3.14159265/500" office:value-type="float" office:value="0.4775220828" calcext:value-type="float">
            <text:p>0.4775220828</text:p>
          </table:table-cell>
          <table:table-cell table:formula="of:=COS([.F78])" office:value-type="float" office:value="0.888136449064314" calcext:value-type="float">
            <text:p>0.8881364491</text:p>
          </table:table-cell>
          <table:table-cell table:formula="of:=SIN([.F78])" office:value-type="float" office:value="0.459579860136877" calcext:value-type="float">
            <text:p>0.4595798601</text:p>
          </table:table-cell>
          <table:table-cell/>
        </table:table-row>
        <table:table-row table:style-name="ro1">
          <table:table-cell table:formula="of:=RANDBETWEEN(-10000;10000)/10000" office:value-type="float" office:value="0.7216" calcext:value-type="float">
            <text:p>0.7216</text:p>
          </table:table-cell>
          <table:table-cell table:formula="of:=RANDBETWEEN(-10000;10000)/10000" office:value-type="float" office:value="-0.6922" calcext:value-type="float">
            <text:p>-0.6922</text:p>
          </table:table-cell>
          <table:table-cell table:formula="of:=IF(COS([.A79])*COS([.A79])+SIN([.B79])*SIN([.B79])&lt;1;1;0)" office:value-type="float" office:value="1" calcext:value-type="float">
            <text:p>1</text:p>
          </table:table-cell>
          <table:table-cell table:number-columns-repeated="2"/>
          <table:table-cell table:formula="of:=[.F78]+3.14159265/500" office:value-type="float" office:value="0.4838052681" calcext:value-type="float">
            <text:p>0.4838052681</text:p>
          </table:table-cell>
          <table:table-cell table:formula="of:=COS([.F79])" office:value-type="float" office:value="0.885231311589604" calcext:value-type="float">
            <text:p>0.8852313116</text:p>
          </table:table-cell>
          <table:table-cell table:formula="of:=SIN([.F79])" office:value-type="float" office:value="0.465151077588077" calcext:value-type="float">
            <text:p>0.4651510776</text:p>
          </table:table-cell>
          <table:table-cell/>
        </table:table-row>
        <table:table-row table:style-name="ro1">
          <table:table-cell table:formula="of:=RANDBETWEEN(-10000;10000)/10000" office:value-type="float" office:value="0.2157" calcext:value-type="float">
            <text:p>0.2157</text:p>
          </table:table-cell>
          <table:table-cell table:formula="of:=RANDBETWEEN(-10000;10000)/10000" office:value-type="float" office:value="0.2542" calcext:value-type="float">
            <text:p>0.2542</text:p>
          </table:table-cell>
          <table:table-cell table:formula="of:=IF(COS([.A80])*COS([.A80])+SIN([.B80])*SIN([.B80])&lt;1;1;0)" office:value-type="float" office:value="0" calcext:value-type="float">
            <text:p>0</text:p>
          </table:table-cell>
          <table:table-cell table:number-columns-repeated="2"/>
          <table:table-cell table:formula="of:=[.F79]+3.14159265/500" office:value-type="float" office:value="0.4900884534" calcext:value-type="float">
            <text:p>0.4900884534</text:p>
          </table:table-cell>
          <table:table-cell table:formula="of:=COS([.F80])" office:value-type="float" office:value="0.882291226698551" calcext:value-type="float">
            <text:p>0.8822912267</text:p>
          </table:table-cell>
          <table:table-cell table:formula="of:=SIN([.F80])" office:value-type="float" office:value="0.470703931671242" calcext:value-type="float">
            <text:p>0.4707039317</text:p>
          </table:table-cell>
          <table:table-cell/>
        </table:table-row>
        <table:table-row table:style-name="ro1">
          <table:table-cell table:formula="of:=RANDBETWEEN(-10000;10000)/10000" office:value-type="float" office:value="-0.0619" calcext:value-type="float">
            <text:p>-0.0619</text:p>
          </table:table-cell>
          <table:table-cell table:formula="of:=RANDBETWEEN(-10000;10000)/10000" office:value-type="float" office:value="-0.3184" calcext:value-type="float">
            <text:p>-0.3184</text:p>
          </table:table-cell>
          <table:table-cell table:formula="of:=IF(COS([.A81])*COS([.A81])+SIN([.B81])*SIN([.B81])&lt;1;1;0)" office:value-type="float" office:value="0" calcext:value-type="float">
            <text:p>0</text:p>
          </table:table-cell>
          <table:table-cell table:number-columns-repeated="2"/>
          <table:table-cell table:formula="of:=[.F80]+3.14159265/500" office:value-type="float" office:value="0.4963716387" calcext:value-type="float">
            <text:p>0.4963716387</text:p>
          </table:table-cell>
          <table:table-cell table:formula="of:=COS([.F81])" office:value-type="float" office:value="0.879316310460673" calcext:value-type="float">
            <text:p>0.8793163105</text:p>
          </table:table-cell>
          <table:table-cell table:formula="of:=SIN([.F81])" office:value-type="float" office:value="0.476238203169202" calcext:value-type="float">
            <text:p>0.4762382032</text:p>
          </table:table-cell>
          <table:table-cell/>
        </table:table-row>
        <table:table-row table:style-name="ro1">
          <table:table-cell table:formula="of:=RANDBETWEEN(-10000;10000)/10000" office:value-type="float" office:value="0.0629" calcext:value-type="float">
            <text:p>0.0629</text:p>
          </table:table-cell>
          <table:table-cell table:formula="of:=RANDBETWEEN(-10000;10000)/10000" office:value-type="float" office:value="0.8483" calcext:value-type="float">
            <text:p>0.8483</text:p>
          </table:table-cell>
          <table:table-cell table:formula="of:=IF(COS([.A82])*COS([.A82])+SIN([.B82])*SIN([.B82])&lt;1;1;0)" office:value-type="float" office:value="0" calcext:value-type="float">
            <text:p>0</text:p>
          </table:table-cell>
          <table:table-cell table:number-columns-repeated="2"/>
          <table:table-cell table:formula="of:=[.F81]+3.14159265/500" office:value-type="float" office:value="0.502654824" calcext:value-type="float">
            <text:p>0.502654824</text:p>
          </table:table-cell>
          <table:table-cell table:formula="of:=COS([.F82])" office:value-type="float" office:value="0.876306680320567" calcext:value-type="float">
            <text:p>0.8763066803</text:p>
          </table:table-cell>
          <table:table-cell table:formula="of:=SIN([.F82])" office:value-type="float" office:value="0.481753673598393" calcext:value-type="float">
            <text:p>0.4817536736</text:p>
          </table:table-cell>
          <table:table-cell/>
        </table:table-row>
        <table:table-row table:style-name="ro1">
          <table:table-cell table:formula="of:=RANDBETWEEN(-10000;10000)/10000" office:value-type="float" office:value="0.1857" calcext:value-type="float">
            <text:p>0.1857</text:p>
          </table:table-cell>
          <table:table-cell table:formula="of:=RANDBETWEEN(-10000;10000)/10000" office:value-type="float" office:value="0.7187" calcext:value-type="float">
            <text:p>0.7187</text:p>
          </table:table-cell>
          <table:table-cell table:formula="of:=IF(COS([.A83])*COS([.A83])+SIN([.B83])*SIN([.B83])&lt;1;1;0)" office:value-type="float" office:value="0" calcext:value-type="float">
            <text:p>0</text:p>
          </table:table-cell>
          <table:table-cell table:number-columns-repeated="2"/>
          <table:table-cell table:formula="of:=[.F82]+3.14159265/500" office:value-type="float" office:value="0.5089380093" calcext:value-type="float">
            <text:p>0.5089380093</text:p>
          </table:table-cell>
          <table:table-cell table:formula="of:=COS([.F83])" office:value-type="float" office:value="0.873262455093279" calcext:value-type="float">
            <text:p>0.8732624551</text:p>
          </table:table-cell>
          <table:table-cell table:formula="of:=SIN([.F83])" office:value-type="float" office:value="0.487250125217489" calcext:value-type="float">
            <text:p>0.4872501252</text:p>
          </table:table-cell>
          <table:table-cell/>
        </table:table-row>
        <table:table-row table:style-name="ro1">
          <table:table-cell table:formula="of:=RANDBETWEEN(-10000;10000)/10000" office:value-type="float" office:value="0.5942" calcext:value-type="float">
            <text:p>0.5942</text:p>
          </table:table-cell>
          <table:table-cell table:formula="of:=RANDBETWEEN(-10000;10000)/10000" office:value-type="float" office:value="0.3854" calcext:value-type="float">
            <text:p>0.3854</text:p>
          </table:table-cell>
          <table:table-cell table:formula="of:=IF(COS([.A84])*COS([.A84])+SIN([.B84])*SIN([.B84])&lt;1;1;0)" office:value-type="float" office:value="1" calcext:value-type="float">
            <text:p>1</text:p>
          </table:table-cell>
          <table:table-cell table:number-columns-repeated="2"/>
          <table:table-cell table:formula="of:=[.F83]+3.14159265/500" office:value-type="float" office:value="0.5152211946" calcext:value-type="float">
            <text:p>0.5152211946</text:p>
          </table:table-cell>
          <table:table-cell table:formula="of:=COS([.F84])" office:value-type="float" office:value="0.870183754959607" calcext:value-type="float">
            <text:p>0.870183755</text:p>
          </table:table-cell>
          <table:table-cell table:formula="of:=SIN([.F84])" office:value-type="float" office:value="0.492727341035991" calcext:value-type="float">
            <text:p>0.492727341</text:p>
          </table:table-cell>
          <table:table-cell/>
        </table:table-row>
        <table:table-row table:style-name="ro1">
          <table:table-cell table:formula="of:=RANDBETWEEN(-10000;10000)/10000" office:value-type="float" office:value="0.4551" calcext:value-type="float">
            <text:p>0.4551</text:p>
          </table:table-cell>
          <table:table-cell table:formula="of:=RANDBETWEEN(-10000;10000)/10000" office:value-type="float" office:value="-0.7141" calcext:value-type="float">
            <text:p>-0.7141</text:p>
          </table:table-cell>
          <table:table-cell table:formula="of:=IF(COS([.A85])*COS([.A85])+SIN([.B85])*SIN([.B85])&lt;1;1;0)" office:value-type="float" office:value="0" calcext:value-type="float">
            <text:p>0</text:p>
          </table:table-cell>
          <table:table-cell table:number-columns-repeated="2"/>
          <table:table-cell table:formula="of:=[.F84]+3.14159265/500" office:value-type="float" office:value="0.5215043799" calcext:value-type="float">
            <text:p>0.5215043799</text:p>
          </table:table-cell>
          <table:table-cell table:formula="of:=COS([.F85])" office:value-type="float" office:value="0.867070701461362" calcext:value-type="float">
            <text:p>0.8670707015</text:p>
          </table:table-cell>
          <table:table-cell table:formula="of:=SIN([.F85])" office:value-type="float" office:value="0.498185104822798" calcext:value-type="float">
            <text:p>0.4981851048</text:p>
          </table:table-cell>
          <table:table-cell/>
        </table:table-row>
        <table:table-row table:style-name="ro1">
          <table:table-cell table:formula="of:=RANDBETWEEN(-10000;10000)/10000" office:value-type="float" office:value="-0.3556" calcext:value-type="float">
            <text:p>-0.3556</text:p>
          </table:table-cell>
          <table:table-cell table:formula="of:=RANDBETWEEN(-10000;10000)/10000" office:value-type="float" office:value="-0.2617" calcext:value-type="float">
            <text:p>-0.2617</text:p>
          </table:table-cell>
          <table:table-cell table:formula="of:=IF(COS([.A86])*COS([.A86])+SIN([.B86])*SIN([.B86])&lt;1;1;0)" office:value-type="float" office:value="1" calcext:value-type="float">
            <text:p>1</text:p>
          </table:table-cell>
          <table:table-cell table:number-columns-repeated="2"/>
          <table:table-cell table:formula="of:=[.F85]+3.14159265/500" office:value-type="float" office:value="0.5277875652" calcext:value-type="float">
            <text:p>0.5277875652</text:p>
          </table:table-cell>
          <table:table-cell table:formula="of:=COS([.F86])" office:value-type="float" office:value="0.863923417496563" calcext:value-type="float">
            <text:p>0.8639234175</text:p>
          </table:table-cell>
          <table:table-cell table:formula="of:=SIN([.F86])" office:value-type="float" office:value="0.503623201114741" calcext:value-type="float">
            <text:p>0.5036232011</text:p>
          </table:table-cell>
          <table:table-cell/>
        </table:table-row>
        <table:table-row table:style-name="ro1">
          <table:table-cell table:formula="of:=RANDBETWEEN(-10000;10000)/10000" office:value-type="float" office:value="0.7775" calcext:value-type="float">
            <text:p>0.7775</text:p>
          </table:table-cell>
          <table:table-cell table:formula="of:=RANDBETWEEN(-10000;10000)/10000" office:value-type="float" office:value="0.9224" calcext:value-type="float">
            <text:p>0.9224</text:p>
          </table:table-cell>
          <table:table-cell table:formula="of:=IF(COS([.A87])*COS([.A87])+SIN([.B87])*SIN([.B87])&lt;1;1;0)" office:value-type="float" office:value="0" calcext:value-type="float">
            <text:p>0</text:p>
          </table:table-cell>
          <table:table-cell table:number-columns-repeated="2"/>
          <table:table-cell table:formula="of:=[.F86]+3.14159265/500" office:value-type="float" office:value="0.5340707505" calcext:value-type="float">
            <text:p>0.5340707505</text:p>
          </table:table-cell>
          <table:table-cell table:formula="of:=COS([.F87])" office:value-type="float" office:value="0.860742027314594" calcext:value-type="float">
            <text:p>0.8607420273</text:p>
          </table:table-cell>
          <table:table-cell table:formula="of:=SIN([.F87])" office:value-type="float" office:value="0.509041415225091" calcext:value-type="float">
            <text:p>0.5090414152</text:p>
          </table:table-cell>
          <table:table-cell/>
        </table:table-row>
        <table:table-row table:style-name="ro1">
          <table:table-cell table:formula="of:=RANDBETWEEN(-10000;10000)/10000" office:value-type="float" office:value="0.4688" calcext:value-type="float">
            <text:p>0.4688</text:p>
          </table:table-cell>
          <table:table-cell table:formula="of:=RANDBETWEEN(-10000;10000)/10000" office:value-type="float" office:value="-0.2569" calcext:value-type="float">
            <text:p>-0.2569</text:p>
          </table:table-cell>
          <table:table-cell table:formula="of:=IF(COS([.A88])*COS([.A88])+SIN([.B88])*SIN([.B88])&lt;1;1;0)" office:value-type="float" office:value="1" calcext:value-type="float">
            <text:p>1</text:p>
          </table:table-cell>
          <table:table-cell table:number-columns-repeated="2"/>
          <table:table-cell table:formula="of:=[.F87]+3.14159265/500" office:value-type="float" office:value="0.5403539358" calcext:value-type="float">
            <text:p>0.5403539358</text:p>
          </table:table-cell>
          <table:table-cell table:formula="of:=COS([.F88])" office:value-type="float" office:value="0.85752665651129" calcext:value-type="float">
            <text:p>0.8575266565</text:p>
          </table:table-cell>
          <table:table-cell table:formula="of:=SIN([.F88])" office:value-type="float" office:value="0.514439533252031" calcext:value-type="float">
            <text:p>0.5144395333</text:p>
          </table:table-cell>
          <table:table-cell/>
        </table:table-row>
        <table:table-row table:style-name="ro1">
          <table:table-cell table:formula="of:=RANDBETWEEN(-10000;10000)/10000" office:value-type="float" office:value="0.4141" calcext:value-type="float">
            <text:p>0.4141</text:p>
          </table:table-cell>
          <table:table-cell table:formula="of:=RANDBETWEEN(-10000;10000)/10000" office:value-type="float" office:value="-0.0228" calcext:value-type="float">
            <text:p>-0.0228</text:p>
          </table:table-cell>
          <table:table-cell table:formula="of:=IF(COS([.A89])*COS([.A89])+SIN([.B89])*SIN([.B89])&lt;1;1;0)" office:value-type="float" office:value="1" calcext:value-type="float">
            <text:p>1</text:p>
          </table:table-cell>
          <table:table-cell table:number-columns-repeated="2"/>
          <table:table-cell table:formula="of:=[.F88]+3.14159265/500" office:value-type="float" office:value="0.5466371211" calcext:value-type="float">
            <text:p>0.5466371211</text:p>
          </table:table-cell>
          <table:table-cell table:formula="of:=COS([.F89])" office:value-type="float" office:value="0.854277432023986" calcext:value-type="float">
            <text:p>0.854277432</text:p>
          </table:table-cell>
          <table:table-cell table:formula="of:=SIN([.F89])" office:value-type="float" office:value="0.519817342087107" calcext:value-type="float">
            <text:p>0.5198173421</text:p>
          </table:table-cell>
          <table:table-cell/>
        </table:table-row>
        <table:table-row table:style-name="ro1">
          <table:table-cell table:formula="of:=RANDBETWEEN(-10000;10000)/10000" office:value-type="float" office:value="0.0913" calcext:value-type="float">
            <text:p>0.0913</text:p>
          </table:table-cell>
          <table:table-cell table:formula="of:=RANDBETWEEN(-10000;10000)/10000" office:value-type="float" office:value="-0.8865" calcext:value-type="float">
            <text:p>-0.8865</text:p>
          </table:table-cell>
          <table:table-cell table:formula="of:=IF(COS([.A90])*COS([.A90])+SIN([.B90])*SIN([.B90])&lt;1;1;0)" office:value-type="float" office:value="0" calcext:value-type="float">
            <text:p>0</text:p>
          </table:table-cell>
          <table:table-cell table:number-columns-repeated="2"/>
          <table:table-cell table:formula="of:=[.F89]+3.14159265/500" office:value-type="float" office:value="0.5529203064" calcext:value-type="float">
            <text:p>0.5529203064</text:p>
          </table:table-cell>
          <table:table-cell table:formula="of:=COS([.F90])" office:value-type="float" office:value="0.850994482126499" calcext:value-type="float">
            <text:p>0.8509944821</text:p>
          </table:table-cell>
          <table:table-cell table:formula="of:=SIN([.F90])" office:value-type="float" office:value="0.525174629423634" calcext:value-type="float">
            <text:p>0.5251746294</text:p>
          </table:table-cell>
          <table:table-cell/>
        </table:table-row>
        <table:table-row table:style-name="ro1">
          <table:table-cell table:formula="of:=RANDBETWEEN(-10000;10000)/10000" office:value-type="float" office:value="-0.0509" calcext:value-type="float">
            <text:p>-0.0509</text:p>
          </table:table-cell>
          <table:table-cell table:formula="of:=RANDBETWEEN(-10000;10000)/10000" office:value-type="float" office:value="0.3257" calcext:value-type="float">
            <text:p>0.3257</text:p>
          </table:table-cell>
          <table:table-cell table:formula="of:=IF(COS([.A91])*COS([.A91])+SIN([.B91])*SIN([.B91])&lt;1;1;0)" office:value-type="float" office:value="0" calcext:value-type="float">
            <text:p>0</text:p>
          </table:table-cell>
          <table:table-cell table:number-columns-repeated="2"/>
          <table:table-cell table:formula="of:=[.F90]+3.14159265/500" office:value-type="float" office:value="0.5592034917" calcext:value-type="float">
            <text:p>0.5592034917</text:p>
          </table:table-cell>
          <table:table-cell table:formula="of:=COS([.F91])" office:value-type="float" office:value="0.847677936424071" calcext:value-type="float">
            <text:p>0.8476779364</text:p>
          </table:table-cell>
          <table:table-cell table:formula="of:=SIN([.F91])" office:value-type="float" office:value="0.530511183765082" calcext:value-type="float">
            <text:p>0.5305111838</text:p>
          </table:table-cell>
          <table:table-cell/>
        </table:table-row>
        <table:table-row table:style-name="ro1">
          <table:table-cell table:formula="of:=RANDBETWEEN(-10000;10000)/10000" office:value-type="float" office:value="0.8103" calcext:value-type="float">
            <text:p>0.8103</text:p>
          </table:table-cell>
          <table:table-cell table:formula="of:=RANDBETWEEN(-10000;10000)/10000" office:value-type="float" office:value="-0.1531" calcext:value-type="float">
            <text:p>-0.1531</text:p>
          </table:table-cell>
          <table:table-cell table:formula="of:=IF(COS([.A92])*COS([.A92])+SIN([.B92])*SIN([.B92])&lt;1;1;0)" office:value-type="float" office:value="1" calcext:value-type="float">
            <text:p>1</text:p>
          </table:table-cell>
          <table:table-cell table:number-columns-repeated="2"/>
          <table:table-cell table:formula="of:=[.F91]+3.14159265/500" office:value-type="float" office:value="0.565486677" calcext:value-type="float">
            <text:p>0.565486677</text:p>
          </table:table-cell>
          <table:table-cell table:formula="of:=COS([.F92])" office:value-type="float" office:value="0.844327925848246" calcext:value-type="float">
            <text:p>0.8443279258</text:p>
          </table:table-cell>
          <table:table-cell table:formula="of:=SIN([.F92])" office:value-type="float" office:value="0.535826794433423" calcext:value-type="float">
            <text:p>0.5358267944</text:p>
          </table:table-cell>
          <table:table-cell/>
        </table:table-row>
        <table:table-row table:style-name="ro1">
          <table:table-cell table:formula="of:=RANDBETWEEN(-10000;10000)/10000" office:value-type="float" office:value="0.1148" calcext:value-type="float">
            <text:p>0.1148</text:p>
          </table:table-cell>
          <table:table-cell table:formula="of:=RANDBETWEEN(-10000;10000)/10000" office:value-type="float" office:value="-0.9597" calcext:value-type="float">
            <text:p>-0.9597</text:p>
          </table:table-cell>
          <table:table-cell table:formula="of:=IF(COS([.A93])*COS([.A93])+SIN([.B93])*SIN([.B93])&lt;1;1;0)" office:value-type="float" office:value="0" calcext:value-type="float">
            <text:p>0</text:p>
          </table:table-cell>
          <table:table-cell table:number-columns-repeated="2"/>
          <table:table-cell table:formula="of:=[.F92]+3.14159265/500" office:value-type="float" office:value="0.5717698623" calcext:value-type="float">
            <text:p>0.5717698623</text:p>
          </table:table-cell>
          <table:table-cell table:formula="of:=COS([.F93])" office:value-type="float" office:value="0.840944582651706" calcext:value-type="float">
            <text:p>0.8409445827</text:p>
          </table:table-cell>
          <table:table-cell table:formula="of:=SIN([.F93])" office:value-type="float" office:value="0.541121251577451" calcext:value-type="float">
            <text:p>0.5411212516</text:p>
          </table:table-cell>
          <table:table-cell/>
        </table:table-row>
        <table:table-row table:style-name="ro1">
          <table:table-cell table:formula="of:=RANDBETWEEN(-10000;10000)/10000" office:value-type="float" office:value="0.5587" calcext:value-type="float">
            <text:p>0.5587</text:p>
          </table:table-cell>
          <table:table-cell table:formula="of:=RANDBETWEEN(-10000;10000)/10000" office:value-type="float" office:value="-0.6582" calcext:value-type="float">
            <text:p>-0.6582</text:p>
          </table:table-cell>
          <table:table-cell table:formula="of:=IF(COS([.A94])*COS([.A94])+SIN([.B94])*SIN([.B94])&lt;1;1;0)" office:value-type="float" office:value="0" calcext:value-type="float">
            <text:p>0</text:p>
          </table:table-cell>
          <table:table-cell table:number-columns-repeated="2"/>
          <table:table-cell table:formula="of:=[.F93]+3.14159265/500" office:value-type="float" office:value="0.5780530476" calcext:value-type="float">
            <text:p>0.5780530476</text:p>
          </table:table-cell>
          <table:table-cell table:formula="of:=COS([.F94])" office:value-type="float" office:value="0.837528040403047" calcext:value-type="float">
            <text:p>0.8375280404</text:p>
          </table:table-cell>
          <table:table-cell table:formula="of:=SIN([.F94])" office:value-type="float" office:value="0.546394346181064" calcext:value-type="float">
            <text:p>0.5463943462</text:p>
          </table:table-cell>
          <table:table-cell/>
        </table:table-row>
        <table:table-row table:style-name="ro1">
          <table:table-cell table:formula="of:=RANDBETWEEN(-10000;10000)/10000" office:value-type="float" office:value="0.7618" calcext:value-type="float">
            <text:p>0.7618</text:p>
          </table:table-cell>
          <table:table-cell table:formula="of:=RANDBETWEEN(-10000;10000)/10000" office:value-type="float" office:value="-0.7112" calcext:value-type="float">
            <text:p>-0.7112</text:p>
          </table:table-cell>
          <table:table-cell table:formula="of:=IF(COS([.A95])*COS([.A95])+SIN([.B95])*SIN([.B95])&lt;1;1;0)" office:value-type="float" office:value="1" calcext:value-type="float">
            <text:p>1</text:p>
          </table:table-cell>
          <table:table-cell table:number-columns-repeated="2"/>
          <table:table-cell table:formula="of:=[.F94]+3.14159265/500" office:value-type="float" office:value="0.5843362329" calcext:value-type="float">
            <text:p>0.5843362329</text:p>
          </table:table-cell>
          <table:table-cell table:formula="of:=COS([.F95])" office:value-type="float" office:value="0.834078433981506" calcext:value-type="float">
            <text:p>0.834078434</text:p>
          </table:table-cell>
          <table:table-cell table:formula="of:=SIN([.F95])" office:value-type="float" office:value="0.551645870071515" calcext:value-type="float">
            <text:p>0.5516458701</text:p>
          </table:table-cell>
          <table:table-cell/>
        </table:table-row>
        <table:table-row table:style-name="ro1">
          <table:table-cell table:formula="of:=RANDBETWEEN(-10000;10000)/10000" office:value-type="float" office:value="0.6776" calcext:value-type="float">
            <text:p>0.6776</text:p>
          </table:table-cell>
          <table:table-cell table:formula="of:=RANDBETWEEN(-10000;10000)/10000" office:value-type="float" office:value="-0.5731" calcext:value-type="float">
            <text:p>-0.5731</text:p>
          </table:table-cell>
          <table:table-cell table:formula="of:=IF(COS([.A96])*COS([.A96])+SIN([.B96])*SIN([.B96])&lt;1;1;0)" office:value-type="float" office:value="1" calcext:value-type="float">
            <text:p>1</text:p>
          </table:table-cell>
          <table:table-cell table:number-columns-repeated="2"/>
          <table:table-cell table:formula="of:=[.F95]+3.14159265/500" office:value-type="float" office:value="0.5906194182" calcext:value-type="float">
            <text:p>0.5906194182</text:p>
          </table:table-cell>
          <table:table-cell table:formula="of:=COS([.F96])" office:value-type="float" office:value="0.830595899571637" calcext:value-type="float">
            <text:p>0.8305958996</text:p>
          </table:table-cell>
          <table:table-cell table:formula="of:=SIN([.F96])" office:value-type="float" office:value="0.556875615927635" calcext:value-type="float">
            <text:p>0.5568756159</text:p>
          </table:table-cell>
          <table:table-cell/>
        </table:table-row>
        <table:table-row table:style-name="ro1">
          <table:table-cell table:formula="of:=RANDBETWEEN(-10000;10000)/10000" office:value-type="float" office:value="0.7101" calcext:value-type="float">
            <text:p>0.7101</text:p>
          </table:table-cell>
          <table:table-cell table:formula="of:=RANDBETWEEN(-10000;10000)/10000" office:value-type="float" office:value="-0.6309" calcext:value-type="float">
            <text:p>-0.6309</text:p>
          </table:table-cell>
          <table:table-cell table:formula="of:=IF(COS([.A97])*COS([.A97])+SIN([.B97])*SIN([.B97])&lt;1;1;0)" office:value-type="float" office:value="1" calcext:value-type="float">
            <text:p>1</text:p>
          </table:table-cell>
          <table:table-cell table:number-columns-repeated="2"/>
          <table:table-cell table:formula="of:=[.F96]+3.14159265/500" office:value-type="float" office:value="0.5969026035" calcext:value-type="float">
            <text:p>0.5969026035</text:p>
          </table:table-cell>
          <table:table-cell table:formula="of:=COS([.F97])" office:value-type="float" office:value="0.827080574657937" calcext:value-type="float">
            <text:p>0.8270805747</text:p>
          </table:table-cell>
          <table:table-cell table:formula="of:=SIN([.F97])" office:value-type="float" office:value="0.562083377288012" calcext:value-type="float">
            <text:p>0.5620833773</text:p>
          </table:table-cell>
          <table:table-cell/>
        </table:table-row>
        <table:table-row table:style-name="ro1">
          <table:table-cell table:formula="of:=RANDBETWEEN(-10000;10000)/10000" office:value-type="float" office:value="0.1377" calcext:value-type="float">
            <text:p>0.1377</text:p>
          </table:table-cell>
          <table:table-cell table:formula="of:=RANDBETWEEN(-10000;10000)/10000" office:value-type="float" office:value="0.8104" calcext:value-type="float">
            <text:p>0.8104</text:p>
          </table:table-cell>
          <table:table-cell table:formula="of:=IF(COS([.A98])*COS([.A98])+SIN([.B98])*SIN([.B98])&lt;1;1;0)" office:value-type="float" office:value="0" calcext:value-type="float">
            <text:p>0</text:p>
          </table:table-cell>
          <table:table-cell table:number-columns-repeated="2"/>
          <table:table-cell table:formula="of:=[.F97]+3.14159265/500" office:value-type="float" office:value="0.6031857888" calcext:value-type="float">
            <text:p>0.6031857888</text:p>
          </table:table-cell>
          <table:table-cell table:formula="of:=COS([.F98])" office:value-type="float" office:value="0.823532598019412" calcext:value-type="float">
            <text:p>0.823532598</text:p>
          </table:table-cell>
          <table:table-cell table:formula="of:=SIN([.F98])" office:value-type="float" office:value="0.567268948559145" calcext:value-type="float">
            <text:p>0.5672689486</text:p>
          </table:table-cell>
          <table:table-cell/>
        </table:table-row>
        <table:table-row table:style-name="ro1">
          <table:table-cell table:formula="of:=RANDBETWEEN(-10000;10000)/10000" office:value-type="float" office:value="0.0931" calcext:value-type="float">
            <text:p>0.0931</text:p>
          </table:table-cell>
          <table:table-cell table:formula="of:=RANDBETWEEN(-10000;10000)/10000" office:value-type="float" office:value="-0.4954" calcext:value-type="float">
            <text:p>-0.4954</text:p>
          </table:table-cell>
          <table:table-cell table:formula="of:=IF(COS([.A99])*COS([.A99])+SIN([.B99])*SIN([.B99])&lt;1;1;0)" office:value-type="float" office:value="0" calcext:value-type="float">
            <text:p>0</text:p>
          </table:table-cell>
          <table:table-cell table:number-columns-repeated="2"/>
          <table:table-cell table:formula="of:=[.F98]+3.14159265/500" office:value-type="float" office:value="0.6094689741" calcext:value-type="float">
            <text:p>0.6094689741</text:p>
          </table:table-cell>
          <table:table-cell table:formula="of:=COS([.F99])" office:value-type="float" office:value="0.819952109724105" calcext:value-type="float">
            <text:p>0.8199521097</text:p>
          </table:table-cell>
          <table:table-cell table:formula="of:=SIN([.F99])" office:value-type="float" office:value="0.57243212502356" calcext:value-type="float">
            <text:p>0.572432125</text:p>
          </table:table-cell>
          <table:table-cell/>
        </table:table-row>
        <table:table-row table:style-name="ro1">
          <table:table-cell table:formula="of:=RANDBETWEEN(-10000;10000)/10000" office:value-type="float" office:value="-0.4183" calcext:value-type="float">
            <text:p>-0.4183</text:p>
          </table:table-cell>
          <table:table-cell table:formula="of:=RANDBETWEEN(-10000;10000)/10000" office:value-type="float" office:value="-0.0514" calcext:value-type="float">
            <text:p>-0.0514</text:p>
          </table:table-cell>
          <table:table-cell table:formula="of:=IF(COS([.A100])*COS([.A100])+SIN([.B100])*SIN([.B100])&lt;1;1;0)" office:value-type="float" office:value="1" calcext:value-type="float">
            <text:p>1</text:p>
          </table:table-cell>
          <table:table-cell table:number-columns-repeated="2"/>
          <table:table-cell table:formula="of:=[.F99]+3.14159265/500" office:value-type="float" office:value="0.615752159400001" calcext:value-type="float">
            <text:p>0.6157521594</text:p>
          </table:table-cell>
          <table:table-cell table:formula="of:=COS([.F100])" office:value-type="float" office:value="0.816339251123564" calcext:value-type="float">
            <text:p>0.8163392511</text:p>
          </table:table-cell>
          <table:table-cell table:formula="of:=SIN([.F100])" office:value-type="float" office:value="0.577572702847892" calcext:value-type="float">
            <text:p>0.5775727028</text:p>
          </table:table-cell>
          <table:table-cell/>
        </table:table-row>
        <table:table-row table:style-name="ro1">
          <table:table-cell table:formula="of:=RANDBETWEEN(-10000;10000)/10000" office:value-type="float" office:value="-0.9483" calcext:value-type="float">
            <text:p>-0.9483</text:p>
          </table:table-cell>
          <table:table-cell table:formula="of:=RANDBETWEEN(-10000;10000)/10000" office:value-type="float" office:value="0.4952" calcext:value-type="float">
            <text:p>0.4952</text:p>
          </table:table-cell>
          <table:table-cell table:formula="of:=IF(COS([.A101])*COS([.A101])+SIN([.B101])*SIN([.B101])&lt;1;1;0)" office:value-type="float" office:value="1" calcext:value-type="float">
            <text:p>1</text:p>
          </table:table-cell>
          <table:table-cell table:number-columns-repeated="2"/>
          <table:table-cell table:formula="of:=[.F100]+3.14159265/500" office:value-type="float" office:value="0.622035344700001" calcext:value-type="float">
            <text:p>0.6220353447</text:p>
          </table:table-cell>
          <table:table-cell table:formula="of:=COS([.F101])" office:value-type="float" office:value="0.812694164847258" calcext:value-type="float">
            <text:p>0.8126941648</text:p>
          </table:table-cell>
          <table:table-cell table:formula="of:=SIN([.F101])" office:value-type="float" office:value="0.582690479090931" calcext:value-type="float">
            <text:p>0.5826904791</text:p>
          </table:table-cell>
          <table:table-cell/>
        </table:table-row>
        <table:table-row table:style-name="ro1">
          <table:table-cell table:formula="of:=RANDBETWEEN(-10000;10000)/10000" office:value-type="float" office:value="0.3616" calcext:value-type="float">
            <text:p>0.3616</text:p>
          </table:table-cell>
          <table:table-cell table:formula="of:=RANDBETWEEN(-10000;10000)/10000" office:value-type="float" office:value="-0.9489" calcext:value-type="float">
            <text:p>-0.9489</text:p>
          </table:table-cell>
          <table:table-cell table:formula="of:=IF(COS([.A102])*COS([.A102])+SIN([.B102])*SIN([.B102])&lt;1;1;0)" office:value-type="float" office:value="0" calcext:value-type="float">
            <text:p>0</text:p>
          </table:table-cell>
          <table:table-cell table:number-columns-repeated="2"/>
          <table:table-cell table:formula="of:=[.F101]+3.14159265/500" office:value-type="float" office:value="0.628318530000001" calcext:value-type="float">
            <text:p>0.62831853</text:p>
          </table:table-cell>
          <table:table-cell table:formula="of:=COS([.F102])" office:value-type="float" office:value="0.809016994796952" calcext:value-type="float">
            <text:p>0.8090169948</text:p>
          </table:table-cell>
          <table:table-cell table:formula="of:=SIN([.F102])" office:value-type="float" office:value="0.587785251711633" calcext:value-type="float">
            <text:p>0.5877852517</text:p>
          </table:table-cell>
          <table:table-cell/>
        </table:table-row>
        <table:table-row table:style-name="ro1">
          <table:table-cell table:formula="of:=RANDBETWEEN(-10000;10000)/10000" office:value-type="float" office:value="-0.2837" calcext:value-type="float">
            <text:p>-0.2837</text:p>
          </table:table-cell>
          <table:table-cell table:formula="of:=RANDBETWEEN(-10000;10000)/10000" office:value-type="float" office:value="-0.3138" calcext:value-type="float">
            <text:p>-0.3138</text:p>
          </table:table-cell>
          <table:table-cell table:formula="of:=IF(COS([.A103])*COS([.A103])+SIN([.B103])*SIN([.B103])&lt;1;1;0)" office:value-type="float" office:value="0" calcext:value-type="float">
            <text:p>0</text:p>
          </table:table-cell>
          <table:table-cell table:number-columns-repeated="2"/>
          <table:table-cell table:formula="of:=[.F102]+3.14159265/500" office:value-type="float" office:value="0.634601715300001" calcext:value-type="float">
            <text:p>0.6346017153</text:p>
          </table:table-cell>
          <table:table-cell table:formula="of:=COS([.F103])" office:value-type="float" office:value="0.805307886141025" calcext:value-type="float">
            <text:p>0.8053078861</text:p>
          </table:table-cell>
          <table:table-cell table:formula="of:=SIN([.F103])" office:value-type="float" office:value="0.5928568195771" calcext:value-type="float">
            <text:p>0.5928568196</text:p>
          </table:table-cell>
          <table:table-cell/>
        </table:table-row>
        <table:table-row table:style-name="ro1">
          <table:table-cell table:formula="of:=RANDBETWEEN(-10000;10000)/10000" office:value-type="float" office:value="-0.4673" calcext:value-type="float">
            <text:p>-0.4673</text:p>
          </table:table-cell>
          <table:table-cell table:formula="of:=RANDBETWEEN(-10000;10000)/10000" office:value-type="float" office:value="-0.9703" calcext:value-type="float">
            <text:p>-0.9703</text:p>
          </table:table-cell>
          <table:table-cell table:formula="of:=IF(COS([.A104])*COS([.A104])+SIN([.B104])*SIN([.B104])&lt;1;1;0)" office:value-type="float" office:value="0" calcext:value-type="float">
            <text:p>0</text:p>
          </table:table-cell>
          <table:table-cell table:number-columns-repeated="2"/>
          <table:table-cell table:formula="of:=[.F103]+3.14159265/500" office:value-type="float" office:value="0.640884900600001" calcext:value-type="float">
            <text:p>0.6408849006</text:p>
          </table:table-cell>
          <table:table-cell table:formula="of:=COS([.F104])" office:value-type="float" office:value="0.801566985308733" calcext:value-type="float">
            <text:p>0.8015669853</text:p>
          </table:table-cell>
          <table:table-cell table:formula="of:=SIN([.F104])" office:value-type="float" office:value="0.597904982470518" calcext:value-type="float">
            <text:p>0.5979049825</text:p>
          </table:table-cell>
          <table:table-cell/>
        </table:table-row>
        <table:table-row table:style-name="ro1">
          <table:table-cell table:formula="of:=RANDBETWEEN(-10000;10000)/10000" office:value-type="float" office:value="0.2542" calcext:value-type="float">
            <text:p>0.2542</text:p>
          </table:table-cell>
          <table:table-cell table:formula="of:=RANDBETWEEN(-10000;10000)/10000" office:value-type="float" office:value="-0.4162" calcext:value-type="float">
            <text:p>-0.4162</text:p>
          </table:table-cell>
          <table:table-cell table:formula="of:=IF(COS([.A105])*COS([.A105])+SIN([.B105])*SIN([.B105])&lt;1;1;0)" office:value-type="float" office:value="0" calcext:value-type="float">
            <text:p>0</text:p>
          </table:table-cell>
          <table:table-cell table:number-columns-repeated="2"/>
          <table:table-cell table:formula="of:=[.F104]+3.14159265/500" office:value-type="float" office:value="0.647168085900001" calcext:value-type="float">
            <text:p>0.6471680859</text:p>
          </table:table-cell>
          <table:table-cell table:formula="of:=COS([.F105])" office:value-type="float" office:value="0.797794439984435" calcext:value-type="float">
            <text:p>0.79779444</text:p>
          </table:table-cell>
          <table:table-cell table:formula="of:=SIN([.F105])" office:value-type="float" office:value="0.602929541099058" calcext:value-type="float">
            <text:p>0.6029295411</text:p>
          </table:table-cell>
          <table:table-cell/>
        </table:table-row>
        <table:table-row table:style-name="ro1">
          <table:table-cell table:formula="of:=RANDBETWEEN(-10000;10000)/10000" office:value-type="float" office:value="0.4563" calcext:value-type="float">
            <text:p>0.4563</text:p>
          </table:table-cell>
          <table:table-cell table:formula="of:=RANDBETWEEN(-10000;10000)/10000" office:value-type="float" office:value="0.9569" calcext:value-type="float">
            <text:p>0.9569</text:p>
          </table:table-cell>
          <table:table-cell table:formula="of:=IF(COS([.A106])*COS([.A106])+SIN([.B106])*SIN([.B106])&lt;1;1;0)" office:value-type="float" office:value="0" calcext:value-type="float">
            <text:p>0</text:p>
          </table:table-cell>
          <table:table-cell table:number-columns-repeated="2"/>
          <table:table-cell table:formula="of:=[.F105]+3.14159265/500" office:value-type="float" office:value="0.653451271200001" calcext:value-type="float">
            <text:p>0.6534512712</text:p>
          </table:table-cell>
          <table:table-cell table:formula="of:=COS([.F106])" office:value-type="float" office:value="0.793990399101762" calcext:value-type="float">
            <text:p>0.7939903991</text:p>
          </table:table-cell>
          <table:table-cell table:formula="of:=SIN([.F106])" office:value-type="float" office:value="0.607930297101752" calcext:value-type="float">
            <text:p>0.6079302971</text:p>
          </table:table-cell>
          <table:table-cell/>
        </table:table-row>
        <table:table-row table:style-name="ro1">
          <table:table-cell table:formula="of:=RANDBETWEEN(-10000;10000)/10000" office:value-type="float" office:value="0.5788" calcext:value-type="float">
            <text:p>0.5788</text:p>
          </table:table-cell>
          <table:table-cell table:formula="of:=RANDBETWEEN(-10000;10000)/10000" office:value-type="float" office:value="-0.3772" calcext:value-type="float">
            <text:p>-0.3772</text:p>
          </table:table-cell>
          <table:table-cell table:formula="of:=IF(COS([.A107])*COS([.A107])+SIN([.B107])*SIN([.B107])&lt;1;1;0)" office:value-type="float" office:value="1" calcext:value-type="float">
            <text:p>1</text:p>
          </table:table-cell>
          <table:table-cell table:number-columns-repeated="2"/>
          <table:table-cell table:formula="of:=[.F106]+3.14159265/500" office:value-type="float" office:value="0.659734456500001" calcext:value-type="float">
            <text:p>0.6597344565</text:p>
          </table:table-cell>
          <table:table-cell table:formula="of:=COS([.F107])" office:value-type="float" office:value="0.790155012837734" calcext:value-type="float">
            <text:p>0.7901550128</text:p>
          </table:table-cell>
          <table:table-cell table:formula="of:=SIN([.F107])" office:value-type="float" office:value="0.612907053057314" calcext:value-type="float">
            <text:p>0.6129070531</text:p>
          </table:table-cell>
          <table:table-cell/>
        </table:table-row>
        <table:table-row table:style-name="ro1">
          <table:table-cell table:formula="of:=RANDBETWEEN(-10000;10000)/10000" office:value-type="float" office:value="0.9806" calcext:value-type="float">
            <text:p>0.9806</text:p>
          </table:table-cell>
          <table:table-cell table:formula="of:=RANDBETWEEN(-10000;10000)/10000" office:value-type="float" office:value="-0.823" calcext:value-type="float">
            <text:p>-0.823</text:p>
          </table:table-cell>
          <table:table-cell table:formula="of:=IF(COS([.A108])*COS([.A108])+SIN([.B108])*SIN([.B108])&lt;1;1;0)" office:value-type="float" office:value="1" calcext:value-type="float">
            <text:p>1</text:p>
          </table:table-cell>
          <table:table-cell table:number-columns-repeated="2"/>
          <table:table-cell table:formula="of:=[.F107]+3.14159265/500" office:value-type="float" office:value="0.666017641800001" calcext:value-type="float">
            <text:p>0.6660176418</text:p>
          </table:table-cell>
          <table:table-cell table:formula="of:=COS([.F108])" office:value-type="float" office:value="0.786288432606832" calcext:value-type="float">
            <text:p>0.7862884326</text:p>
          </table:table-cell>
          <table:table-cell table:formula="of:=SIN([.F108])" office:value-type="float" office:value="0.617859612491941" calcext:value-type="float">
            <text:p>0.6178596125</text:p>
          </table:table-cell>
          <table:table-cell/>
        </table:table-row>
        <table:table-row table:style-name="ro1">
          <table:table-cell table:formula="of:=RANDBETWEEN(-10000;10000)/10000" office:value-type="float" office:value="0.8048" calcext:value-type="float">
            <text:p>0.8048</text:p>
          </table:table-cell>
          <table:table-cell table:formula="of:=RANDBETWEEN(-10000;10000)/10000" office:value-type="float" office:value="-0.0459" calcext:value-type="float">
            <text:p>-0.0459</text:p>
          </table:table-cell>
          <table:table-cell table:formula="of:=IF(COS([.A109])*COS([.A109])+SIN([.B109])*SIN([.B109])&lt;1;1;0)" office:value-type="float" office:value="1" calcext:value-type="float">
            <text:p>1</text:p>
          </table:table-cell>
          <table:table-cell table:number-columns-repeated="2"/>
          <table:table-cell table:formula="of:=[.F108]+3.14159265/500" office:value-type="float" office:value="0.672300827100001" calcext:value-type="float">
            <text:p>0.6723008271</text:p>
          </table:table-cell>
          <table:table-cell table:formula="of:=COS([.F109])" office:value-type="float" office:value="0.782390811055023" calcext:value-type="float">
            <text:p>0.7823908111</text:p>
          </table:table-cell>
          <table:table-cell table:formula="of:=SIN([.F109])" office:value-type="float" office:value="0.622787779887068" calcext:value-type="float">
            <text:p>0.6227877799</text:p>
          </table:table-cell>
          <table:table-cell/>
        </table:table-row>
        <table:table-row table:style-name="ro1">
          <table:table-cell table:formula="of:=RANDBETWEEN(-10000;10000)/10000" office:value-type="float" office:value="0.5644" calcext:value-type="float">
            <text:p>0.5644</text:p>
          </table:table-cell>
          <table:table-cell table:formula="of:=RANDBETWEEN(-10000;10000)/10000" office:value-type="float" office:value="-0.1142" calcext:value-type="float">
            <text:p>-0.1142</text:p>
          </table:table-cell>
          <table:table-cell table:formula="of:=IF(COS([.A110])*COS([.A110])+SIN([.B110])*SIN([.B110])&lt;1;1;0)" office:value-type="float" office:value="1" calcext:value-type="float">
            <text:p>1</text:p>
          </table:table-cell>
          <table:table-cell table:number-columns-repeated="2"/>
          <table:table-cell table:formula="of:=[.F109]+3.14159265/500" office:value-type="float" office:value="0.678584012400001" calcext:value-type="float">
            <text:p>0.6785840124</text:p>
          </table:table-cell>
          <table:table-cell table:formula="of:=COS([.F110])" office:value-type="float" office:value="0.778462302053732" calcext:value-type="float">
            <text:p>0.7784623021</text:p>
          </table:table-cell>
          <table:table-cell table:formula="of:=SIN([.F110])" office:value-type="float" office:value="0.627691360687085" calcext:value-type="float">
            <text:p>0.6276913607</text:p>
          </table:table-cell>
          <table:table-cell/>
        </table:table-row>
        <table:table-row table:style-name="ro1">
          <table:table-cell table:formula="of:=RANDBETWEEN(-10000;10000)/10000" office:value-type="float" office:value="0.3608" calcext:value-type="float">
            <text:p>0.3608</text:p>
          </table:table-cell>
          <table:table-cell table:formula="of:=RANDBETWEEN(-10000;10000)/10000" office:value-type="float" office:value="0.2763" calcext:value-type="float">
            <text:p>0.2763</text:p>
          </table:table-cell>
          <table:table-cell table:formula="of:=IF(COS([.A111])*COS([.A111])+SIN([.B111])*SIN([.B111])&lt;1;1;0)" office:value-type="float" office:value="1" calcext:value-type="float">
            <text:p>1</text:p>
          </table:table-cell>
          <table:table-cell table:number-columns-repeated="2"/>
          <table:table-cell table:formula="of:=[.F110]+3.14159265/500" office:value-type="float" office:value="0.684867197700001" calcext:value-type="float">
            <text:p>0.6848671977</text:p>
          </table:table-cell>
          <table:table-cell table:formula="of:=COS([.F111])" office:value-type="float" office:value="0.774503060693767" calcext:value-type="float">
            <text:p>0.7745030607</text:p>
          </table:table-cell>
          <table:table-cell table:formula="of:=SIN([.F111])" office:value-type="float" office:value="0.632570161307019" calcext:value-type="float">
            <text:p>0.6325701613</text:p>
          </table:table-cell>
          <table:table-cell/>
        </table:table-row>
        <table:table-row table:style-name="ro1">
          <table:table-cell table:formula="of:=RANDBETWEEN(-10000;10000)/10000" office:value-type="float" office:value="0.1967" calcext:value-type="float">
            <text:p>0.1967</text:p>
          </table:table-cell>
          <table:table-cell table:formula="of:=RANDBETWEEN(-10000;10000)/10000" office:value-type="float" office:value="-0.1716" calcext:value-type="float">
            <text:p>-0.1716</text:p>
          </table:table-cell>
          <table:table-cell table:formula="of:=IF(COS([.A112])*COS([.A112])+SIN([.B112])*SIN([.B112])&lt;1;1;0)" office:value-type="float" office:value="1" calcext:value-type="float">
            <text:p>1</text:p>
          </table:table-cell>
          <table:table-cell table:number-columns-repeated="2"/>
          <table:table-cell table:formula="of:=[.F111]+3.14159265/500" office:value-type="float" office:value="0.691150383000001" calcext:value-type="float">
            <text:p>0.691150383</text:p>
          </table:table-cell>
          <table:table-cell table:formula="of:=COS([.F112])" office:value-type="float" office:value="0.770513243279197" calcext:value-type="float">
            <text:p>0.7705132433</text:p>
          </table:table-cell>
          <table:table-cell table:formula="of:=SIN([.F112])" office:value-type="float" office:value="0.637423989140174" calcext:value-type="float">
            <text:p>0.6374239891</text:p>
          </table:table-cell>
          <table:table-cell/>
        </table:table-row>
        <table:table-row table:style-name="ro1">
          <table:table-cell table:formula="of:=RANDBETWEEN(-10000;10000)/10000" office:value-type="float" office:value="-0.3757" calcext:value-type="float">
            <text:p>-0.3757</text:p>
          </table:table-cell>
          <table:table-cell table:formula="of:=RANDBETWEEN(-10000;10000)/10000" office:value-type="float" office:value="-0.7242" calcext:value-type="float">
            <text:p>-0.7242</text:p>
          </table:table-cell>
          <table:table-cell table:formula="of:=IF(COS([.A113])*COS([.A113])+SIN([.B113])*SIN([.B113])&lt;1;1;0)" office:value-type="float" office:value="0" calcext:value-type="float">
            <text:p>0</text:p>
          </table:table-cell>
          <table:table-cell table:number-columns-repeated="2"/>
          <table:table-cell table:formula="of:=[.F112]+3.14159265/500" office:value-type="float" office:value="0.697433568300001" calcext:value-type="float">
            <text:p>0.6974335683</text:p>
          </table:table-cell>
          <table:table-cell table:formula="of:=COS([.F113])" office:value-type="float" office:value="0.766493007321182" calcext:value-type="float">
            <text:p>0.7664930073</text:p>
          </table:table-cell>
          <table:table-cell table:formula="of:=SIN([.F113])" office:value-type="float" office:value="0.642252652565741" calcext:value-type="float">
            <text:p>0.6422526526</text:p>
          </table:table-cell>
          <table:table-cell/>
        </table:table-row>
        <table:table-row table:style-name="ro1">
          <table:table-cell table:formula="of:=RANDBETWEEN(-10000;10000)/10000" office:value-type="float" office:value="-0.9187" calcext:value-type="float">
            <text:p>-0.9187</text:p>
          </table:table-cell>
          <table:table-cell table:formula="of:=RANDBETWEEN(-10000;10000)/10000" office:value-type="float" office:value="0.6037" calcext:value-type="float">
            <text:p>0.6037</text:p>
          </table:table-cell>
          <table:table-cell table:formula="of:=IF(COS([.A114])*COS([.A114])+SIN([.B114])*SIN([.B114])&lt;1;1;0)" office:value-type="float" office:value="1" calcext:value-type="float">
            <text:p>1</text:p>
          </table:table-cell>
          <table:table-cell table:number-columns-repeated="2"/>
          <table:table-cell table:formula="of:=[.F113]+3.14159265/500" office:value-type="float" office:value="0.703716753600001" calcext:value-type="float">
            <text:p>0.7037167536</text:p>
          </table:table-cell>
          <table:table-cell table:formula="of:=COS([.F114])" office:value-type="float" office:value="0.762442511531754" calcext:value-type="float">
            <text:p>0.7624425115</text:p>
          </table:table-cell>
          <table:table-cell table:formula="of:=SIN([.F114])" office:value-type="float" office:value="0.647055960956355" calcext:value-type="float">
            <text:p>0.647055961</text:p>
          </table:table-cell>
          <table:table-cell/>
        </table:table-row>
        <table:table-row table:style-name="ro1">
          <table:table-cell table:formula="of:=RANDBETWEEN(-10000;10000)/10000" office:value-type="float" office:value="-0.11" calcext:value-type="float">
            <text:p>-0.11</text:p>
          </table:table-cell>
          <table:table-cell table:formula="of:=RANDBETWEEN(-10000;10000)/10000" office:value-type="float" office:value="-0.5464" calcext:value-type="float">
            <text:p>-0.5464</text:p>
          </table:table-cell>
          <table:table-cell table:formula="of:=IF(COS([.A115])*COS([.A115])+SIN([.B115])*SIN([.B115])&lt;1;1;0)" office:value-type="float" office:value="0" calcext:value-type="float">
            <text:p>0</text:p>
          </table:table-cell>
          <table:table-cell table:number-columns-repeated="2"/>
          <table:table-cell table:formula="of:=[.F114]+3.14159265/500" office:value-type="float" office:value="0.709999938900001" calcext:value-type="float">
            <text:p>0.7099999389</text:p>
          </table:table-cell>
          <table:table-cell table:formula="of:=COS([.F115])" office:value-type="float" office:value="0.758361915817549" calcext:value-type="float">
            <text:p>0.7583619158</text:p>
          </table:table-cell>
          <table:table-cell table:formula="of:=SIN([.F115])" office:value-type="float" office:value="0.651833724685626" calcext:value-type="float">
            <text:p>0.6518337247</text:p>
          </table:table-cell>
          <table:table-cell/>
        </table:table-row>
        <table:table-row table:style-name="ro1">
          <table:table-cell table:formula="of:=RANDBETWEEN(-10000;10000)/10000" office:value-type="float" office:value="0.3191" calcext:value-type="float">
            <text:p>0.3191</text:p>
          </table:table-cell>
          <table:table-cell table:formula="of:=RANDBETWEEN(-10000;10000)/10000" office:value-type="float" office:value="0.035" calcext:value-type="float">
            <text:p>0.035</text:p>
          </table:table-cell>
          <table:table-cell table:formula="of:=IF(COS([.A116])*COS([.A116])+SIN([.B116])*SIN([.B116])&lt;1;1;0)" office:value-type="float" office:value="1" calcext:value-type="float">
            <text:p>1</text:p>
          </table:table-cell>
          <table:table-cell table:number-columns-repeated="2"/>
          <table:table-cell table:formula="of:=[.F115]+3.14159265/500" office:value-type="float" office:value="0.716283124200001" calcext:value-type="float">
            <text:p>0.7162831242</text:p>
          </table:table-cell>
          <table:table-cell table:formula="of:=COS([.F116])" office:value-type="float" office:value="0.754251381273501" calcext:value-type="float">
            <text:p>0.7542513813</text:p>
          </table:table-cell>
          <table:table-cell table:formula="of:=SIN([.F116])" office:value-type="float" office:value="0.656585755135623" calcext:value-type="float">
            <text:p>0.6565857551</text:p>
          </table:table-cell>
          <table:table-cell/>
        </table:table-row>
        <table:table-row table:style-name="ro1">
          <table:table-cell table:formula="of:=RANDBETWEEN(-10000;10000)/10000" office:value-type="float" office:value="0.525" calcext:value-type="float">
            <text:p>0.525</text:p>
          </table:table-cell>
          <table:table-cell table:formula="of:=RANDBETWEEN(-10000;10000)/10000" office:value-type="float" office:value="0.6684" calcext:value-type="float">
            <text:p>0.6684</text:p>
          </table:table-cell>
          <table:table-cell table:formula="of:=IF(COS([.A117])*COS([.A117])+SIN([.B117])*SIN([.B117])&lt;1;1;0)" office:value-type="float" office:value="0" calcext:value-type="float">
            <text:p>0</text:p>
          </table:table-cell>
          <table:table-cell table:number-columns-repeated="2"/>
          <table:table-cell table:formula="of:=[.F116]+3.14159265/500" office:value-type="float" office:value="0.722566309500001" calcext:value-type="float">
            <text:p>0.7225663095</text:p>
          </table:table-cell>
          <table:table-cell table:formula="of:=COS([.F117])" office:value-type="float" office:value="0.750111070176472" calcext:value-type="float">
            <text:p>0.7501110702</text:p>
          </table:table-cell>
          <table:table-cell table:formula="of:=SIN([.F117])" office:value-type="float" office:value="0.661311864704322" calcext:value-type="float">
            <text:p>0.6613118647</text:p>
          </table:table-cell>
          <table:table-cell/>
        </table:table-row>
        <table:table-row table:style-name="ro1">
          <table:table-cell table:formula="of:=RANDBETWEEN(-10000;10000)/10000" office:value-type="float" office:value="-0.6318" calcext:value-type="float">
            <text:p>-0.6318</text:p>
          </table:table-cell>
          <table:table-cell table:formula="of:=RANDBETWEEN(-10000;10000)/10000" office:value-type="float" office:value="-0.2424" calcext:value-type="float">
            <text:p>-0.2424</text:p>
          </table:table-cell>
          <table:table-cell table:formula="of:=IF(COS([.A118])*COS([.A118])+SIN([.B118])*SIN([.B118])&lt;1;1;0)" office:value-type="float" office:value="1" calcext:value-type="float">
            <text:p>1</text:p>
          </table:table-cell>
          <table:table-cell table:number-columns-repeated="2"/>
          <table:table-cell table:formula="of:=[.F117]+3.14159265/500" office:value-type="float" office:value="0.728849494800001" calcext:value-type="float">
            <text:p>0.7288494948</text:p>
          </table:table-cell>
          <table:table-cell table:formula="of:=COS([.F118])" office:value-type="float" office:value="0.745941145978857" calcext:value-type="float">
            <text:p>0.745941146</text:p>
          </table:table-cell>
          <table:table-cell table:formula="of:=SIN([.F118])" office:value-type="float" office:value="0.666011866813009" calcext:value-type="float">
            <text:p>0.6660118668</text:p>
          </table:table-cell>
          <table:table-cell/>
        </table:table-row>
        <table:table-row table:style-name="ro1">
          <table:table-cell table:formula="of:=RANDBETWEEN(-10000;10000)/10000" office:value-type="float" office:value="-0.3792" calcext:value-type="float">
            <text:p>-0.3792</text:p>
          </table:table-cell>
          <table:table-cell table:formula="of:=RANDBETWEEN(-10000;10000)/10000" office:value-type="float" office:value="0.3454" calcext:value-type="float">
            <text:p>0.3454</text:p>
          </table:table-cell>
          <table:table-cell table:formula="of:=IF(COS([.A119])*COS([.A119])+SIN([.B119])*SIN([.B119])&lt;1;1;0)" office:value-type="float" office:value="1" calcext:value-type="float">
            <text:p>1</text:p>
          </table:table-cell>
          <table:table-cell table:number-columns-repeated="2"/>
          <table:table-cell table:formula="of:=[.F118]+3.14159265/500" office:value-type="float" office:value="0.735132680100001" calcext:value-type="float">
            <text:p>0.7351326801</text:p>
          </table:table-cell>
          <table:table-cell table:formula="of:=COS([.F119])" office:value-type="float" office:value="0.741741773302122" calcext:value-type="float">
            <text:p>0.7417417733</text:p>
          </table:table-cell>
          <table:table-cell table:formula="of:=SIN([.F119])" office:value-type="float" office:value="0.67068557591365" calcext:value-type="float">
            <text:p>0.6706855759</text:p>
          </table:table-cell>
          <table:table-cell/>
        </table:table-row>
        <table:table-row table:style-name="ro1">
          <table:table-cell table:formula="of:=RANDBETWEEN(-10000;10000)/10000" office:value-type="float" office:value="-0.4964" calcext:value-type="float">
            <text:p>-0.4964</text:p>
          </table:table-cell>
          <table:table-cell table:formula="of:=RANDBETWEEN(-10000;10000)/10000" office:value-type="float" office:value="-0.2159" calcext:value-type="float">
            <text:p>-0.2159</text:p>
          </table:table-cell>
          <table:table-cell table:formula="of:=IF(COS([.A120])*COS([.A120])+SIN([.B120])*SIN([.B120])&lt;1;1;0)" office:value-type="float" office:value="1" calcext:value-type="float">
            <text:p>1</text:p>
          </table:table-cell>
          <table:table-cell table:number-columns-repeated="2"/>
          <table:table-cell table:formula="of:=[.F119]+3.14159265/500" office:value-type="float" office:value="0.741415865400001" calcext:value-type="float">
            <text:p>0.7414158654</text:p>
          </table:table-cell>
          <table:table-cell table:formula="of:=COS([.F120])" office:value-type="float" office:value="0.737513117930309" calcext:value-type="float">
            <text:p>0.7375131179</text:p>
          </table:table-cell>
          <table:table-cell table:formula="of:=SIN([.F120])" office:value-type="float" office:value="0.675332807496211" calcext:value-type="float">
            <text:p>0.6753328075</text:p>
          </table:table-cell>
          <table:table-cell/>
        </table:table-row>
        <table:table-row table:style-name="ro1">
          <table:table-cell table:formula="of:=RANDBETWEEN(-10000;10000)/10000" office:value-type="float" office:value="-0.0681" calcext:value-type="float">
            <text:p>-0.0681</text:p>
          </table:table-cell>
          <table:table-cell table:formula="of:=RANDBETWEEN(-10000;10000)/10000" office:value-type="float" office:value="0.2377" calcext:value-type="float">
            <text:p>0.2377</text:p>
          </table:table-cell>
          <table:table-cell table:formula="of:=IF(COS([.A121])*COS([.A121])+SIN([.B121])*SIN([.B121])&lt;1;1;0)" office:value-type="float" office:value="0" calcext:value-type="float">
            <text:p>0</text:p>
          </table:table-cell>
          <table:table-cell table:number-columns-repeated="2"/>
          <table:table-cell table:formula="of:=[.F120]+3.14159265/500" office:value-type="float" office:value="0.747699050700002" calcext:value-type="float">
            <text:p>0.7476990507</text:p>
          </table:table-cell>
          <table:table-cell table:formula="of:=COS([.F121])" office:value-type="float" office:value="0.733255346803491" calcext:value-type="float">
            <text:p>0.7332553468</text:p>
          </table:table-cell>
          <table:table-cell table:formula="of:=SIN([.F121])" office:value-type="float" office:value="0.679953378095948" calcext:value-type="float">
            <text:p>0.6799533781</text:p>
          </table:table-cell>
          <table:table-cell/>
        </table:table-row>
        <table:table-row table:style-name="ro1">
          <table:table-cell table:formula="of:=RANDBETWEEN(-10000;10000)/10000" office:value-type="float" office:value="0.2373" calcext:value-type="float">
            <text:p>0.2373</text:p>
          </table:table-cell>
          <table:table-cell table:formula="of:=RANDBETWEEN(-10000;10000)/10000" office:value-type="float" office:value="0.6045" calcext:value-type="float">
            <text:p>0.6045</text:p>
          </table:table-cell>
          <table:table-cell table:formula="of:=IF(COS([.A122])*COS([.A122])+SIN([.B122])*SIN([.B122])&lt;1;1;0)" office:value-type="float" office:value="0" calcext:value-type="float">
            <text:p>0</text:p>
          </table:table-cell>
          <table:table-cell table:number-columns-repeated="2"/>
          <table:table-cell table:formula="of:=[.F121]+3.14159265/500" office:value-type="float" office:value="0.753982236000002" calcext:value-type="float">
            <text:p>0.753982236</text:p>
          </table:table-cell>
          <table:table-cell table:formula="of:=COS([.F122])" office:value-type="float" office:value="0.728968628011182" calcext:value-type="float">
            <text:p>0.728968628</text:p>
          </table:table-cell>
          <table:table-cell table:formula="of:=SIN([.F122])" office:value-type="float" office:value="0.684547105300647" calcext:value-type="float">
            <text:p>0.6845471053</text:p>
          </table:table-cell>
          <table:table-cell/>
        </table:table-row>
        <table:table-row table:style-name="ro1">
          <table:table-cell table:formula="of:=RANDBETWEEN(-10000;10000)/10000" office:value-type="float" office:value="0.9445" calcext:value-type="float">
            <text:p>0.9445</text:p>
          </table:table-cell>
          <table:table-cell table:formula="of:=RANDBETWEEN(-10000;10000)/10000" office:value-type="float" office:value="0.3577" calcext:value-type="float">
            <text:p>0.3577</text:p>
          </table:table-cell>
          <table:table-cell table:formula="of:=IF(COS([.A123])*COS([.A123])+SIN([.B123])*SIN([.B123])&lt;1;1;0)" office:value-type="float" office:value="1" calcext:value-type="float">
            <text:p>1</text:p>
          </table:table-cell>
          <table:table-cell table:number-columns-repeated="2"/>
          <table:table-cell table:formula="of:=[.F122]+3.14159265/500" office:value-type="float" office:value="0.760265421300002" calcext:value-type="float">
            <text:p>0.7602654213</text:p>
          </table:table-cell>
          <table:table-cell table:formula="of:=COS([.F123])" office:value-type="float" office:value="0.724653130785699" calcext:value-type="float">
            <text:p>0.7246531308</text:p>
          </table:table-cell>
          <table:table-cell table:formula="of:=SIN([.F123])" office:value-type="float" office:value="0.689113807757822" calcext:value-type="float">
            <text:p>0.6891138078</text:p>
          </table:table-cell>
          <table:table-cell/>
        </table:table-row>
        <table:table-row table:style-name="ro1">
          <table:table-cell table:formula="of:=RANDBETWEEN(-10000;10000)/10000" office:value-type="float" office:value="-0.2973" calcext:value-type="float">
            <text:p>-0.2973</text:p>
          </table:table-cell>
          <table:table-cell table:formula="of:=RANDBETWEEN(-10000;10000)/10000" office:value-type="float" office:value="0.0136" calcext:value-type="float">
            <text:p>0.0136</text:p>
          </table:table-cell>
          <table:table-cell table:formula="of:=IF(COS([.A124])*COS([.A124])+SIN([.B124])*SIN([.B124])&lt;1;1;0)" office:value-type="float" office:value="1" calcext:value-type="float">
            <text:p>1</text:p>
          </table:table-cell>
          <table:table-cell table:number-columns-repeated="2"/>
          <table:table-cell table:formula="of:=[.F123]+3.14159265/500" office:value-type="float" office:value="0.766548606600002" calcext:value-type="float">
            <text:p>0.7665486066</text:p>
          </table:table-cell>
          <table:table-cell table:formula="of:=COS([.F124])" office:value-type="float" office:value="0.720309025495483" calcext:value-type="float">
            <text:p>0.7203090255</text:p>
          </table:table-cell>
          <table:table-cell table:formula="of:=SIN([.F124])" office:value-type="float" office:value="0.693653305181881" calcext:value-type="float">
            <text:p>0.6936533052</text:p>
          </table:table-cell>
          <table:table-cell/>
        </table:table-row>
        <table:table-row table:style-name="ro1">
          <table:table-cell table:formula="of:=RANDBETWEEN(-10000;10000)/10000" office:value-type="float" office:value="0.5785" calcext:value-type="float">
            <text:p>0.5785</text:p>
          </table:table-cell>
          <table:table-cell table:formula="of:=RANDBETWEEN(-10000;10000)/10000" office:value-type="float" office:value="0.5035" calcext:value-type="float">
            <text:p>0.5035</text:p>
          </table:table-cell>
          <table:table-cell table:formula="of:=IF(COS([.A125])*COS([.A125])+SIN([.B125])*SIN([.B125])&lt;1;1;0)" office:value-type="float" office:value="1" calcext:value-type="float">
            <text:p>1</text:p>
          </table:table-cell>
          <table:table-cell table:number-columns-repeated="2"/>
          <table:table-cell table:formula="of:=[.F124]+3.14159265/500" office:value-type="float" office:value="0.772831791900002" calcext:value-type="float">
            <text:p>0.7728317919</text:p>
          </table:table-cell>
          <table:table-cell table:formula="of:=COS([.F125])" office:value-type="float" office:value="0.715936483638372" calcext:value-type="float">
            <text:p>0.7159364836</text:p>
          </table:table-cell>
          <table:table-cell table:formula="of:=SIN([.F125])" office:value-type="float" office:value="0.698165418361238" calcext:value-type="float">
            <text:p>0.6981654184</text:p>
          </table:table-cell>
          <table:table-cell/>
        </table:table-row>
        <table:table-row table:style-name="ro1">
          <table:table-cell table:formula="of:=RANDBETWEEN(-10000;10000)/10000" office:value-type="float" office:value="-0.7056" calcext:value-type="float">
            <text:p>-0.7056</text:p>
          </table:table-cell>
          <table:table-cell table:formula="of:=RANDBETWEEN(-10000;10000)/10000" office:value-type="float" office:value="-0.3931" calcext:value-type="float">
            <text:p>-0.3931</text:p>
          </table:table-cell>
          <table:table-cell table:formula="of:=IF(COS([.A126])*COS([.A126])+SIN([.B126])*SIN([.B126])&lt;1;1;0)" office:value-type="float" office:value="1" calcext:value-type="float">
            <text:p>1</text:p>
          </table:table-cell>
          <table:table-cell table:number-columns-repeated="2"/>
          <table:table-cell table:formula="of:=[.F125]+3.14159265/500" office:value-type="float" office:value="0.779114977200002" calcext:value-type="float">
            <text:p>0.7791149772</text:p>
          </table:table-cell>
          <table:table-cell table:formula="of:=COS([.F126])" office:value-type="float" office:value="0.711535677834831" calcext:value-type="float">
            <text:p>0.7115356778</text:p>
          </table:table-cell>
          <table:table-cell table:formula="of:=SIN([.F126])" office:value-type="float" office:value="0.702649969165392" calcext:value-type="float">
            <text:p>0.7026499692</text:p>
          </table:table-cell>
          <table:table-cell/>
        </table:table-row>
        <table:table-row table:style-name="ro1">
          <table:table-cell table:formula="of:=RANDBETWEEN(-10000;10000)/10000" office:value-type="float" office:value="0.018" calcext:value-type="float">
            <text:p>0.018</text:p>
          </table:table-cell>
          <table:table-cell table:formula="of:=RANDBETWEEN(-10000;10000)/10000" office:value-type="float" office:value="-0.4829" calcext:value-type="float">
            <text:p>-0.4829</text:p>
          </table:table-cell>
          <table:table-cell table:formula="of:=IF(COS([.A127])*COS([.A127])+SIN([.B127])*SIN([.B127])&lt;1;1;0)" office:value-type="float" office:value="0" calcext:value-type="float">
            <text:p>0</text:p>
          </table:table-cell>
          <table:table-cell table:number-columns-repeated="2"/>
          <table:table-cell table:formula="of:=[.F126]+3.14159265/500" office:value-type="float" office:value="0.785398162500002" calcext:value-type="float">
            <text:p>0.7853981625</text:p>
          </table:table-cell>
          <table:table-cell table:formula="of:=COS([.F127])" office:value-type="float" office:value="0.707106781821138" calcext:value-type="float">
            <text:p>0.7071067818</text:p>
          </table:table-cell>
          <table:table-cell table:formula="of:=SIN([.F127])" office:value-type="float" office:value="0.707106780551957" calcext:value-type="float">
            <text:p>0.7071067806</text:p>
          </table:table-cell>
          <table:table-cell/>
        </table:table-row>
        <table:table-row table:style-name="ro1">
          <table:table-cell table:formula="of:=RANDBETWEEN(-10000;10000)/10000" office:value-type="float" office:value="0.3056" calcext:value-type="float">
            <text:p>0.3056</text:p>
          </table:table-cell>
          <table:table-cell table:formula="of:=RANDBETWEEN(-10000;10000)/10000" office:value-type="float" office:value="0.8651" calcext:value-type="float">
            <text:p>0.8651</text:p>
          </table:table-cell>
          <table:table-cell table:formula="of:=IF(COS([.A128])*COS([.A128])+SIN([.B128])*SIN([.B128])&lt;1;1;0)" office:value-type="float" office:value="0" calcext:value-type="float">
            <text:p>0</text:p>
          </table:table-cell>
          <table:table-cell table:number-columns-repeated="2"/>
          <table:table-cell table:formula="of:=[.F127]+3.14159265/500" office:value-type="float" office:value="0.791681347800002" calcext:value-type="float">
            <text:p>0.7916813478</text:p>
          </table:table-cell>
          <table:table-cell table:formula="of:=COS([.F128])" office:value-type="float" office:value="0.702649970442523" calcext:value-type="float">
            <text:p>0.7026499704</text:p>
          </table:table-cell>
          <table:table-cell table:formula="of:=SIN([.F128])" office:value-type="float" office:value="0.71153567657365" calcext:value-type="float">
            <text:p>0.7115356766</text:p>
          </table:table-cell>
          <table:table-cell/>
        </table:table-row>
        <table:table-row table:style-name="ro1">
          <table:table-cell table:formula="of:=RANDBETWEEN(-10000;10000)/10000" office:value-type="float" office:value="0.4456" calcext:value-type="float">
            <text:p>0.4456</text:p>
          </table:table-cell>
          <table:table-cell table:formula="of:=RANDBETWEEN(-10000;10000)/10000" office:value-type="float" office:value="0.663" calcext:value-type="float">
            <text:p>0.663</text:p>
          </table:table-cell>
          <table:table-cell table:formula="of:=IF(COS([.A129])*COS([.A129])+SIN([.B129])*SIN([.B129])&lt;1;1;0)" office:value-type="float" office:value="0" calcext:value-type="float">
            <text:p>0</text:p>
          </table:table-cell>
          <table:table-cell table:number-columns-repeated="2"/>
          <table:table-cell table:formula="of:=[.F128]+3.14159265/500" office:value-type="float" office:value="0.797964533100002" calcext:value-type="float">
            <text:p>0.7979645331</text:p>
          </table:table-cell>
          <table:table-cell table:formula="of:=COS([.F129])" office:value-type="float" office:value="0.698165419646268" calcext:value-type="float">
            <text:p>0.6981654196</text:p>
          </table:table-cell>
          <table:table-cell table:formula="of:=SIN([.F129])" office:value-type="float" office:value="0.71593648238524" calcext:value-type="float">
            <text:p>0.7159364824</text:p>
          </table:table-cell>
          <table:table-cell/>
        </table:table-row>
        <table:table-row table:style-name="ro1">
          <table:table-cell table:formula="of:=RANDBETWEEN(-10000;10000)/10000" office:value-type="float" office:value="0.705" calcext:value-type="float">
            <text:p>0.705</text:p>
          </table:table-cell>
          <table:table-cell table:formula="of:=RANDBETWEEN(-10000;10000)/10000" office:value-type="float" office:value="-0.5218" calcext:value-type="float">
            <text:p>-0.5218</text:p>
          </table:table-cell>
          <table:table-cell table:formula="of:=IF(COS([.A130])*COS([.A130])+SIN([.B130])*SIN([.B130])&lt;1;1;0)" office:value-type="float" office:value="1" calcext:value-type="float">
            <text:p>1</text:p>
          </table:table-cell>
          <table:table-cell table:number-columns-repeated="2"/>
          <table:table-cell table:formula="of:=[.F129]+3.14159265/500" office:value-type="float" office:value="0.804247718400002" calcext:value-type="float">
            <text:p>0.8042477184</text:p>
          </table:table-cell>
          <table:table-cell table:formula="of:=COS([.F130])" office:value-type="float" office:value="0.693653306474758" calcext:value-type="float">
            <text:p>0.6936533065</text:p>
          </table:table-cell>
          <table:table-cell table:formula="of:=SIN([.F130])" office:value-type="float" office:value="0.72030902425045" calcext:value-type="float">
            <text:p>0.7203090243</text:p>
          </table:table-cell>
          <table:table-cell/>
        </table:table-row>
        <table:table-row table:style-name="ro1">
          <table:table-cell table:formula="of:=RANDBETWEEN(-10000;10000)/10000" office:value-type="float" office:value="-0.6763" calcext:value-type="float">
            <text:p>-0.6763</text:p>
          </table:table-cell>
          <table:table-cell table:formula="of:=RANDBETWEEN(-10000;10000)/10000" office:value-type="float" office:value="0.6706" calcext:value-type="float">
            <text:p>0.6706</text:p>
          </table:table-cell>
          <table:table-cell table:formula="of:=IF(COS([.A131])*COS([.A131])+SIN([.B131])*SIN([.B131])&lt;1;1;0)" office:value-type="float" office:value="1" calcext:value-type="float">
            <text:p>1</text:p>
          </table:table-cell>
          <table:table-cell table:number-columns-repeated="2"/>
          <table:table-cell table:formula="of:=[.F130]+3.14159265/500" office:value-type="float" office:value="0.810530903700002" calcext:value-type="float">
            <text:p>0.8105309037</text:p>
          </table:table-cell>
          <table:table-cell table:formula="of:=COS([.F131])" office:value-type="float" office:value="0.689113809058497" calcext:value-type="float">
            <text:p>0.6891138091</text:p>
          </table:table-cell>
          <table:table-cell table:formula="of:=SIN([.F131])" office:value-type="float" office:value="0.724653129548814" calcext:value-type="float">
            <text:p>0.7246531295</text:p>
          </table:table-cell>
          <table:table-cell/>
        </table:table-row>
        <table:table-row table:style-name="ro1">
          <table:table-cell table:formula="of:=RANDBETWEEN(-10000;10000)/10000" office:value-type="float" office:value="0.7561" calcext:value-type="float">
            <text:p>0.7561</text:p>
          </table:table-cell>
          <table:table-cell table:formula="of:=RANDBETWEEN(-10000;10000)/10000" office:value-type="float" office:value="-0.3839" calcext:value-type="float">
            <text:p>-0.3839</text:p>
          </table:table-cell>
          <table:table-cell table:formula="of:=IF(COS([.A132])*COS([.A132])+SIN([.B132])*SIN([.B132])&lt;1;1;0)" office:value-type="float" office:value="1" calcext:value-type="float">
            <text:p>1</text:p>
          </table:table-cell>
          <table:table-cell table:number-columns-repeated="2"/>
          <table:table-cell table:formula="of:=[.F131]+3.14159265/500" office:value-type="float" office:value="0.816814089000002" calcext:value-type="float">
            <text:p>0.816814089</text:p>
          </table:table-cell>
          <table:table-cell table:formula="of:=COS([.F132])" office:value-type="float" office:value="0.684547106609067" calcext:value-type="float">
            <text:p>0.6845471066</text:p>
          </table:table-cell>
          <table:table-cell table:formula="of:=SIN([.F132])" office:value-type="float" office:value="0.728968626782494" calcext:value-type="float">
            <text:p>0.7289686268</text:p>
          </table:table-cell>
          <table:table-cell/>
        </table:table-row>
        <table:table-row table:style-name="ro1">
          <table:table-cell table:formula="of:=RANDBETWEEN(-10000;10000)/10000" office:value-type="float" office:value="-0.8392" calcext:value-type="float">
            <text:p>-0.8392</text:p>
          </table:table-cell>
          <table:table-cell table:formula="of:=RANDBETWEEN(-10000;10000)/10000" office:value-type="float" office:value="-0.3464" calcext:value-type="float">
            <text:p>-0.3464</text:p>
          </table:table-cell>
          <table:table-cell table:formula="of:=IF(COS([.A133])*COS([.A133])+SIN([.B133])*SIN([.B133])&lt;1;1;0)" office:value-type="float" office:value="1" calcext:value-type="float">
            <text:p>1</text:p>
          </table:table-cell>
          <table:table-cell table:number-columns-repeated="2"/>
          <table:table-cell table:formula="of:=[.F132]+3.14159265/500" office:value-type="float" office:value="0.823097274300002" calcext:value-type="float">
            <text:p>0.8230972743</text:p>
          </table:table-cell>
          <table:table-cell table:formula="of:=COS([.F133])" office:value-type="float" office:value="0.679953379412063" calcext:value-type="float">
            <text:p>0.6799533794</text:p>
          </table:table-cell>
          <table:table-cell table:formula="of:=SIN([.F133])" office:value-type="float" office:value="0.733255345583048" calcext:value-type="float">
            <text:p>0.7332553456</text:p>
          </table:table-cell>
          <table:table-cell/>
        </table:table-row>
        <table:table-row table:style-name="ro1">
          <table:table-cell table:formula="of:=RANDBETWEEN(-10000;10000)/10000" office:value-type="float" office:value="0.2776" calcext:value-type="float">
            <text:p>0.2776</text:p>
          </table:table-cell>
          <table:table-cell table:formula="of:=RANDBETWEEN(-10000;10000)/10000" office:value-type="float" office:value="0.5579" calcext:value-type="float">
            <text:p>0.5579</text:p>
          </table:table-cell>
          <table:table-cell table:formula="of:=IF(COS([.A134])*COS([.A134])+SIN([.B134])*SIN([.B134])&lt;1;1;0)" office:value-type="float" office:value="0" calcext:value-type="float">
            <text:p>0</text:p>
          </table:table-cell>
          <table:table-cell table:number-columns-repeated="2"/>
          <table:table-cell table:formula="of:=[.F133]+3.14159265/500" office:value-type="float" office:value="0.829380459600002" calcext:value-type="float">
            <text:p>0.8293804596</text:p>
          </table:table-cell>
          <table:table-cell table:formula="of:=COS([.F134])" office:value-type="float" office:value="0.675332808819968" calcext:value-type="float">
            <text:p>0.6753328088</text:p>
          </table:table-cell>
          <table:table-cell table:formula="of:=SIN([.F134])" office:value-type="float" office:value="0.737513116718159" calcext:value-type="float">
            <text:p>0.7375131167</text:p>
          </table:table-cell>
          <table:table-cell/>
        </table:table-row>
        <table:table-row table:style-name="ro1">
          <table:table-cell table:formula="of:=RANDBETWEEN(-10000;10000)/10000" office:value-type="float" office:value="0.7644" calcext:value-type="float">
            <text:p>0.7644</text:p>
          </table:table-cell>
          <table:table-cell table:formula="of:=RANDBETWEEN(-10000;10000)/10000" office:value-type="float" office:value="-0.957" calcext:value-type="float">
            <text:p>-0.957</text:p>
          </table:table-cell>
          <table:table-cell table:formula="of:=IF(COS([.A135])*COS([.A135])+SIN([.B135])*SIN([.B135])&lt;1;1;0)" office:value-type="float" office:value="0" calcext:value-type="float">
            <text:p>0</text:p>
          </table:table-cell>
          <table:table-cell table:number-columns-repeated="2"/>
          <table:table-cell table:formula="of:=[.F134]+3.14159265/500" office:value-type="float" office:value="0.835663644900002" calcext:value-type="float">
            <text:p>0.8356636449</text:p>
          </table:table-cell>
          <table:table-cell table:formula="of:=COS([.F135])" office:value-type="float" office:value="0.670685577244997" calcext:value-type="float">
            <text:p>0.6706855772</text:p>
          </table:table-cell>
          <table:table-cell table:formula="of:=SIN([.F135])" office:value-type="float" office:value="0.741741772098313" calcext:value-type="float">
            <text:p>0.7417417721</text:p>
          </table:table-cell>
          <table:table-cell/>
        </table:table-row>
        <table:table-row table:style-name="ro1">
          <table:table-cell table:formula="of:=RANDBETWEEN(-10000;10000)/10000" office:value-type="float" office:value="0.5551" calcext:value-type="float">
            <text:p>0.5551</text:p>
          </table:table-cell>
          <table:table-cell table:formula="of:=RANDBETWEEN(-10000;10000)/10000" office:value-type="float" office:value="-0.3853" calcext:value-type="float">
            <text:p>-0.3853</text:p>
          </table:table-cell>
          <table:table-cell table:formula="of:=IF(COS([.A136])*COS([.A136])+SIN([.B136])*SIN([.B136])&lt;1;1;0)" office:value-type="float" office:value="1" calcext:value-type="float">
            <text:p>1</text:p>
          </table:table-cell>
          <table:table-cell table:number-columns-repeated="2"/>
          <table:table-cell table:formula="of:=[.F135]+3.14159265/500" office:value-type="float" office:value="0.841946830200002" calcext:value-type="float">
            <text:p>0.8419468302</text:p>
          </table:table-cell>
          <table:table-cell table:formula="of:=COS([.F136])" office:value-type="float" office:value="0.666011868151893" calcext:value-type="float">
            <text:p>0.6660118682</text:p>
          </table:table-cell>
          <table:table-cell table:formula="of:=SIN([.F136])" office:value-type="float" office:value="0.745941144783437" calcext:value-type="float">
            <text:p>0.7459411448</text:p>
          </table:table-cell>
          <table:table-cell/>
        </table:table-row>
        <table:table-row table:style-name="ro1">
          <table:table-cell table:formula="of:=RANDBETWEEN(-10000;10000)/10000" office:value-type="float" office:value="0.9804" calcext:value-type="float">
            <text:p>0.9804</text:p>
          </table:table-cell>
          <table:table-cell table:formula="of:=RANDBETWEEN(-10000;10000)/10000" office:value-type="float" office:value="0.1424" calcext:value-type="float">
            <text:p>0.1424</text:p>
          </table:table-cell>
          <table:table-cell table:formula="of:=IF(COS([.A137])*COS([.A137])+SIN([.B137])*SIN([.B137])&lt;1;1;0)" office:value-type="float" office:value="1" calcext:value-type="float">
            <text:p>1</text:p>
          </table:table-cell>
          <table:table-cell table:number-columns-repeated="2"/>
          <table:table-cell table:formula="of:=[.F136]+3.14159265/500" office:value-type="float" office:value="0.848230015500002" calcext:value-type="float">
            <text:p>0.8482300155</text:p>
          </table:table-cell>
          <table:table-cell table:formula="of:=COS([.F137])" office:value-type="float" office:value="0.661311866050691" calcext:value-type="float">
            <text:p>0.6613118661</text:p>
          </table:table-cell>
          <table:table-cell table:formula="of:=SIN([.F137])" office:value-type="float" office:value="0.750111068989488" calcext:value-type="float">
            <text:p>0.750111069</text:p>
          </table:table-cell>
          <table:table-cell/>
        </table:table-row>
        <table:table-row table:style-name="ro1">
          <table:table-cell table:formula="of:=RANDBETWEEN(-10000;10000)/10000" office:value-type="float" office:value="-0.4331" calcext:value-type="float">
            <text:p>-0.4331</text:p>
          </table:table-cell>
          <table:table-cell table:formula="of:=RANDBETWEEN(-10000;10000)/10000" office:value-type="float" office:value="-0.0783" calcext:value-type="float">
            <text:p>-0.0783</text:p>
          </table:table-cell>
          <table:table-cell table:formula="of:=IF(COS([.A138])*COS([.A138])+SIN([.B138])*SIN([.B138])&lt;1;1;0)" office:value-type="float" office:value="1" calcext:value-type="float">
            <text:p>1</text:p>
          </table:table-cell>
          <table:table-cell table:number-columns-repeated="2"/>
          <table:table-cell table:formula="of:=[.F137]+3.14159265/500" office:value-type="float" office:value="0.854513200800002" calcext:value-type="float">
            <text:p>0.8545132008</text:p>
          </table:table-cell>
          <table:table-cell table:formula="of:=COS([.F138])" office:value-type="float" office:value="0.656585756489424" calcext:value-type="float">
            <text:p>0.6565857565</text:p>
          </table:table-cell>
          <table:table-cell table:formula="of:=SIN([.F138])" office:value-type="float" office:value="0.754251380095" calcext:value-type="float">
            <text:p>0.7542513801</text:p>
          </table:table-cell>
          <table:table-cell/>
        </table:table-row>
        <table:table-row table:style-name="ro1">
          <table:table-cell table:formula="of:=RANDBETWEEN(-10000;10000)/10000" office:value-type="float" office:value="0.4698" calcext:value-type="float">
            <text:p>0.4698</text:p>
          </table:table-cell>
          <table:table-cell table:formula="of:=RANDBETWEEN(-10000;10000)/10000" office:value-type="float" office:value="0.5064" calcext:value-type="float">
            <text:p>0.5064</text:p>
          </table:table-cell>
          <table:table-cell table:formula="of:=IF(COS([.A139])*COS([.A139])+SIN([.B139])*SIN([.B139])&lt;1;1;0)" office:value-type="float" office:value="0" calcext:value-type="float">
            <text:p>0</text:p>
          </table:table-cell>
          <table:table-cell table:number-columns-repeated="2"/>
          <table:table-cell table:formula="of:=[.F138]+3.14159265/500" office:value-type="float" office:value="0.860796386100002" calcext:value-type="float">
            <text:p>0.8607963861</text:p>
          </table:table-cell>
          <table:table-cell table:formula="of:=COS([.F139])" office:value-type="float" office:value="0.651833726046804" calcext:value-type="float">
            <text:p>0.651833726</text:p>
          </table:table-cell>
          <table:table-cell table:formula="of:=SIN([.F139])" office:value-type="float" office:value="0.758361914647578" calcext:value-type="float">
            <text:p>0.7583619146</text:p>
          </table:table-cell>
          <table:table-cell/>
        </table:table-row>
        <table:table-row table:style-name="ro1">
          <table:table-cell table:formula="of:=RANDBETWEEN(-10000;10000)/10000" office:value-type="float" office:value="0.6966" calcext:value-type="float">
            <text:p>0.6966</text:p>
          </table:table-cell>
          <table:table-cell table:formula="of:=RANDBETWEEN(-10000;10000)/10000" office:value-type="float" office:value="-0.0436" calcext:value-type="float">
            <text:p>-0.0436</text:p>
          </table:table-cell>
          <table:table-cell table:formula="of:=IF(COS([.A140])*COS([.A140])+SIN([.B140])*SIN([.B140])&lt;1;1;0)" office:value-type="float" office:value="1" calcext:value-type="float">
            <text:p>1</text:p>
          </table:table-cell>
          <table:table-cell table:number-columns-repeated="2"/>
          <table:table-cell table:formula="of:=[.F139]+3.14159265/500" office:value-type="float" office:value="0.867079571400002" calcext:value-type="float">
            <text:p>0.8670795714</text:p>
          </table:table-cell>
          <table:table-cell table:formula="of:=COS([.F140])" office:value-type="float" office:value="0.647055962324858" calcext:value-type="float">
            <text:p>0.6470559623</text:p>
          </table:table-cell>
          <table:table-cell table:formula="of:=SIN([.F140])" office:value-type="float" office:value="0.762442510370357" calcext:value-type="float">
            <text:p>0.7624425104</text:p>
          </table:table-cell>
          <table:table-cell/>
        </table:table-row>
        <table:table-row table:style-name="ro1">
          <table:table-cell table:formula="of:=RANDBETWEEN(-10000;10000)/10000" office:value-type="float" office:value="0.1706" calcext:value-type="float">
            <text:p>0.1706</text:p>
          </table:table-cell>
          <table:table-cell table:formula="of:=RANDBETWEEN(-10000;10000)/10000" office:value-type="float" office:value="-0.6669" calcext:value-type="float">
            <text:p>-0.6669</text:p>
          </table:table-cell>
          <table:table-cell table:formula="of:=IF(COS([.A141])*COS([.A141])+SIN([.B141])*SIN([.B141])&lt;1;1;0)" office:value-type="float" office:value="0" calcext:value-type="float">
            <text:p>0</text:p>
          </table:table-cell>
          <table:table-cell table:number-columns-repeated="2"/>
          <table:table-cell table:formula="of:=[.F140]+3.14159265/500" office:value-type="float" office:value="0.873362756700002" calcext:value-type="float">
            <text:p>0.8733627567</text:p>
          </table:table-cell>
          <table:table-cell table:formula="of:=COS([.F141])" office:value-type="float" office:value="0.642252653941514" calcext:value-type="float">
            <text:p>0.6422526539</text:p>
          </table:table-cell>
          <table:table-cell table:formula="of:=SIN([.F141])" office:value-type="float" office:value="0.766493006168407" calcext:value-type="float">
            <text:p>0.7664930062</text:p>
          </table:table-cell>
          <table:table-cell/>
        </table:table-row>
        <table:table-row table:style-name="ro1">
          <table:table-cell table:formula="of:=RANDBETWEEN(-10000;10000)/10000" office:value-type="float" office:value="-0.9845" calcext:value-type="float">
            <text:p>-0.9845</text:p>
          </table:table-cell>
          <table:table-cell table:formula="of:=RANDBETWEEN(-10000;10000)/10000" office:value-type="float" office:value="0.8253" calcext:value-type="float">
            <text:p>0.8253</text:p>
          </table:table-cell>
          <table:table-cell table:formula="of:=IF(COS([.A142])*COS([.A142])+SIN([.B142])*SIN([.B142])&lt;1;1;0)" office:value-type="float" office:value="1" calcext:value-type="float">
            <text:p>1</text:p>
          </table:table-cell>
          <table:table-cell table:number-columns-repeated="2"/>
          <table:table-cell table:formula="of:=[.F141]+3.14159265/500" office:value-type="float" office:value="0.879645942000002" calcext:value-type="float">
            <text:p>0.879645942</text:p>
          </table:table-cell>
          <table:table-cell table:formula="of:=COS([.F142])" office:value-type="float" office:value="0.637423990523163" calcext:value-type="float">
            <text:p>0.6374239905</text:p>
          </table:table-cell>
          <table:table-cell table:formula="of:=SIN([.F142])" office:value-type="float" office:value="0.770513242135089" calcext:value-type="float">
            <text:p>0.7705132421</text:p>
          </table:table-cell>
          <table:table-cell/>
        </table:table-row>
        <table:table-row table:style-name="ro1">
          <table:table-cell table:formula="of:=RANDBETWEEN(-10000;10000)/10000" office:value-type="float" office:value="0.3564" calcext:value-type="float">
            <text:p>0.3564</text:p>
          </table:table-cell>
          <table:table-cell table:formula="of:=RANDBETWEEN(-10000;10000)/10000" office:value-type="float" office:value="0.609" calcext:value-type="float">
            <text:p>0.609</text:p>
          </table:table-cell>
          <table:table-cell table:formula="of:=IF(COS([.A143])*COS([.A143])+SIN([.B143])*SIN([.B143])&lt;1;1;0)" office:value-type="float" office:value="0" calcext:value-type="float">
            <text:p>0</text:p>
          </table:table-cell>
          <table:table-cell table:number-columns-repeated="2"/>
          <table:table-cell table:formula="of:=[.F142]+3.14159265/500" office:value-type="float" office:value="0.885929127300003" calcext:value-type="float">
            <text:p>0.8859291273</text:p>
          </table:table-cell>
          <table:table-cell table:formula="of:=COS([.F143])" office:value-type="float" office:value="0.632570162697169" calcext:value-type="float">
            <text:p>0.6325701627</text:p>
          </table:table-cell>
          <table:table-cell table:formula="of:=SIN([.F143])" office:value-type="float" office:value="0.774503059558371" calcext:value-type="float">
            <text:p>0.7745030596</text:p>
          </table:table-cell>
          <table:table-cell/>
        </table:table-row>
        <table:table-row table:style-name="ro1">
          <table:table-cell table:formula="of:=RANDBETWEEN(-10000;10000)/10000" office:value-type="float" office:value="0.2865" calcext:value-type="float">
            <text:p>0.2865</text:p>
          </table:table-cell>
          <table:table-cell table:formula="of:=RANDBETWEEN(-10000;10000)/10000" office:value-type="float" office:value="-0.1565" calcext:value-type="float">
            <text:p>-0.1565</text:p>
          </table:table-cell>
          <table:table-cell table:formula="of:=IF(COS([.A144])*COS([.A144])+SIN([.B144])*SIN([.B144])&lt;1;1;0)" office:value-type="float" office:value="1" calcext:value-type="float">
            <text:p>1</text:p>
          </table:table-cell>
          <table:table-cell table:number-columns-repeated="2"/>
          <table:table-cell table:formula="of:=[.F143]+3.14159265/500" office:value-type="float" office:value="0.892212312600003" calcext:value-type="float">
            <text:p>0.8922123126</text:p>
          </table:table-cell>
          <table:table-cell table:formula="of:=COS([.F144])" office:value-type="float" office:value="0.627691362084342" calcext:value-type="float">
            <text:p>0.6276913621</text:p>
          </table:table-cell>
          <table:table-cell table:formula="of:=SIN([.F144])" office:value-type="float" office:value="0.778462300927093" calcext:value-type="float">
            <text:p>0.7784623009</text:p>
          </table:table-cell>
          <table:table-cell/>
        </table:table-row>
        <table:table-row table:style-name="ro1">
          <table:table-cell table:formula="of:=RANDBETWEEN(-10000;10000)/10000" office:value-type="float" office:value="0.8984" calcext:value-type="float">
            <text:p>0.8984</text:p>
          </table:table-cell>
          <table:table-cell table:formula="of:=RANDBETWEEN(-10000;10000)/10000" office:value-type="float" office:value="-0.0324" calcext:value-type="float">
            <text:p>-0.0324</text:p>
          </table:table-cell>
          <table:table-cell table:formula="of:=IF(COS([.A145])*COS([.A145])+SIN([.B145])*SIN([.B145])&lt;1;1;0)" office:value-type="float" office:value="1" calcext:value-type="float">
            <text:p>1</text:p>
          </table:table-cell>
          <table:table-cell table:number-columns-repeated="2"/>
          <table:table-cell table:formula="of:=[.F144]+3.14159265/500" office:value-type="float" office:value="0.898495497900003" calcext:value-type="float">
            <text:p>0.8984954979</text:p>
          </table:table-cell>
          <table:table-cell table:formula="of:=COS([.F145])" office:value-type="float" office:value="0.622787781291376" calcext:value-type="float">
            <text:p>0.6227877813</text:p>
          </table:table-cell>
          <table:table-cell table:formula="of:=SIN([.F145])" office:value-type="float" office:value="0.782390809937186" calcext:value-type="float">
            <text:p>0.7823908099</text:p>
          </table:table-cell>
          <table:table-cell/>
        </table:table-row>
        <table:table-row table:style-name="ro1">
          <table:table-cell table:formula="of:=RANDBETWEEN(-10000;10000)/10000" office:value-type="float" office:value="-0.5427" calcext:value-type="float">
            <text:p>-0.5427</text:p>
          </table:table-cell>
          <table:table-cell table:formula="of:=RANDBETWEEN(-10000;10000)/10000" office:value-type="float" office:value="-0.6147" calcext:value-type="float">
            <text:p>-0.6147</text:p>
          </table:table-cell>
          <table:table-cell table:formula="of:=IF(COS([.A146])*COS([.A146])+SIN([.B146])*SIN([.B146])&lt;1;1;0)" office:value-type="float" office:value="0" calcext:value-type="float">
            <text:p>0</text:p>
          </table:table-cell>
          <table:table-cell table:number-columns-repeated="2"/>
          <table:table-cell table:formula="of:=[.F145]+3.14159265/500" office:value-type="float" office:value="0.904778683200003" calcext:value-type="float">
            <text:p>0.9047786832</text:p>
          </table:table-cell>
          <table:table-cell table:formula="of:=COS([.F146])" office:value-type="float" office:value="0.617859613903245" calcext:value-type="float">
            <text:p>0.6178596139</text:p>
          </table:table-cell>
          <table:table-cell table:formula="of:=SIN([.F146])" office:value-type="float" office:value="0.78628843149784" calcext:value-type="float">
            <text:p>0.7862884315</text:p>
          </table:table-cell>
          <table:table-cell/>
        </table:table-row>
        <table:table-row table:style-name="ro1">
          <table:table-cell table:formula="of:=RANDBETWEEN(-10000;10000)/10000" office:value-type="float" office:value="0.5459" calcext:value-type="float">
            <text:p>0.5459</text:p>
          </table:table-cell>
          <table:table-cell table:formula="of:=RANDBETWEEN(-10000;10000)/10000" office:value-type="float" office:value="0.9361" calcext:value-type="float">
            <text:p>0.9361</text:p>
          </table:table-cell>
          <table:table-cell table:formula="of:=IF(COS([.A147])*COS([.A147])+SIN([.B147])*SIN([.B147])&lt;1;1;0)" office:value-type="float" office:value="0" calcext:value-type="float">
            <text:p>0</text:p>
          </table:table-cell>
          <table:table-cell table:number-columns-repeated="2"/>
          <table:table-cell table:formula="of:=[.F146]+3.14159265/500" office:value-type="float" office:value="0.911061868500003" calcext:value-type="float">
            <text:p>0.9110618685</text:p>
          </table:table-cell>
          <table:table-cell table:formula="of:=COS([.F147])" office:value-type="float" office:value="0.612907054475557" calcext:value-type="float">
            <text:p>0.6129070545</text:p>
          </table:table-cell>
          <table:table-cell table:formula="of:=SIN([.F147])" office:value-type="float" office:value="0.790155011737631" calcext:value-type="float">
            <text:p>0.7901550117</text:p>
          </table:table-cell>
          <table:table-cell/>
        </table:table-row>
        <table:table-row table:style-name="ro1">
          <table:table-cell table:formula="of:=RANDBETWEEN(-10000;10000)/10000" office:value-type="float" office:value="0.4553" calcext:value-type="float">
            <text:p>0.4553</text:p>
          </table:table-cell>
          <table:table-cell table:formula="of:=RANDBETWEEN(-10000;10000)/10000" office:value-type="float" office:value="0.5278" calcext:value-type="float">
            <text:p>0.5278</text:p>
          </table:table-cell>
          <table:table-cell table:formula="of:=IF(COS([.A148])*COS([.A148])+SIN([.B148])*SIN([.B148])&lt;1;1;0)" office:value-type="float" office:value="0" calcext:value-type="float">
            <text:p>0</text:p>
          </table:table-cell>
          <table:table-cell table:number-columns-repeated="2"/>
          <table:table-cell table:formula="of:=[.F147]+3.14159265/500" office:value-type="float" office:value="0.917345053800003" calcext:value-type="float">
            <text:p>0.9173450538</text:p>
          </table:table-cell>
          <table:table-cell table:formula="of:=COS([.F148])" office:value-type="float" office:value="0.60793029852688" calcext:value-type="float">
            <text:p>0.6079302985</text:p>
          </table:table-cell>
          <table:table-cell table:formula="of:=SIN([.F148])" office:value-type="float" office:value="0.793990398010593" calcext:value-type="float">
            <text:p>0.793990398</text:p>
          </table:table-cell>
          <table:table-cell/>
        </table:table-row>
        <table:table-row table:style-name="ro1">
          <table:table-cell table:formula="of:=RANDBETWEEN(-10000;10000)/10000" office:value-type="float" office:value="0.0288" calcext:value-type="float">
            <text:p>0.0288</text:p>
          </table:table-cell>
          <table:table-cell table:formula="of:=RANDBETWEEN(-10000;10000)/10000" office:value-type="float" office:value="-0.085" calcext:value-type="float">
            <text:p>-0.085</text:p>
          </table:table-cell>
          <table:table-cell table:formula="of:=IF(COS([.A149])*COS([.A149])+SIN([.B149])*SIN([.B149])&lt;1;1;0)" office:value-type="float" office:value="0" calcext:value-type="float">
            <text:p>0</text:p>
          </table:table-cell>
          <table:table-cell table:number-columns-repeated="2"/>
          <table:table-cell table:formula="of:=[.F148]+3.14159265/500" office:value-type="float" office:value="0.923628239100003" calcext:value-type="float">
            <text:p>0.9236282391</text:p>
          </table:table-cell>
          <table:table-cell table:formula="of:=COS([.F149])" office:value-type="float" office:value="0.602929542531014" calcext:value-type="float">
            <text:p>0.6029295425</text:p>
          </table:table-cell>
          <table:table-cell table:formula="of:=SIN([.F149])" office:value-type="float" office:value="0.797794438902241" calcext:value-type="float">
            <text:p>0.7977944389</text:p>
          </table:table-cell>
          <table:table-cell/>
        </table:table-row>
        <table:table-row table:style-name="ro1">
          <table:table-cell table:formula="of:=RANDBETWEEN(-10000;10000)/10000" office:value-type="float" office:value="0.9551" calcext:value-type="float">
            <text:p>0.9551</text:p>
          </table:table-cell>
          <table:table-cell table:formula="of:=RANDBETWEEN(-10000;10000)/10000" office:value-type="float" office:value="0.4381" calcext:value-type="float">
            <text:p>0.4381</text:p>
          </table:table-cell>
          <table:table-cell table:formula="of:=IF(COS([.A150])*COS([.A150])+SIN([.B150])*SIN([.B150])&lt;1;1;0)" office:value-type="float" office:value="1" calcext:value-type="float">
            <text:p>1</text:p>
          </table:table-cell>
          <table:table-cell table:number-columns-repeated="2"/>
          <table:table-cell table:formula="of:=[.F149]+3.14159265/500" office:value-type="float" office:value="0.929911424400003" calcext:value-type="float">
            <text:p>0.9299114244</text:p>
          </table:table-cell>
          <table:table-cell table:formula="of:=COS([.F150])" office:value-type="float" office:value="0.597904983909245" calcext:value-type="float">
            <text:p>0.5979049839</text:p>
          </table:table-cell>
          <table:table-cell table:formula="of:=SIN([.F150])" office:value-type="float" office:value="0.801566984235557" calcext:value-type="float">
            <text:p>0.8015669842</text:p>
          </table:table-cell>
          <table:table-cell/>
        </table:table-row>
        <table:table-row table:style-name="ro1">
          <table:table-cell table:formula="of:=RANDBETWEEN(-10000;10000)/10000" office:value-type="float" office:value="0.3466" calcext:value-type="float">
            <text:p>0.3466</text:p>
          </table:table-cell>
          <table:table-cell table:formula="of:=RANDBETWEEN(-10000;10000)/10000" office:value-type="float" office:value="0.3306" calcext:value-type="float">
            <text:p>0.3306</text:p>
          </table:table-cell>
          <table:table-cell table:formula="of:=IF(COS([.A151])*COS([.A151])+SIN([.B151])*SIN([.B151])&lt;1;1;0)" office:value-type="float" office:value="1" calcext:value-type="float">
            <text:p>1</text:p>
          </table:table-cell>
          <table:table-cell table:number-columns-repeated="2"/>
          <table:table-cell table:formula="of:=[.F150]+3.14159265/500" office:value-type="float" office:value="0.936194609700003" calcext:value-type="float">
            <text:p>0.9361946097</text:p>
          </table:table-cell>
          <table:table-cell table:formula="of:=COS([.F151])" office:value-type="float" office:value="0.592856821022542" calcext:value-type="float">
            <text:p>0.592856821</text:p>
          </table:table-cell>
          <table:table-cell table:formula="of:=SIN([.F151])" office:value-type="float" office:value="0.80530788507691" calcext:value-type="float">
            <text:p>0.8053078851</text:p>
          </table:table-cell>
          <table:table-cell/>
        </table:table-row>
        <table:table-row table:style-name="ro1">
          <table:table-cell table:formula="of:=RANDBETWEEN(-10000;10000)/10000" office:value-type="float" office:value="0.0323" calcext:value-type="float">
            <text:p>0.0323</text:p>
          </table:table-cell>
          <table:table-cell table:formula="of:=RANDBETWEEN(-10000;10000)/10000" office:value-type="float" office:value="-0.4223" calcext:value-type="float">
            <text:p>-0.4223</text:p>
          </table:table-cell>
          <table:table-cell table:formula="of:=IF(COS([.A152])*COS([.A152])+SIN([.B152])*SIN([.B152])&lt;1;1;0)" office:value-type="float" office:value="0" calcext:value-type="float">
            <text:p>0</text:p>
          </table:table-cell>
          <table:table-cell table:number-columns-repeated="2"/>
          <table:table-cell table:formula="of:=[.F151]+3.14159265/500" office:value-type="float" office:value="0.942477795000003" calcext:value-type="float">
            <text:p>0.942477795</text:p>
          </table:table-cell>
          <table:table-cell table:formula="of:=COS([.F152])" office:value-type="float" office:value="0.587785253163732" calcext:value-type="float">
            <text:p>0.5877852532</text:p>
          </table:table-cell>
          <table:table-cell table:formula="of:=SIN([.F152])" office:value-type="float" office:value="0.809016993741941" calcext:value-type="float">
            <text:p>0.8090169937</text:p>
          </table:table-cell>
          <table:table-cell/>
        </table:table-row>
        <table:table-row table:style-name="ro1">
          <table:table-cell table:formula="of:=RANDBETWEEN(-10000;10000)/10000" office:value-type="float" office:value="-0.8529" calcext:value-type="float">
            <text:p>-0.8529</text:p>
          </table:table-cell>
          <table:table-cell table:formula="of:=RANDBETWEEN(-10000;10000)/10000" office:value-type="float" office:value="-0.2432" calcext:value-type="float">
            <text:p>-0.2432</text:p>
          </table:table-cell>
          <table:table-cell table:formula="of:=IF(COS([.A153])*COS([.A153])+SIN([.B153])*SIN([.B153])&lt;1;1;0)" office:value-type="float" office:value="1" calcext:value-type="float">
            <text:p>1</text:p>
          </table:table-cell>
          <table:table-cell table:number-columns-repeated="2"/>
          <table:table-cell table:formula="of:=[.F152]+3.14159265/500" office:value-type="float" office:value="0.948760980300003" calcext:value-type="float">
            <text:p>0.9487609803</text:p>
          </table:table-cell>
          <table:table-cell table:formula="of:=COS([.F153])" office:value-type="float" office:value="0.58269048054963" calcext:value-type="float">
            <text:p>0.5826904805</text:p>
          </table:table-cell>
          <table:table-cell table:formula="of:=SIN([.F153])" office:value-type="float" office:value="0.812694163801391" calcext:value-type="float">
            <text:p>0.8126941638</text:p>
          </table:table-cell>
          <table:table-cell/>
        </table:table-row>
        <table:table-row table:style-name="ro1">
          <table:table-cell table:formula="of:=RANDBETWEEN(-10000;10000)/10000" office:value-type="float" office:value="0.5241" calcext:value-type="float">
            <text:p>0.5241</text:p>
          </table:table-cell>
          <table:table-cell table:formula="of:=RANDBETWEEN(-10000;10000)/10000" office:value-type="float" office:value="-0.02" calcext:value-type="float">
            <text:p>-0.02</text:p>
          </table:table-cell>
          <table:table-cell table:formula="of:=IF(COS([.A154])*COS([.A154])+SIN([.B154])*SIN([.B154])&lt;1;1;0)" office:value-type="float" office:value="1" calcext:value-type="float">
            <text:p>1</text:p>
          </table:table-cell>
          <table:table-cell table:number-columns-repeated="2"/>
          <table:table-cell table:formula="of:=[.F153]+3.14159265/500" office:value-type="float" office:value="0.955044165600003" calcext:value-type="float">
            <text:p>0.9550441656</text:p>
          </table:table-cell>
          <table:table-cell table:formula="of:=COS([.F154])" office:value-type="float" office:value="0.577572704313134" calcext:value-type="float">
            <text:p>0.5775727043</text:p>
          </table:table-cell>
          <table:table-cell table:formula="of:=SIN([.F154])" office:value-type="float" office:value="0.816339250086882" calcext:value-type="float">
            <text:p>0.8163392501</text:p>
          </table:table-cell>
          <table:table-cell/>
        </table:table-row>
        <table:table-row table:style-name="ro1">
          <table:table-cell table:formula="of:=RANDBETWEEN(-10000;10000)/10000" office:value-type="float" office:value="-0.8246" calcext:value-type="float">
            <text:p>-0.8246</text:p>
          </table:table-cell>
          <table:table-cell table:formula="of:=RANDBETWEEN(-10000;10000)/10000" office:value-type="float" office:value="0.8339" calcext:value-type="float">
            <text:p>0.8339</text:p>
          </table:table-cell>
          <table:table-cell table:formula="of:=IF(COS([.A155])*COS([.A155])+SIN([.B155])*SIN([.B155])&lt;1;1;0)" office:value-type="float" office:value="0" calcext:value-type="float">
            <text:p>0</text:p>
          </table:table-cell>
          <table:table-cell table:number-columns-repeated="2"/>
          <table:table-cell table:formula="of:=[.F154]+3.14159265/500" office:value-type="float" office:value="0.961327350900003" calcext:value-type="float">
            <text:p>0.9613273509</text:p>
          </table:table-cell>
          <table:table-cell table:formula="of:=COS([.F155])" office:value-type="float" office:value="0.572432126495287" calcext:value-type="float">
            <text:p>0.5724321265</text:p>
          </table:table-cell>
          <table:table-cell table:formula="of:=SIN([.F155])" office:value-type="float" office:value="0.819952108696651" calcext:value-type="float">
            <text:p>0.8199521087</text:p>
          </table:table-cell>
          <table:table-cell/>
        </table:table-row>
        <table:table-row table:style-name="ro1">
          <table:table-cell table:formula="of:=RANDBETWEEN(-10000;10000)/10000" office:value-type="float" office:value="0.8572" calcext:value-type="float">
            <text:p>0.8572</text:p>
          </table:table-cell>
          <table:table-cell table:formula="of:=RANDBETWEEN(-10000;10000)/10000" office:value-type="float" office:value="0.9259" calcext:value-type="float">
            <text:p>0.9259</text:p>
          </table:table-cell>
          <table:table-cell table:formula="of:=IF(COS([.A156])*COS([.A156])+SIN([.B156])*SIN([.B156])&lt;1;1;0)" office:value-type="float" office:value="0" calcext:value-type="float">
            <text:p>0</text:p>
          </table:table-cell>
          <table:table-cell table:number-columns-repeated="2"/>
          <table:table-cell table:formula="of:=[.F155]+3.14159265/500" office:value-type="float" office:value="0.967610536200003" calcext:value-type="float">
            <text:p>0.9676105362</text:p>
          </table:table-cell>
          <table:table-cell table:formula="of:=COS([.F156])" office:value-type="float" office:value="0.567268950037298" calcext:value-type="float">
            <text:p>0.56726895</text:p>
          </table:table-cell>
          <table:table-cell table:formula="of:=SIN([.F156])" office:value-type="float" office:value="0.823532597001225" calcext:value-type="float">
            <text:p>0.823532597</text:p>
          </table:table-cell>
          <table:table-cell/>
        </table:table-row>
        <table:table-row table:style-name="ro1">
          <table:table-cell table:formula="of:=RANDBETWEEN(-10000;10000)/10000" office:value-type="float" office:value="-0.0408" calcext:value-type="float">
            <text:p>-0.0408</text:p>
          </table:table-cell>
          <table:table-cell table:formula="of:=RANDBETWEEN(-10000;10000)/10000" office:value-type="float" office:value="-0.4241" calcext:value-type="float">
            <text:p>-0.4241</text:p>
          </table:table-cell>
          <table:table-cell table:formula="of:=IF(COS([.A157])*COS([.A157])+SIN([.B157])*SIN([.B157])&lt;1;1;0)" office:value-type="float" office:value="0" calcext:value-type="float">
            <text:p>0</text:p>
          </table:table-cell>
          <table:table-cell table:number-columns-repeated="2"/>
          <table:table-cell table:formula="of:=[.F156]+3.14159265/500" office:value-type="float" office:value="0.973893721500003" calcext:value-type="float">
            <text:p>0.9738937215</text:p>
          </table:table-cell>
          <table:table-cell table:formula="of:=COS([.F157])" office:value-type="float" office:value="0.562083378772533" calcext:value-type="float">
            <text:p>0.5620833788</text:p>
          </table:table-cell>
          <table:table-cell table:formula="of:=SIN([.F157])" office:value-type="float" office:value="0.827080573649057" calcext:value-type="float">
            <text:p>0.8270805736</text:p>
          </table:table-cell>
          <table:table-cell/>
        </table:table-row>
        <table:table-row table:style-name="ro1">
          <table:table-cell table:formula="of:=RANDBETWEEN(-10000;10000)/10000" office:value-type="float" office:value="-0.1268" calcext:value-type="float">
            <text:p>-0.1268</text:p>
          </table:table-cell>
          <table:table-cell table:formula="of:=RANDBETWEEN(-10000;10000)/10000" office:value-type="float" office:value="0.0589" calcext:value-type="float">
            <text:p>0.0589</text:p>
          </table:table-cell>
          <table:table-cell table:formula="of:=IF(COS([.A158])*COS([.A158])+SIN([.B158])*SIN([.B158])&lt;1;1;0)" office:value-type="float" office:value="1" calcext:value-type="float">
            <text:p>1</text:p>
          </table:table-cell>
          <table:table-cell table:number-columns-repeated="2"/>
          <table:table-cell table:formula="of:=[.F157]+3.14159265/500" office:value-type="float" office:value="0.980176906800003" calcext:value-type="float">
            <text:p>0.9801769068</text:p>
          </table:table-cell>
          <table:table-cell table:formula="of:=COS([.F158])" office:value-type="float" office:value="0.556875617418466" calcext:value-type="float">
            <text:p>0.5568756174</text:p>
          </table:table-cell>
          <table:table-cell table:formula="of:=SIN([.F158])" office:value-type="float" office:value="0.830595898572105" calcext:value-type="float">
            <text:p>0.8305958986</text:p>
          </table:table-cell>
          <table:table-cell/>
        </table:table-row>
        <table:table-row table:style-name="ro1">
          <table:table-cell table:formula="of:=RANDBETWEEN(-10000;10000)/10000" office:value-type="float" office:value="-0.2468" calcext:value-type="float">
            <text:p>-0.2468</text:p>
          </table:table-cell>
          <table:table-cell table:formula="of:=RANDBETWEEN(-10000;10000)/10000" office:value-type="float" office:value="-0.8836" calcext:value-type="float">
            <text:p>-0.8836</text:p>
          </table:table-cell>
          <table:table-cell table:formula="of:=IF(COS([.A159])*COS([.A159])+SIN([.B159])*SIN([.B159])&lt;1;1;0)" office:value-type="float" office:value="0" calcext:value-type="float">
            <text:p>0</text:p>
          </table:table-cell>
          <table:table-cell table:number-columns-repeated="2"/>
          <table:table-cell table:formula="of:=[.F158]+3.14159265/500" office:value-type="float" office:value="0.986460092100003" calcext:value-type="float">
            <text:p>0.9864600921</text:p>
          </table:table-cell>
          <table:table-cell table:formula="of:=COS([.F159])" office:value-type="float" office:value="0.551645871568597" calcext:value-type="float">
            <text:p>0.5516458716</text:p>
          </table:table-cell>
          <table:table-cell table:formula="of:=SIN([.F159])" office:value-type="float" office:value="0.834078432991361" calcext:value-type="float">
            <text:p>0.834078433</text:p>
          </table:table-cell>
          <table:table-cell/>
        </table:table-row>
        <table:table-row table:style-name="ro1">
          <table:table-cell table:formula="of:=RANDBETWEEN(-10000;10000)/10000" office:value-type="float" office:value="-0.1399" calcext:value-type="float">
            <text:p>-0.1399</text:p>
          </table:table-cell>
          <table:table-cell table:formula="of:=RANDBETWEEN(-10000;10000)/10000" office:value-type="float" office:value="0.1328" calcext:value-type="float">
            <text:p>0.1328</text:p>
          </table:table-cell>
          <table:table-cell table:formula="of:=IF(COS([.A160])*COS([.A160])+SIN([.B160])*SIN([.B160])&lt;1;1;0)" office:value-type="float" office:value="1" calcext:value-type="float">
            <text:p>1</text:p>
          </table:table-cell>
          <table:table-cell table:number-columns-repeated="2"/>
          <table:table-cell table:formula="of:=[.F159]+3.14159265/500" office:value-type="float" office:value="0.992743277400003" calcext:value-type="float">
            <text:p>0.9927432774</text:p>
          </table:table-cell>
          <table:table-cell table:formula="of:=COS([.F160])" office:value-type="float" office:value="0.546394347684337" calcext:value-type="float">
            <text:p>0.5463943477</text:p>
          </table:table-cell>
          <table:table-cell table:formula="of:=SIN([.F160])" office:value-type="float" office:value="0.837528039422328" calcext:value-type="float">
            <text:p>0.8375280394</text:p>
          </table:table-cell>
          <table:table-cell/>
        </table:table-row>
        <table:table-row table:style-name="ro1">
          <table:table-cell table:formula="of:=RANDBETWEEN(-10000;10000)/10000" office:value-type="float" office:value="0.9903" calcext:value-type="float">
            <text:p>0.9903</text:p>
          </table:table-cell>
          <table:table-cell table:formula="of:=RANDBETWEEN(-10000;10000)/10000" office:value-type="float" office:value="0.3972" calcext:value-type="float">
            <text:p>0.3972</text:p>
          </table:table-cell>
          <table:table-cell table:formula="of:=IF(COS([.A161])*COS([.A161])+SIN([.B161])*SIN([.B161])&lt;1;1;0)" office:value-type="float" office:value="1" calcext:value-type="float">
            <text:p>1</text:p>
          </table:table-cell>
          <table:table-cell table:number-columns-repeated="2"/>
          <table:table-cell table:formula="of:=[.F160]+3.14159265/500" office:value-type="float" office:value="0.999026462700003" calcext:value-type="float">
            <text:p>0.9990264627</text:p>
          </table:table-cell>
          <table:table-cell table:formula="of:=COS([.F161])" office:value-type="float" office:value="0.541121253086857" calcext:value-type="float">
            <text:p>0.5411212531</text:p>
          </table:table-cell>
          <table:table-cell table:formula="of:=SIN([.F161])" office:value-type="float" office:value="0.840944581680452" calcext:value-type="float">
            <text:p>0.8409445817</text:p>
          </table:table-cell>
          <table:table-cell/>
        </table:table-row>
        <table:table-row table:style-name="ro1">
          <table:table-cell table:formula="of:=RANDBETWEEN(-10000;10000)/10000" office:value-type="float" office:value="-0.6365" calcext:value-type="float">
            <text:p>-0.6365</text:p>
          </table:table-cell>
          <table:table-cell table:formula="of:=RANDBETWEEN(-10000;10000)/10000" office:value-type="float" office:value="0.9233" calcext:value-type="float">
            <text:p>0.9233</text:p>
          </table:table-cell>
          <table:table-cell table:formula="of:=IF(COS([.A162])*COS([.A162])+SIN([.B162])*SIN([.B162])&lt;1;1;0)" office:value-type="float" office:value="0" calcext:value-type="float">
            <text:p>0</text:p>
          </table:table-cell>
          <table:table-cell table:number-columns-repeated="2"/>
          <table:table-cell table:formula="of:=[.F161]+3.14159265/500" office:value-type="float" office:value="1.005309648" calcext:value-type="float">
            <text:p>1.005309648</text:p>
          </table:table-cell>
          <table:table-cell table:formula="of:=COS([.F162])" office:value-type="float" office:value="0.535826795948902" calcext:value-type="float">
            <text:p>0.5358267959</text:p>
          </table:table-cell>
          <table:table-cell table:formula="of:=SIN([.F162])" office:value-type="float" office:value="0.844327924886495" calcext:value-type="float">
            <text:p>0.8443279249</text:p>
          </table:table-cell>
          <table:table-cell/>
        </table:table-row>
        <table:table-row table:style-name="ro1">
          <table:table-cell table:formula="of:=RANDBETWEEN(-10000;10000)/10000" office:value-type="float" office:value="-0.8044" calcext:value-type="float">
            <text:p>-0.8044</text:p>
          </table:table-cell>
          <table:table-cell table:formula="of:=RANDBETWEEN(-10000;10000)/10000" office:value-type="float" office:value="-0.2915" calcext:value-type="float">
            <text:p>-0.2915</text:p>
          </table:table-cell>
          <table:table-cell table:formula="of:=IF(COS([.A163])*COS([.A163])+SIN([.B163])*SIN([.B163])&lt;1;1;0)" office:value-type="float" office:value="1" calcext:value-type="float">
            <text:p>1</text:p>
          </table:table-cell>
          <table:table-cell table:number-columns-repeated="2"/>
          <table:table-cell table:formula="of:=[.F162]+3.14159265/500" office:value-type="float" office:value="1.0115928333" calcext:value-type="float">
            <text:p>1.0115928333</text:p>
          </table:table-cell>
          <table:table-cell table:formula="of:=COS([.F163])" office:value-type="float" office:value="0.530511185286573" calcext:value-type="float">
            <text:p>0.5305111853</text:p>
          </table:table-cell>
          <table:table-cell table:formula="of:=SIN([.F163])" office:value-type="float" office:value="0.84767793547186" calcext:value-type="float">
            <text:p>0.8476779355</text:p>
          </table:table-cell>
          <table:table-cell/>
        </table:table-row>
        <table:table-row table:style-name="ro1">
          <table:table-cell table:formula="of:=RANDBETWEEN(-10000;10000)/10000" office:value-type="float" office:value="-0.987" calcext:value-type="float">
            <text:p>-0.987</text:p>
          </table:table-cell>
          <table:table-cell table:formula="of:=RANDBETWEEN(-10000;10000)/10000" office:value-type="float" office:value="-0.4801" calcext:value-type="float">
            <text:p>-0.4801</text:p>
          </table:table-cell>
          <table:table-cell table:formula="of:=IF(COS([.A164])*COS([.A164])+SIN([.B164])*SIN([.B164])&lt;1;1;0)" office:value-type="float" office:value="1" calcext:value-type="float">
            <text:p>1</text:p>
          </table:table-cell>
          <table:table-cell table:number-columns-repeated="2"/>
          <table:table-cell table:formula="of:=[.F163]+3.14159265/500" office:value-type="float" office:value="1.0178760186" calcext:value-type="float">
            <text:p>1.0178760186</text:p>
          </table:table-cell>
          <table:table-cell table:formula="of:=COS([.F164])" office:value-type="float" office:value="0.525174630951079" calcext:value-type="float">
            <text:p>0.525174631</text:p>
          </table:table-cell>
          <table:table-cell table:formula="of:=SIN([.F164])" office:value-type="float" office:value="0.850994481183867" calcext:value-type="float">
            <text:p>0.8509944812</text:p>
          </table:table-cell>
          <table:table-cell/>
        </table:table-row>
        <table:table-row table:style-name="ro1">
          <table:table-cell table:formula="of:=RANDBETWEEN(-10000;10000)/10000" office:value-type="float" office:value="-0.5703" calcext:value-type="float">
            <text:p>-0.5703</text:p>
          </table:table-cell>
          <table:table-cell table:formula="of:=RANDBETWEEN(-10000;10000)/10000" office:value-type="float" office:value="-0.1303" calcext:value-type="float">
            <text:p>-0.1303</text:p>
          </table:table-cell>
          <table:table-cell table:formula="of:=IF(COS([.A165])*COS([.A165])+SIN([.B165])*SIN([.B165])&lt;1;1;0)" office:value-type="float" office:value="1" calcext:value-type="float">
            <text:p>1</text:p>
          </table:table-cell>
          <table:table-cell table:number-columns-repeated="2"/>
          <table:table-cell table:formula="of:=[.F164]+3.14159265/500" office:value-type="float" office:value="1.0241592039" calcext:value-type="float">
            <text:p>1.0241592039</text:p>
          </table:table-cell>
          <table:table-cell table:formula="of:=COS([.F165])" office:value-type="float" office:value="0.519817343620444" calcext:value-type="float">
            <text:p>0.5198173436</text:p>
          </table:table-cell>
          <table:table-cell table:formula="of:=SIN([.F165])" office:value-type="float" office:value="0.854277431090969" calcext:value-type="float">
            <text:p>0.8542774311</text:p>
          </table:table-cell>
          <table:table-cell/>
        </table:table-row>
        <table:table-row table:style-name="ro1">
          <table:table-cell table:formula="of:=RANDBETWEEN(-10000;10000)/10000" office:value-type="float" office:value="-0.6373" calcext:value-type="float">
            <text:p>-0.6373</text:p>
          </table:table-cell>
          <table:table-cell table:formula="of:=RANDBETWEEN(-10000;10000)/10000" office:value-type="float" office:value="0.1367" calcext:value-type="float">
            <text:p>0.1367</text:p>
          </table:table-cell>
          <table:table-cell table:formula="of:=IF(COS([.A166])*COS([.A166])+SIN([.B166])*SIN([.B166])&lt;1;1;0)" office:value-type="float" office:value="1" calcext:value-type="float">
            <text:p>1</text:p>
          </table:table-cell>
          <table:table-cell table:number-columns-repeated="2"/>
          <table:table-cell table:formula="of:=[.F165]+3.14159265/500" office:value-type="float" office:value="1.0304423892" calcext:value-type="float">
            <text:p>1.0304423892</text:p>
          </table:table-cell>
          <table:table-cell table:formula="of:=COS([.F166])" office:value-type="float" office:value="0.5144395347912" calcext:value-type="float">
            <text:p>0.5144395348</text:p>
          </table:table-cell>
          <table:table-cell table:formula="of:=SIN([.F166])" office:value-type="float" office:value="0.857526655587926" calcext:value-type="float">
            <text:p>0.8575266556</text:p>
          </table:table-cell>
          <table:table-cell/>
        </table:table-row>
        <table:table-row table:style-name="ro1">
          <table:table-cell table:formula="of:=RANDBETWEEN(-10000;10000)/10000" office:value-type="float" office:value="0.6772" calcext:value-type="float">
            <text:p>0.6772</text:p>
          </table:table-cell>
          <table:table-cell table:formula="of:=RANDBETWEEN(-10000;10000)/10000" office:value-type="float" office:value="-0.7671" calcext:value-type="float">
            <text:p>-0.7671</text:p>
          </table:table-cell>
          <table:table-cell table:formula="of:=IF(COS([.A167])*COS([.A167])+SIN([.B167])*SIN([.B167])&lt;1;1;0)" office:value-type="float" office:value="0" calcext:value-type="float">
            <text:p>0</text:p>
          </table:table-cell>
          <table:table-cell table:number-columns-repeated="2"/>
          <table:table-cell table:formula="of:=[.F166]+3.14159265/500" office:value-type="float" office:value="1.0367255745" calcext:value-type="float">
            <text:p>1.0367255745</text:p>
          </table:table-cell>
          <table:table-cell table:formula="of:=COS([.F167])" office:value-type="float" office:value="0.509041416770031" calcext:value-type="float">
            <text:p>0.5090414168</text:p>
          </table:table-cell>
          <table:table-cell table:formula="of:=SIN([.F167])" office:value-type="float" office:value="0.860742026400919" calcext:value-type="float">
            <text:p>0.8607420264</text:p>
          </table:table-cell>
          <table:table-cell/>
        </table:table-row>
        <table:table-row table:style-name="ro1">
          <table:table-cell table:formula="of:=RANDBETWEEN(-10000;10000)/10000" office:value-type="float" office:value="-0.7324" calcext:value-type="float">
            <text:p>-0.7324</text:p>
          </table:table-cell>
          <table:table-cell table:formula="of:=RANDBETWEEN(-10000;10000)/10000" office:value-type="float" office:value="0.7992" calcext:value-type="float">
            <text:p>0.7992</text:p>
          </table:table-cell>
          <table:table-cell table:formula="of:=IF(COS([.A168])*COS([.A168])+SIN([.B168])*SIN([.B168])&lt;1;1;0)" office:value-type="float" office:value="0" calcext:value-type="float">
            <text:p>0</text:p>
          </table:table-cell>
          <table:table-cell table:number-columns-repeated="2"/>
          <table:table-cell table:formula="of:=[.F167]+3.14159265/500" office:value-type="float" office:value="1.0430087598" calcext:value-type="float">
            <text:p>1.0430087598</text:p>
          </table:table-cell>
          <table:table-cell table:formula="of:=COS([.F168])" office:value-type="float" office:value="0.503623202665391" calcext:value-type="float">
            <text:p>0.5036232027</text:p>
          </table:table-cell>
          <table:table-cell table:formula="of:=SIN([.F168])" office:value-type="float" office:value="0.863923416592613" calcext:value-type="float">
            <text:p>0.8639234166</text:p>
          </table:table-cell>
          <table:table-cell/>
        </table:table-row>
        <table:table-row table:style-name="ro1">
          <table:table-cell table:formula="of:=RANDBETWEEN(-10000;10000)/10000" office:value-type="float" office:value="0.4267" calcext:value-type="float">
            <text:p>0.4267</text:p>
          </table:table-cell>
          <table:table-cell table:formula="of:=RANDBETWEEN(-10000;10000)/10000" office:value-type="float" office:value="0.2469" calcext:value-type="float">
            <text:p>0.2469</text:p>
          </table:table-cell>
          <table:table-cell table:formula="of:=IF(COS([.A169])*COS([.A169])+SIN([.B169])*SIN([.B169])&lt;1;1;0)" office:value-type="float" office:value="1" calcext:value-type="float">
            <text:p>1</text:p>
          </table:table-cell>
          <table:table-cell table:number-columns-repeated="2"/>
          <table:table-cell table:formula="of:=[.F168]+3.14159265/500" office:value-type="float" office:value="1.0492919451" calcext:value-type="float">
            <text:p>1.0492919451</text:p>
          </table:table-cell>
          <table:table-cell table:formula="of:=COS([.F169])" office:value-type="float" office:value="0.498185106379098" calcext:value-type="float">
            <text:p>0.4981851064</text:p>
          </table:table-cell>
          <table:table-cell table:formula="of:=SIN([.F169])" office:value-type="float" office:value="0.867070700567172" calcext:value-type="float">
            <text:p>0.8670707006</text:p>
          </table:table-cell>
          <table:table-cell/>
        </table:table-row>
        <table:table-row table:style-name="ro1">
          <table:table-cell table:formula="of:=RANDBETWEEN(-10000;10000)/10000" office:value-type="float" office:value="0.2786" calcext:value-type="float">
            <text:p>0.2786</text:p>
          </table:table-cell>
          <table:table-cell table:formula="of:=RANDBETWEEN(-10000;10000)/10000" office:value-type="float" office:value="-0.6434" calcext:value-type="float">
            <text:p>-0.6434</text:p>
          </table:table-cell>
          <table:table-cell table:formula="of:=IF(COS([.A170])*COS([.A170])+SIN([.B170])*SIN([.B170])&lt;1;1;0)" office:value-type="float" office:value="0" calcext:value-type="float">
            <text:p>0</text:p>
          </table:table-cell>
          <table:table-cell table:number-columns-repeated="2"/>
          <table:table-cell table:formula="of:=[.F169]+3.14159265/500" office:value-type="float" office:value="1.0555751304" calcext:value-type="float">
            <text:p>1.0555751304</text:p>
          </table:table-cell>
          <table:table-cell table:formula="of:=COS([.F170])" office:value-type="float" office:value="0.492727342597878" calcext:value-type="float">
            <text:p>0.4927273426</text:p>
          </table:table-cell>
          <table:table-cell table:formula="of:=SIN([.F170])" office:value-type="float" office:value="0.870183754075214" calcext:value-type="float">
            <text:p>0.8701837541</text:p>
          </table:table-cell>
          <table:table-cell/>
        </table:table-row>
        <table:table-row table:style-name="ro1">
          <table:table-cell table:formula="of:=RANDBETWEEN(-10000;10000)/10000" office:value-type="float" office:value="0.5031" calcext:value-type="float">
            <text:p>0.5031</text:p>
          </table:table-cell>
          <table:table-cell table:formula="of:=RANDBETWEEN(-10000;10000)/10000" office:value-type="float" office:value="-0.9703" calcext:value-type="float">
            <text:p>-0.9703</text:p>
          </table:table-cell>
          <table:table-cell table:formula="of:=IF(COS([.A171])*COS([.A171])+SIN([.B171])*SIN([.B171])&lt;1;1;0)" office:value-type="float" office:value="0" calcext:value-type="float">
            <text:p>0</text:p>
          </table:table-cell>
          <table:table-cell table:number-columns-repeated="2"/>
          <table:table-cell table:formula="of:=[.F170]+3.14159265/500" office:value-type="float" office:value="1.0618583157" calcext:value-type="float">
            <text:p>1.0618583157</text:p>
          </table:table-cell>
          <table:table-cell table:formula="of:=COS([.F171])" office:value-type="float" office:value="0.487250126784902" calcext:value-type="float">
            <text:p>0.4872501268</text:p>
          </table:table-cell>
          <table:table-cell table:formula="of:=SIN([.F171])" office:value-type="float" office:value="0.873262454218717" calcext:value-type="float">
            <text:p>0.8732624542</text:p>
          </table:table-cell>
          <table:table-cell/>
        </table:table-row>
        <table:table-row table:style-name="ro1">
          <table:table-cell table:formula="of:=RANDBETWEEN(-10000;10000)/10000" office:value-type="float" office:value="0.3675" calcext:value-type="float">
            <text:p>0.3675</text:p>
          </table:table-cell>
          <table:table-cell table:formula="of:=RANDBETWEEN(-10000;10000)/10000" office:value-type="float" office:value="-0.1586" calcext:value-type="float">
            <text:p>-0.1586</text:p>
          </table:table-cell>
          <table:table-cell table:formula="of:=IF(COS([.A172])*COS([.A172])+SIN([.B172])*SIN([.B172])&lt;1;1;0)" office:value-type="float" office:value="1" calcext:value-type="float">
            <text:p>1</text:p>
          </table:table-cell>
          <table:table-cell table:number-columns-repeated="2"/>
          <table:table-cell table:formula="of:=[.F171]+3.14159265/500" office:value-type="float" office:value="1.068141501" calcext:value-type="float">
            <text:p>1.068141501</text:p>
          </table:table-cell>
          <table:table-cell table:formula="of:=COS([.F172])" office:value-type="float" office:value="0.48175367517127" calcext:value-type="float">
            <text:p>0.4817536752</text:p>
          </table:table-cell>
          <table:table-cell table:formula="of:=SIN([.F172])" office:value-type="float" office:value="0.876306679455871" calcext:value-type="float">
            <text:p>0.8763066795</text:p>
          </table:table-cell>
          <table:table-cell/>
        </table:table-row>
        <table:table-row table:style-name="ro1">
          <table:table-cell table:formula="of:=RANDBETWEEN(-10000;10000)/10000" office:value-type="float" office:value="0.5529" calcext:value-type="float">
            <text:p>0.5529</text:p>
          </table:table-cell>
          <table:table-cell table:formula="of:=RANDBETWEEN(-10000;10000)/10000" office:value-type="float" office:value="-0.7953" calcext:value-type="float">
            <text:p>-0.7953</text:p>
          </table:table-cell>
          <table:table-cell table:formula="of:=IF(COS([.A173])*COS([.A173])+SIN([.B173])*SIN([.B173])&lt;1;1;0)" office:value-type="float" office:value="0" calcext:value-type="float">
            <text:p>0</text:p>
          </table:table-cell>
          <table:table-cell table:number-columns-repeated="2"/>
          <table:table-cell table:formula="of:=[.F172]+3.14159265/500" office:value-type="float" office:value="1.0744246863" calcext:value-type="float">
            <text:p>1.0744246863</text:p>
          </table:table-cell>
          <table:table-cell table:formula="of:=COS([.F173])" office:value-type="float" office:value="0.47623820474748" calcext:value-type="float">
            <text:p>0.4762382047</text:p>
          </table:table-cell>
          <table:table-cell table:formula="of:=SIN([.F173])" office:value-type="float" office:value="0.879316309605876" calcext:value-type="float">
            <text:p>0.8793163096</text:p>
          </table:table-cell>
          <table:table-cell/>
        </table:table-row>
        <table:table-row table:style-name="ro1">
          <table:table-cell table:formula="of:=RANDBETWEEN(-10000;10000)/10000" office:value-type="float" office:value="-0.5907" calcext:value-type="float">
            <text:p>-0.5907</text:p>
          </table:table-cell>
          <table:table-cell table:formula="of:=RANDBETWEEN(-10000;10000)/10000" office:value-type="float" office:value="0.9711" calcext:value-type="float">
            <text:p>0.9711</text:p>
          </table:table-cell>
          <table:table-cell table:formula="of:=IF(COS([.A174])*COS([.A174])+SIN([.B174])*SIN([.B174])&lt;1;1;0)" office:value-type="float" office:value="0" calcext:value-type="float">
            <text:p>0</text:p>
          </table:table-cell>
          <table:table-cell table:number-columns-repeated="2"/>
          <table:table-cell table:formula="of:=[.F173]+3.14159265/500" office:value-type="float" office:value="1.0807078716" calcext:value-type="float">
            <text:p>1.0807078716</text:p>
          </table:table-cell>
          <table:table-cell table:formula="of:=COS([.F174])" office:value-type="float" office:value="0.470703933254861" calcext:value-type="float">
            <text:p>0.4707039333</text:p>
          </table:table-cell>
          <table:table-cell table:formula="of:=SIN([.F174])" office:value-type="float" office:value="0.882291225853688" calcext:value-type="float">
            <text:p>0.8822912259</text:p>
          </table:table-cell>
          <table:table-cell/>
        </table:table-row>
        <table:table-row table:style-name="ro1">
          <table:table-cell table:formula="of:=RANDBETWEEN(-10000;10000)/10000" office:value-type="float" office:value="-0.9326" calcext:value-type="float">
            <text:p>-0.9326</text:p>
          </table:table-cell>
          <table:table-cell table:formula="of:=RANDBETWEEN(-10000;10000)/10000" office:value-type="float" office:value="-0.8433" calcext:value-type="float">
            <text:p>-0.8433</text:p>
          </table:table-cell>
          <table:table-cell table:formula="of:=IF(COS([.A175])*COS([.A175])+SIN([.B175])*SIN([.B175])&lt;1;1;0)" office:value-type="float" office:value="1" calcext:value-type="float">
            <text:p>1</text:p>
          </table:table-cell>
          <table:table-cell table:number-columns-repeated="2"/>
          <table:table-cell table:formula="of:=[.F174]+3.14159265/500" office:value-type="float" office:value="1.0869910569" calcext:value-type="float">
            <text:p>1.0869910569</text:p>
          </table:table-cell>
          <table:table-cell table:formula="of:=COS([.F175])" office:value-type="float" office:value="0.465151079176973" calcext:value-type="float">
            <text:p>0.4651510792</text:p>
          </table:table-cell>
          <table:table-cell table:formula="of:=SIN([.F175])" office:value-type="float" office:value="0.885231310754708" calcext:value-type="float">
            <text:p>0.8852313108</text:p>
          </table:table-cell>
          <table:table-cell/>
        </table:table-row>
        <table:table-row table:style-name="ro1">
          <table:table-cell table:formula="of:=RANDBETWEEN(-10000;10000)/10000" office:value-type="float" office:value="0.367" calcext:value-type="float">
            <text:p>0.367</text:p>
          </table:table-cell>
          <table:table-cell table:formula="of:=RANDBETWEEN(-10000;10000)/10000" office:value-type="float" office:value="0.5525" calcext:value-type="float">
            <text:p>0.5525</text:p>
          </table:table-cell>
          <table:table-cell table:formula="of:=IF(COS([.A176])*COS([.A176])+SIN([.B176])*SIN([.B176])&lt;1;1;0)" office:value-type="float" office:value="0" calcext:value-type="float">
            <text:p>0</text:p>
          </table:table-cell>
          <table:table-cell table:number-columns-repeated="2"/>
          <table:table-cell table:formula="of:=[.F175]+3.14159265/500" office:value-type="float" office:value="1.0932742422" calcext:value-type="float">
            <text:p>1.0932742422</text:p>
          </table:table-cell>
          <table:table-cell table:formula="of:=COS([.F176])" office:value-type="float" office:value="0.459579861730987" calcext:value-type="float">
            <text:p>0.4595798617</text:p>
          </table:table-cell>
          <table:table-cell table:formula="of:=SIN([.F176])" office:value-type="float" office:value="0.888136448239417" calcext:value-type="float">
            <text:p>0.8881364482</text:p>
          </table:table-cell>
          <table:table-cell/>
        </table:table-row>
        <table:table-row table:style-name="ro1">
          <table:table-cell table:formula="of:=RANDBETWEEN(-10000;10000)/10000" office:value-type="float" office:value="-0.3264" calcext:value-type="float">
            <text:p>-0.3264</text:p>
          </table:table-cell>
          <table:table-cell table:formula="of:=RANDBETWEEN(-10000;10000)/10000" office:value-type="float" office:value="0.6049" calcext:value-type="float">
            <text:p>0.6049</text:p>
          </table:table-cell>
          <table:table-cell table:formula="of:=IF(COS([.A177])*COS([.A177])+SIN([.B177])*SIN([.B177])&lt;1;1;0)" office:value-type="float" office:value="0" calcext:value-type="float">
            <text:p>0</text:p>
          </table:table-cell>
          <table:table-cell table:number-columns-repeated="2"/>
          <table:table-cell table:formula="of:=[.F176]+3.14159265/500" office:value-type="float" office:value="1.0995574275" calcext:value-type="float">
            <text:p>1.0995574275</text:p>
          </table:table-cell>
          <table:table-cell table:formula="of:=COS([.F177])" office:value-type="float" office:value="0.453990500859028" calcext:value-type="float">
            <text:p>0.4539905009</text:p>
          </table:table-cell>
          <table:table-cell table:formula="of:=SIN([.F177])" office:value-type="float" office:value="0.891006523617964" calcext:value-type="float">
            <text:p>0.8910065236</text:p>
          </table:table-cell>
          <table:table-cell/>
        </table:table-row>
        <table:table-row table:style-name="ro1">
          <table:table-cell table:formula="of:=RANDBETWEEN(-10000;10000)/10000" office:value-type="float" office:value="-0.0979" calcext:value-type="float">
            <text:p>-0.0979</text:p>
          </table:table-cell>
          <table:table-cell table:formula="of:=RANDBETWEEN(-10000;10000)/10000" office:value-type="float" office:value="-0.029" calcext:value-type="float">
            <text:p>-0.029</text:p>
          </table:table-cell>
          <table:table-cell table:formula="of:=IF(COS([.A178])*COS([.A178])+SIN([.B178])*SIN([.B178])&lt;1;1;0)" office:value-type="float" office:value="1" calcext:value-type="float">
            <text:p>1</text:p>
          </table:table-cell>
          <table:table-cell table:number-columns-repeated="2"/>
          <table:table-cell table:formula="of:=[.F177]+3.14159265/500" office:value-type="float" office:value="1.1058406128" calcext:value-type="float">
            <text:p>1.1058406128</text:p>
          </table:table-cell>
          <table:table-cell table:formula="of:=COS([.F178])" office:value-type="float" office:value="0.448383217219493" calcext:value-type="float">
            <text:p>0.4483832172</text:p>
          </table:table-cell>
          <table:table-cell table:formula="of:=SIN([.F178])" office:value-type="float" office:value="0.893841423584685" calcext:value-type="float">
            <text:p>0.8938414236</text:p>
          </table:table-cell>
          <table:table-cell/>
        </table:table-row>
        <table:table-row table:style-name="ro1">
          <table:table-cell table:formula="of:=RANDBETWEEN(-10000;10000)/10000" office:value-type="float" office:value="0.7316" calcext:value-type="float">
            <text:p>0.7316</text:p>
          </table:table-cell>
          <table:table-cell table:formula="of:=RANDBETWEEN(-10000;10000)/10000" office:value-type="float" office:value="0.7404" calcext:value-type="float">
            <text:p>0.7404</text:p>
          </table:table-cell>
          <table:table-cell table:formula="of:=IF(COS([.A179])*COS([.A179])+SIN([.B179])*SIN([.B179])&lt;1;1;0)" office:value-type="float" office:value="0" calcext:value-type="float">
            <text:p>0</text:p>
          </table:table-cell>
          <table:table-cell table:number-columns-repeated="2"/>
          <table:table-cell table:formula="of:=[.F178]+3.14159265/500" office:value-type="float" office:value="1.1121237981" calcext:value-type="float">
            <text:p>1.1121237981</text:p>
          </table:table-cell>
          <table:table-cell table:formula="of:=COS([.F179])" office:value-type="float" office:value="0.442758232178337" calcext:value-type="float">
            <text:p>0.4427582322</text:p>
          </table:table-cell>
          <table:table-cell table:formula="of:=SIN([.F179])" office:value-type="float" office:value="0.896641036222587" calcext:value-type="float">
            <text:p>0.8966410362</text:p>
          </table:table-cell>
          <table:table-cell/>
        </table:table-row>
        <table:table-row table:style-name="ro1">
          <table:table-cell table:formula="of:=RANDBETWEEN(-10000;10000)/10000" office:value-type="float" office:value="0.3933" calcext:value-type="float">
            <text:p>0.3933</text:p>
          </table:table-cell>
          <table:table-cell table:formula="of:=RANDBETWEEN(-10000;10000)/10000" office:value-type="float" office:value="-0.8525" calcext:value-type="float">
            <text:p>-0.8525</text:p>
          </table:table-cell>
          <table:table-cell table:formula="of:=IF(COS([.A180])*COS([.A180])+SIN([.B180])*SIN([.B180])&lt;1;1;0)" office:value-type="float" office:value="0" calcext:value-type="float">
            <text:p>0</text:p>
          </table:table-cell>
          <table:table-cell table:number-columns-repeated="2"/>
          <table:table-cell table:formula="of:=[.F179]+3.14159265/500" office:value-type="float" office:value="1.1184069834" calcext:value-type="float">
            <text:p>1.1184069834</text:p>
          </table:table-cell>
          <table:table-cell table:formula="of:=COS([.F180])" office:value-type="float" office:value="0.437115767800339" calcext:value-type="float">
            <text:p>0.4371157678</text:p>
          </table:table-cell>
          <table:table-cell table:formula="of:=SIN([.F180])" office:value-type="float" office:value="0.899405251007754" calcext:value-type="float">
            <text:p>0.899405251</text:p>
          </table:table-cell>
          <table:table-cell/>
        </table:table-row>
        <table:table-row table:style-name="ro1">
          <table:table-cell table:formula="of:=RANDBETWEEN(-10000;10000)/10000" office:value-type="float" office:value="-0.5976" calcext:value-type="float">
            <text:p>-0.5976</text:p>
          </table:table-cell>
          <table:table-cell table:formula="of:=RANDBETWEEN(-10000;10000)/10000" office:value-type="float" office:value="0.6879" calcext:value-type="float">
            <text:p>0.6879</text:p>
          </table:table-cell>
          <table:table-cell table:formula="of:=IF(COS([.A181])*COS([.A181])+SIN([.B181])*SIN([.B181])&lt;1;1;0)" office:value-type="float" office:value="0" calcext:value-type="float">
            <text:p>0</text:p>
          </table:table-cell>
          <table:table-cell table:number-columns-repeated="2"/>
          <table:table-cell table:formula="of:=[.F180]+3.14159265/500" office:value-type="float" office:value="1.1246901687" calcext:value-type="float">
            <text:p>1.1246901687</text:p>
          </table:table-cell>
          <table:table-cell table:formula="of:=COS([.F181])" office:value-type="float" office:value="0.431456046840329" calcext:value-type="float">
            <text:p>0.4314560468</text:p>
          </table:table-cell>
          <table:table-cell table:formula="of:=SIN([.F181])" office:value-type="float" office:value="0.902133958813721" calcext:value-type="float">
            <text:p>0.9021339588</text:p>
          </table:table-cell>
          <table:table-cell/>
        </table:table-row>
        <table:table-row table:style-name="ro1">
          <table:table-cell table:formula="of:=RANDBETWEEN(-10000;10000)/10000" office:value-type="float" office:value="-0.6443" calcext:value-type="float">
            <text:p>-0.6443</text:p>
          </table:table-cell>
          <table:table-cell table:formula="of:=RANDBETWEEN(-10000;10000)/10000" office:value-type="float" office:value="0.4037" calcext:value-type="float">
            <text:p>0.4037</text:p>
          </table:table-cell>
          <table:table-cell table:formula="of:=IF(COS([.A182])*COS([.A182])+SIN([.B182])*SIN([.B182])&lt;1;1;0)" office:value-type="float" office:value="1" calcext:value-type="float">
            <text:p>1</text:p>
          </table:table-cell>
          <table:table-cell table:number-columns-repeated="2"/>
          <table:table-cell table:formula="of:=[.F181]+3.14159265/500" office:value-type="float" office:value="1.130973354" calcext:value-type="float">
            <text:p>1.130973354</text:p>
          </table:table-cell>
          <table:table-cell table:formula="of:=COS([.F182])" office:value-type="float" office:value="0.4257792927344" calcext:value-type="float">
            <text:p>0.4257792927</text:p>
          </table:table-cell>
          <table:table-cell table:formula="of:=SIN([.F182])" office:value-type="float" office:value="0.904827051915776" calcext:value-type="float">
            <text:p>0.9048270519</text:p>
          </table:table-cell>
          <table:table-cell/>
        </table:table-row>
        <table:table-row table:style-name="ro1">
          <table:table-cell table:formula="of:=RANDBETWEEN(-10000;10000)/10000" office:value-type="float" office:value="-0.1608" calcext:value-type="float">
            <text:p>-0.1608</text:p>
          </table:table-cell>
          <table:table-cell table:formula="of:=RANDBETWEEN(-10000;10000)/10000" office:value-type="float" office:value="-0.4206" calcext:value-type="float">
            <text:p>-0.4206</text:p>
          </table:table-cell>
          <table:table-cell table:formula="of:=IF(COS([.A183])*COS([.A183])+SIN([.B183])*SIN([.B183])&lt;1;1;0)" office:value-type="float" office:value="0" calcext:value-type="float">
            <text:p>0</text:p>
          </table:table-cell>
          <table:table-cell table:number-columns-repeated="2"/>
          <table:table-cell table:formula="of:=[.F182]+3.14159265/500" office:value-type="float" office:value="1.1372565393" calcext:value-type="float">
            <text:p>1.1372565393</text:p>
          </table:table-cell>
          <table:table-cell table:formula="of:=COS([.F183])" office:value-type="float" office:value="0.420085729591083" calcext:value-type="float">
            <text:p>0.4200857296</text:p>
          </table:table-cell>
          <table:table-cell table:formula="of:=SIN([.F183])" office:value-type="float" office:value="0.907484423995215" calcext:value-type="float">
            <text:p>0.907484424</text:p>
          </table:table-cell>
          <table:table-cell/>
        </table:table-row>
        <table:table-row table:style-name="ro1">
          <table:table-cell table:formula="of:=RANDBETWEEN(-10000;10000)/10000" office:value-type="float" office:value="-0.2154" calcext:value-type="float">
            <text:p>-0.2154</text:p>
          </table:table-cell>
          <table:table-cell table:formula="of:=RANDBETWEEN(-10000;10000)/10000" office:value-type="float" office:value="-0.2594" calcext:value-type="float">
            <text:p>-0.2594</text:p>
          </table:table-cell>
          <table:table-cell table:formula="of:=IF(COS([.A184])*COS([.A184])+SIN([.B184])*SIN([.B184])&lt;1;1;0)" office:value-type="float" office:value="0" calcext:value-type="float">
            <text:p>0</text:p>
          </table:table-cell>
          <table:table-cell table:number-columns-repeated="2"/>
          <table:table-cell table:formula="of:=[.F183]+3.14159265/500" office:value-type="float" office:value="1.1435397246" calcext:value-type="float">
            <text:p>1.1435397246</text:p>
          </table:table-cell>
          <table:table-cell table:formula="of:=COS([.F184])" office:value-type="float" office:value="0.414375582182502" calcext:value-type="float">
            <text:p>0.4143755822</text:p>
          </table:table-cell>
          <table:table-cell table:formula="of:=SIN([.F184])" office:value-type="float" office:value="0.910105970143539" calcext:value-type="float">
            <text:p>0.9101059701</text:p>
          </table:table-cell>
          <table:table-cell/>
        </table:table-row>
        <table:table-row table:style-name="ro1">
          <table:table-cell table:formula="of:=RANDBETWEEN(-10000;10000)/10000" office:value-type="float" office:value="-0.136" calcext:value-type="float">
            <text:p>-0.136</text:p>
          </table:table-cell>
          <table:table-cell table:formula="of:=RANDBETWEEN(-10000;10000)/10000" office:value-type="float" office:value="-0.7468" calcext:value-type="float">
            <text:p>-0.7468</text:p>
          </table:table-cell>
          <table:table-cell table:formula="of:=IF(COS([.A185])*COS([.A185])+SIN([.B185])*SIN([.B185])&lt;1;1;0)" office:value-type="float" office:value="0" calcext:value-type="float">
            <text:p>0</text:p>
          </table:table-cell>
          <table:table-cell table:number-columns-repeated="2"/>
          <table:table-cell table:formula="of:=[.F184]+3.14159265/500" office:value-type="float" office:value="1.1498229099" calcext:value-type="float">
            <text:p>1.1498229099</text:p>
          </table:table-cell>
          <table:table-cell table:formula="of:=COS([.F185])" office:value-type="float" office:value="0.408649075935498" calcext:value-type="float">
            <text:p>0.4086490759</text:p>
          </table:table-cell>
          <table:table-cell table:formula="of:=SIN([.F185])" office:value-type="float" office:value="0.912691586866595" calcext:value-type="float">
            <text:p>0.9126915869</text:p>
          </table:table-cell>
          <table:table-cell/>
        </table:table-row>
        <table:table-row table:style-name="ro1">
          <table:table-cell table:formula="of:=RANDBETWEEN(-10000;10000)/10000" office:value-type="float" office:value="-0.8917" calcext:value-type="float">
            <text:p>-0.8917</text:p>
          </table:table-cell>
          <table:table-cell table:formula="of:=RANDBETWEEN(-10000;10000)/10000" office:value-type="float" office:value="0.3352" calcext:value-type="float">
            <text:p>0.3352</text:p>
          </table:table-cell>
          <table:table-cell table:formula="of:=IF(COS([.A186])*COS([.A186])+SIN([.B186])*SIN([.B186])&lt;1;1;0)" office:value-type="float" office:value="1" calcext:value-type="float">
            <text:p>1</text:p>
          </table:table-cell>
          <table:table-cell table:number-columns-repeated="2"/>
          <table:table-cell table:formula="of:=[.F185]+3.14159265/500" office:value-type="float" office:value="1.1561060952" calcext:value-type="float">
            <text:p>1.1561060952</text:p>
          </table:table-cell>
          <table:table-cell table:formula="of:=COS([.F186])" office:value-type="float" office:value="0.402906436922732" calcext:value-type="float">
            <text:p>0.4029064369</text:p>
          </table:table-cell>
          <table:table-cell table:formula="of:=SIN([.F186])" office:value-type="float" office:value="0.915241172088662" calcext:value-type="float">
            <text:p>0.9152411721</text:p>
          </table:table-cell>
          <table:table-cell/>
        </table:table-row>
        <table:table-row table:style-name="ro1">
          <table:table-cell table:formula="of:=RANDBETWEEN(-10000;10000)/10000" office:value-type="float" office:value="-0.4786" calcext:value-type="float">
            <text:p>-0.4786</text:p>
          </table:table-cell>
          <table:table-cell table:formula="of:=RANDBETWEEN(-10000;10000)/10000" office:value-type="float" office:value="0.9266" calcext:value-type="float">
            <text:p>0.9266</text:p>
          </table:table-cell>
          <table:table-cell table:formula="of:=IF(COS([.A187])*COS([.A187])+SIN([.B187])*SIN([.B187])&lt;1;1;0)" office:value-type="float" office:value="0" calcext:value-type="float">
            <text:p>0</text:p>
          </table:table-cell>
          <table:table-cell table:number-columns-repeated="2"/>
          <table:table-cell table:formula="of:=[.F186]+3.14159265/500" office:value-type="float" office:value="1.1623892805" calcext:value-type="float">
            <text:p>1.1623892805</text:p>
          </table:table-cell>
          <table:table-cell table:formula="of:=COS([.F187])" office:value-type="float" office:value="0.39714789185376" calcext:value-type="float">
            <text:p>0.3971478919</text:p>
          </table:table-cell>
          <table:table-cell table:formula="of:=SIN([.F187])" office:value-type="float" office:value="0.917754625156482" calcext:value-type="float">
            <text:p>0.9177546252</text:p>
          </table:table-cell>
          <table:table-cell/>
        </table:table-row>
        <table:table-row table:style-name="ro1">
          <table:table-cell table:formula="of:=RANDBETWEEN(-10000;10000)/10000" office:value-type="float" office:value="0.8177" calcext:value-type="float">
            <text:p>0.8177</text:p>
          </table:table-cell>
          <table:table-cell table:formula="of:=RANDBETWEEN(-10000;10000)/10000" office:value-type="float" office:value="0.7679" calcext:value-type="float">
            <text:p>0.7679</text:p>
          </table:table-cell>
          <table:table-cell table:formula="of:=IF(COS([.A188])*COS([.A188])+SIN([.B188])*SIN([.B188])&lt;1;1;0)" office:value-type="float" office:value="1" calcext:value-type="float">
            <text:p>1</text:p>
          </table:table-cell>
          <table:table-cell table:number-columns-repeated="2"/>
          <table:table-cell table:formula="of:=[.F187]+3.14159265/500" office:value-type="float" office:value="1.1686724658" calcext:value-type="float">
            <text:p>1.1686724658</text:p>
          </table:table-cell>
          <table:table-cell table:formula="of:=COS([.F188])" office:value-type="float" office:value="0.391373668066079" calcext:value-type="float">
            <text:p>0.3913736681</text:p>
          </table:table-cell>
          <table:table-cell table:formula="of:=SIN([.F188])" office:value-type="float" office:value="0.92023184684323" calcext:value-type="float">
            <text:p>0.9202318468</text:p>
          </table:table-cell>
          <table:table-cell/>
        </table:table-row>
        <table:table-row table:style-name="ro1">
          <table:table-cell table:formula="of:=RANDBETWEEN(-10000;10000)/10000" office:value-type="float" office:value="0.4333" calcext:value-type="float">
            <text:p>0.4333</text:p>
          </table:table-cell>
          <table:table-cell table:formula="of:=RANDBETWEEN(-10000;10000)/10000" office:value-type="float" office:value="-0.2464" calcext:value-type="float">
            <text:p>-0.2464</text:p>
          </table:table-cell>
          <table:table-cell table:formula="of:=IF(COS([.A189])*COS([.A189])+SIN([.B189])*SIN([.B189])&lt;1;1;0)" office:value-type="float" office:value="1" calcext:value-type="float">
            <text:p>1</text:p>
          </table:table-cell>
          <table:table-cell table:number-columns-repeated="2"/>
          <table:table-cell table:formula="of:=[.F188]+3.14159265/500" office:value-type="float" office:value="1.1749556511" calcext:value-type="float">
            <text:p>1.1749556511</text:p>
          </table:table-cell>
          <table:table-cell table:formula="of:=COS([.F189])" office:value-type="float" office:value="0.385583993516157" calcext:value-type="float">
            <text:p>0.3855839935</text:p>
          </table:table-cell>
          <table:table-cell table:formula="of:=SIN([.F189])" office:value-type="float" office:value="0.922672739352438" calcext:value-type="float">
            <text:p>0.9226727394</text:p>
          </table:table-cell>
          <table:table-cell/>
        </table:table-row>
        <table:table-row table:style-name="ro1">
          <table:table-cell table:formula="of:=RANDBETWEEN(-10000;10000)/10000" office:value-type="float" office:value="-0.9485" calcext:value-type="float">
            <text:p>-0.9485</text:p>
          </table:table-cell>
          <table:table-cell table:formula="of:=RANDBETWEEN(-10000;10000)/10000" office:value-type="float" office:value="0.948" calcext:value-type="float">
            <text:p>0.948</text:p>
          </table:table-cell>
          <table:table-cell table:formula="of:=IF(COS([.A190])*COS([.A190])+SIN([.B190])*SIN([.B190])&lt;1;1;0)" office:value-type="float" office:value="1" calcext:value-type="float">
            <text:p>1</text:p>
          </table:table-cell>
          <table:table-cell table:number-columns-repeated="2"/>
          <table:table-cell table:formula="of:=[.F189]+3.14159265/500" office:value-type="float" office:value="1.1812388364" calcext:value-type="float">
            <text:p>1.1812388364</text:p>
          </table:table-cell>
          <table:table-cell table:formula="of:=COS([.F190])" office:value-type="float" office:value="0.379779096770431" calcext:value-type="float">
            <text:p>0.3797790968</text:p>
          </table:table-cell>
          <table:table-cell table:formula="of:=SIN([.F190])" office:value-type="float" office:value="0.925077206321848" calcext:value-type="float">
            <text:p>0.9250772063</text:p>
          </table:table-cell>
          <table:table-cell/>
        </table:table-row>
        <table:table-row table:style-name="ro1">
          <table:table-cell table:formula="of:=RANDBETWEEN(-10000;10000)/10000" office:value-type="float" office:value="0.2863" calcext:value-type="float">
            <text:p>0.2863</text:p>
          </table:table-cell>
          <table:table-cell table:formula="of:=RANDBETWEEN(-10000;10000)/10000" office:value-type="float" office:value="-0.2633" calcext:value-type="float">
            <text:p>-0.2633</text:p>
          </table:table-cell>
          <table:table-cell table:formula="of:=IF(COS([.A191])*COS([.A191])+SIN([.B191])*SIN([.B191])&lt;1;1;0)" office:value-type="float" office:value="1" calcext:value-type="float">
            <text:p>1</text:p>
          </table:table-cell>
          <table:table-cell table:number-columns-repeated="2"/>
          <table:table-cell table:formula="of:=[.F190]+3.14159265/500" office:value-type="float" office:value="1.1875220217" calcext:value-type="float">
            <text:p>1.1875220217</text:p>
          </table:table-cell>
          <table:table-cell table:formula="of:=COS([.F191])" office:value-type="float" office:value="0.373959206996285" calcext:value-type="float">
            <text:p>0.373959207</text:p>
          </table:table-cell>
          <table:table-cell table:formula="of:=SIN([.F191])" office:value-type="float" office:value="0.927445152827222" calcext:value-type="float">
            <text:p>0.9274451528</text:p>
          </table:table-cell>
          <table:table-cell/>
        </table:table-row>
        <table:table-row table:style-name="ro1">
          <table:table-cell table:formula="of:=RANDBETWEEN(-10000;10000)/10000" office:value-type="float" office:value="0.2074" calcext:value-type="float">
            <text:p>0.2074</text:p>
          </table:table-cell>
          <table:table-cell table:formula="of:=RANDBETWEEN(-10000;10000)/10000" office:value-type="float" office:value="-0.3106" calcext:value-type="float">
            <text:p>-0.3106</text:p>
          </table:table-cell>
          <table:table-cell table:formula="of:=IF(COS([.A192])*COS([.A192])+SIN([.B192])*SIN([.B192])&lt;1;1;0)" office:value-type="float" office:value="0" calcext:value-type="float">
            <text:p>0</text:p>
          </table:table-cell>
          <table:table-cell table:number-columns-repeated="2"/>
          <table:table-cell table:formula="of:=[.F191]+3.14159265/500" office:value-type="float" office:value="1.19380520700001" calcext:value-type="float">
            <text:p>1.193805207</text:p>
          </table:table-cell>
          <table:table-cell table:formula="of:=COS([.F192])" office:value-type="float" office:value="0.368124553953001" calcext:value-type="float">
            <text:p>0.368124554</text:p>
          </table:table-cell>
          <table:table-cell table:formula="of:=SIN([.F192])" office:value-type="float" office:value="0.929776485386087" calcext:value-type="float">
            <text:p>0.9297764854</text:p>
          </table:table-cell>
          <table:table-cell/>
        </table:table-row>
        <table:table-row table:style-name="ro1">
          <table:table-cell table:formula="of:=RANDBETWEEN(-10000;10000)/10000" office:value-type="float" office:value="0.8407" calcext:value-type="float">
            <text:p>0.8407</text:p>
          </table:table-cell>
          <table:table-cell table:formula="of:=RANDBETWEEN(-10000;10000)/10000" office:value-type="float" office:value="0.5454" calcext:value-type="float">
            <text:p>0.5454</text:p>
          </table:table-cell>
          <table:table-cell table:formula="of:=IF(COS([.A193])*COS([.A193])+SIN([.B193])*SIN([.B193])&lt;1;1;0)" office:value-type="float" office:value="1" calcext:value-type="float">
            <text:p>1</text:p>
          </table:table-cell>
          <table:table-cell table:number-columns-repeated="2"/>
          <table:table-cell table:formula="of:=[.F192]+3.14159265/500" office:value-type="float" office:value="1.20008839230001" calcext:value-type="float">
            <text:p>1.2000883923</text:p>
          </table:table-cell>
          <table:table-cell table:formula="of:=COS([.F193])" office:value-type="float" office:value="0.362275367982691" calcext:value-type="float">
            <text:p>0.362275368</text:p>
          </table:table-cell>
          <table:table-cell table:formula="of:=SIN([.F193])" office:value-type="float" office:value="0.932071111961424" calcext:value-type="float">
            <text:p>0.932071112</text:p>
          </table:table-cell>
          <table:table-cell/>
        </table:table-row>
        <table:table-row table:style-name="ro1">
          <table:table-cell table:formula="of:=RANDBETWEEN(-10000;10000)/10000" office:value-type="float" office:value="-0.6563" calcext:value-type="float">
            <text:p>-0.6563</text:p>
          </table:table-cell>
          <table:table-cell table:formula="of:=RANDBETWEEN(-10000;10000)/10000" office:value-type="float" office:value="-0.1097" calcext:value-type="float">
            <text:p>-0.1097</text:p>
          </table:table-cell>
          <table:table-cell table:formula="of:=IF(COS([.A194])*COS([.A194])+SIN([.B194])*SIN([.B194])&lt;1;1;0)" office:value-type="float" office:value="1" calcext:value-type="float">
            <text:p>1</text:p>
          </table:table-cell>
          <table:table-cell table:number-columns-repeated="2"/>
          <table:table-cell table:formula="of:=[.F193]+3.14159265/500" office:value-type="float" office:value="1.20637157760001" calcext:value-type="float">
            <text:p>1.2063715776</text:p>
          </table:table-cell>
          <table:table-cell table:formula="of:=COS([.F194])" office:value-type="float" office:value="0.3564118800012" calcext:value-type="float">
            <text:p>0.35641188</text:p>
          </table:table-cell>
          <table:table-cell table:formula="of:=SIN([.F194])" office:value-type="float" office:value="0.934328941965307" calcext:value-type="float">
            <text:p>0.934328942</text:p>
          </table:table-cell>
          <table:table-cell/>
        </table:table-row>
        <table:table-row table:style-name="ro1">
          <table:table-cell table:formula="of:=RANDBETWEEN(-10000;10000)/10000" office:value-type="float" office:value="0.2015" calcext:value-type="float">
            <text:p>0.2015</text:p>
          </table:table-cell>
          <table:table-cell table:formula="of:=RANDBETWEEN(-10000;10000)/10000" office:value-type="float" office:value="0.5899" calcext:value-type="float">
            <text:p>0.5899</text:p>
          </table:table-cell>
          <table:table-cell table:formula="of:=IF(COS([.A195])*COS([.A195])+SIN([.B195])*SIN([.B195])&lt;1;1;0)" office:value-type="float" office:value="0" calcext:value-type="float">
            <text:p>0</text:p>
          </table:table-cell>
          <table:table-cell table:number-columns-repeated="2"/>
          <table:table-cell table:formula="of:=[.F194]+3.14159265/500" office:value-type="float" office:value="1.21265476290001" calcext:value-type="float">
            <text:p>1.2126547629</text:p>
          </table:table-cell>
          <table:table-cell table:formula="of:=COS([.F195])" office:value-type="float" office:value="0.350534321488994" calcext:value-type="float">
            <text:p>0.3505343215</text:p>
          </table:table-cell>
          <table:table-cell table:formula="of:=SIN([.F195])" office:value-type="float" office:value="0.936549886262473" calcext:value-type="float">
            <text:p>0.9365498863</text:p>
          </table:table-cell>
          <table:table-cell/>
        </table:table-row>
        <table:table-row table:style-name="ro1">
          <table:table-cell table:formula="of:=RANDBETWEEN(-10000;10000)/10000" office:value-type="float" office:value="-0.0953" calcext:value-type="float">
            <text:p>-0.0953</text:p>
          </table:table-cell>
          <table:table-cell table:formula="of:=RANDBETWEEN(-10000;10000)/10000" office:value-type="float" office:value="0.0482" calcext:value-type="float">
            <text:p>0.0482</text:p>
          </table:table-cell>
          <table:table-cell table:formula="of:=IF(COS([.A196])*COS([.A196])+SIN([.B196])*SIN([.B196])&lt;1;1;0)" office:value-type="float" office:value="1" calcext:value-type="float">
            <text:p>1</text:p>
          </table:table-cell>
          <table:table-cell table:number-columns-repeated="2"/>
          <table:table-cell table:formula="of:=[.F195]+3.14159265/500" office:value-type="float" office:value="1.21893794820001" calcext:value-type="float">
            <text:p>1.2189379482</text:p>
          </table:table-cell>
          <table:table-cell table:formula="of:=COS([.F196])" office:value-type="float" office:value="0.344642924482018" calcext:value-type="float">
            <text:p>0.3446429245</text:p>
          </table:table-cell>
          <table:table-cell table:formula="of:=SIN([.F196])" office:value-type="float" office:value="0.938733857173843" calcext:value-type="float">
            <text:p>0.9387338572</text:p>
          </table:table-cell>
          <table:table-cell/>
        </table:table-row>
        <table:table-row table:style-name="ro1">
          <table:table-cell table:formula="of:=RANDBETWEEN(-10000;10000)/10000" office:value-type="float" office:value="-0.9991" calcext:value-type="float">
            <text:p>-0.9991</text:p>
          </table:table-cell>
          <table:table-cell table:formula="of:=RANDBETWEEN(-10000;10000)/10000" office:value-type="float" office:value="0.5794" calcext:value-type="float">
            <text:p>0.5794</text:p>
          </table:table-cell>
          <table:table-cell table:formula="of:=IF(COS([.A197])*COS([.A197])+SIN([.B197])*SIN([.B197])&lt;1;1;0)" office:value-type="float" office:value="1" calcext:value-type="float">
            <text:p>1</text:p>
          </table:table-cell>
          <table:table-cell table:number-columns-repeated="2"/>
          <table:table-cell table:formula="of:=[.F196]+3.14159265/500" office:value-type="float" office:value="1.22522113350001" calcext:value-type="float">
            <text:p>1.2252211335</text:p>
          </table:table-cell>
          <table:table-cell table:formula="of:=COS([.F197])" office:value-type="float" office:value="0.338737921562538" calcext:value-type="float">
            <text:p>0.3387379216</text:p>
          </table:table-cell>
          <table:table-cell table:formula="of:=SIN([.F197])" office:value-type="float" office:value="0.940880768479988" calcext:value-type="float">
            <text:p>0.9408807685</text:p>
          </table:table-cell>
          <table:table-cell/>
        </table:table-row>
        <table:table-row table:style-name="ro1">
          <table:table-cell table:formula="of:=RANDBETWEEN(-10000;10000)/10000" office:value-type="float" office:value="0.1691" calcext:value-type="float">
            <text:p>0.1691</text:p>
          </table:table-cell>
          <table:table-cell table:formula="of:=RANDBETWEEN(-10000;10000)/10000" office:value-type="float" office:value="0.1648" calcext:value-type="float">
            <text:p>0.1648</text:p>
          </table:table-cell>
          <table:table-cell table:formula="of:=IF(COS([.A198])*COS([.A198])+SIN([.B198])*SIN([.B198])&lt;1;1;0)" office:value-type="float" office:value="1" calcext:value-type="float">
            <text:p>1</text:p>
          </table:table-cell>
          <table:table-cell table:number-columns-repeated="2"/>
          <table:table-cell table:formula="of:=[.F197]+3.14159265/500" office:value-type="float" office:value="1.23150431880001" calcext:value-type="float">
            <text:p>1.2315043188</text:p>
          </table:table-cell>
          <table:table-cell table:formula="of:=COS([.F198])" office:value-type="float" office:value="0.332819545849957" calcext:value-type="float">
            <text:p>0.3328195458</text:p>
          </table:table-cell>
          <table:table-cell table:formula="of:=SIN([.F198])" office:value-type="float" office:value="0.942990535424523" calcext:value-type="float">
            <text:p>0.9429905354</text:p>
          </table:table-cell>
          <table:table-cell/>
        </table:table-row>
        <table:table-row table:style-name="ro1">
          <table:table-cell table:formula="of:=RANDBETWEEN(-10000;10000)/10000" office:value-type="float" office:value="0.6524" calcext:value-type="float">
            <text:p>0.6524</text:p>
          </table:table-cell>
          <table:table-cell table:formula="of:=RANDBETWEEN(-10000;10000)/10000" office:value-type="float" office:value="0.8196" calcext:value-type="float">
            <text:p>0.8196</text:p>
          </table:table-cell>
          <table:table-cell table:formula="of:=IF(COS([.A199])*COS([.A199])+SIN([.B199])*SIN([.B199])&lt;1;1;0)" office:value-type="float" office:value="0" calcext:value-type="float">
            <text:p>0</text:p>
          </table:table-cell>
          <table:table-cell table:number-columns-repeated="2"/>
          <table:table-cell table:formula="of:=[.F198]+3.14159265/500" office:value-type="float" office:value="1.23778750410001" calcext:value-type="float">
            <text:p>1.2377875041</text:p>
          </table:table-cell>
          <table:table-cell table:formula="of:=COS([.F199])" office:value-type="float" office:value="0.326888030991614" calcext:value-type="float">
            <text:p>0.326888031</text:p>
          </table:table-cell>
          <table:table-cell table:formula="of:=SIN([.F199])" office:value-type="float" office:value="0.945063074717463" calcext:value-type="float">
            <text:p>0.9450630747</text:p>
          </table:table-cell>
          <table:table-cell/>
        </table:table-row>
        <table:table-row table:style-name="ro1">
          <table:table-cell table:formula="of:=RANDBETWEEN(-10000;10000)/10000" office:value-type="float" office:value="0.4853" calcext:value-type="float">
            <text:p>0.4853</text:p>
          </table:table-cell>
          <table:table-cell table:formula="of:=RANDBETWEEN(-10000;10000)/10000" office:value-type="float" office:value="-0.5979" calcext:value-type="float">
            <text:p>-0.5979</text:p>
          </table:table-cell>
          <table:table-cell table:formula="of:=IF(COS([.A200])*COS([.A200])+SIN([.B200])*SIN([.B200])&lt;1;1;0)" office:value-type="float" office:value="0" calcext:value-type="float">
            <text:p>0</text:p>
          </table:table-cell>
          <table:table-cell table:number-columns-repeated="2"/>
          <table:table-cell table:formula="of:=[.F199]+3.14159265/500" office:value-type="float" office:value="1.24407068940001" calcext:value-type="float">
            <text:p>1.2440706894</text:p>
          </table:table-cell>
          <table:table-cell table:formula="of:=COS([.F200])" office:value-type="float" office:value="0.32094361115356" calcext:value-type="float">
            <text:p>0.3209436112</text:p>
          </table:table-cell>
          <table:table-cell table:formula="of:=SIN([.F200])" office:value-type="float" office:value="0.947098304538506" calcext:value-type="float">
            <text:p>0.9470983045</text:p>
          </table:table-cell>
          <table:table-cell/>
        </table:table-row>
        <table:table-row table:style-name="ro1">
          <table:table-cell table:formula="of:=RANDBETWEEN(-10000;10000)/10000" office:value-type="float" office:value="0.6878" calcext:value-type="float">
            <text:p>0.6878</text:p>
          </table:table-cell>
          <table:table-cell table:formula="of:=RANDBETWEEN(-10000;10000)/10000" office:value-type="float" office:value="0.1886" calcext:value-type="float">
            <text:p>0.1886</text:p>
          </table:table-cell>
          <table:table-cell table:formula="of:=IF(COS([.A201])*COS([.A201])+SIN([.B201])*SIN([.B201])&lt;1;1;0)" office:value-type="float" office:value="1" calcext:value-type="float">
            <text:p>1</text:p>
          </table:table-cell>
          <table:table-cell table:number-columns-repeated="2"/>
          <table:table-cell table:formula="of:=[.F200]+3.14159265/500" office:value-type="float" office:value="1.25035387470001" calcext:value-type="float">
            <text:p>1.2503538747</text:p>
          </table:table-cell>
          <table:table-cell table:formula="of:=COS([.F201])" office:value-type="float" office:value="0.314986521011309" calcext:value-type="float">
            <text:p>0.314986521</text:p>
          </table:table-cell>
          <table:table-cell table:formula="of:=SIN([.F201])" office:value-type="float" office:value="0.949096144540263" calcext:value-type="float">
            <text:p>0.94909614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22:44:46.385000000</meta:creation-date>
    <dc:date>2015-11-22T23:22:03.584000000</dc:date>
    <meta:editing-duration>PT14M32S</meta:editing-duration>
    <meta:editing-cycles>1</meta:editing-cycles>
    <meta:document-statistic meta:table-count="1" meta:cell-count="1211" meta:object-count="1"/>
    <meta:generator>LibreOffice/5.0.3.2$Windows_x86 LibreOffice_project/e5f16313668ac592c1bfb310f4390624e3dbfb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3.658cm" svg:y="4.204cm" style:legend-expansion="high" chart:style-name="ch2"/>
        <chart:plot-area chart:style-name="ch3" table:cell-range-address="Feuille1.A2:Feuille1.B201" svg:x="3.222cm" svg:y="0.557cm" svg:width="13.017cm" svg:height="8.645cm">
          <chartooo:coordinate-region svg:x="3.513cm" svg:y="0.756cm" svg:width="12.48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201" chart:class="chart:scatter">
            <chart:domain table:cell-range-address="Feuille1.A2:Feuille1.A201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89">
                <text:p>0.3889</text:p>
                <draw:g>
                  <svg:desc>Feuille1.A2:Feuille1.A201</svg:desc>
                </draw:g>
              </table:table-cell>
              <table:table-cell office:value-type="float" office:value="-0.8307">
                <text:p>-0.8307</text:p>
                <draw:g>
                  <svg:desc>Feuille1.B2:Feuille1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794">
                <text:p>-0.0794</text:p>
              </table:table-cell>
              <table:table-cell office:value-type="float" office:value="0.1033">
                <text:p>0.1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83">
                <text:p>0.5383</text:p>
              </table:table-cell>
              <table:table-cell office:value-type="float" office:value="-0.4536">
                <text:p>-0.4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24">
                <text:p>0.1324</text:p>
              </table:table-cell>
              <table:table-cell office:value-type="float" office:value="0.6422">
                <text:p>0.6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19">
                <text:p>0.3719</text:p>
              </table:table-cell>
              <table:table-cell office:value-type="float" office:value="-0.6026">
                <text:p>-0.6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78">
                <text:p>0.4478</text:p>
              </table:table-cell>
              <table:table-cell office:value-type="float" office:value="-0.8204">
                <text:p>-0.8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7">
                <text:p>0.627</text:p>
              </table:table-cell>
              <table:table-cell office:value-type="float" office:value="-0.5662">
                <text:p>-0.5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846">
                <text:p>-0.8846</text:p>
              </table:table-cell>
              <table:table-cell office:value-type="float" office:value="-0.2631">
                <text:p>-0.2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049">
                <text:p>-0.4049</text:p>
              </table:table-cell>
              <table:table-cell office:value-type="float" office:value="-0.3265">
                <text:p>-0.3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716">
                <text:p>-0.0716</text:p>
              </table:table-cell>
              <table:table-cell office:value-type="float" office:value="0.6932">
                <text:p>0.6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796">
                <text:p>-0.2796</text:p>
              </table:table-cell>
              <table:table-cell office:value-type="float" office:value="-0.7049">
                <text:p>-0.7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082">
                <text:p>-0.1082</text:p>
              </table:table-cell>
              <table:table-cell office:value-type="float" office:value="-0.3268">
                <text:p>-0.3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652">
                <text:p>-0.2652</text:p>
              </table:table-cell>
              <table:table-cell office:value-type="float" office:value="0.2908">
                <text:p>0.2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53">
                <text:p>0.4353</text:p>
              </table:table-cell>
              <table:table-cell office:value-type="float" office:value="0.8455">
                <text:p>0.8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332">
                <text:p>-0.8332</text:p>
              </table:table-cell>
              <table:table-cell office:value-type="float" office:value="0.9935">
                <text:p>0.9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217">
                <text:p>-0.3217</text:p>
              </table:table-cell>
              <table:table-cell office:value-type="float" office:value="-0.2569">
                <text:p>-0.2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098">
                <text:p>-0.2098</text:p>
              </table:table-cell>
              <table:table-cell office:value-type="float" office:value="-0.7945">
                <text:p>-0.7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71">
                <text:p>0.3171</text:p>
              </table:table-cell>
              <table:table-cell office:value-type="float" office:value="0.6054">
                <text:p>0.6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03">
                <text:p>0.9003</text:p>
              </table:table-cell>
              <table:table-cell office:value-type="float" office:value="-0.3233">
                <text:p>-0.32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832">
                <text:p>-0.5832</text:p>
              </table:table-cell>
              <table:table-cell office:value-type="float" office:value="-0.2929">
                <text:p>-0.2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74">
                <text:p>0.0774</text:p>
              </table:table-cell>
              <table:table-cell office:value-type="float" office:value="-0.5421">
                <text:p>-0.5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718">
                <text:p>-0.7718</text:p>
              </table:table-cell>
              <table:table-cell office:value-type="float" office:value="0.8042">
                <text:p>0.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38">
                <text:p>0.2338</text:p>
              </table:table-cell>
              <table:table-cell office:value-type="float" office:value="-0.9275">
                <text:p>-0.9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396">
                <text:p>-0.9396</text:p>
              </table:table-cell>
              <table:table-cell office:value-type="float" office:value="0.8471">
                <text:p>0.8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6">
                <text:p>0.386</text:p>
              </table:table-cell>
              <table:table-cell office:value-type="float" office:value="-0.3179">
                <text:p>-0.31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32">
                <text:p>-0.1732</text:p>
              </table:table-cell>
              <table:table-cell office:value-type="float" office:value="-0.3278">
                <text:p>-0.32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571">
                <text:p>-0.4571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483">
                <text:p>-0.1483</text:p>
              </table:table-cell>
              <table:table-cell office:value-type="float" office:value="-0.644">
                <text:p>-0.6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64">
                <text:p>0.1864</text:p>
              </table:table-cell>
              <table:table-cell office:value-type="float" office:value="0.7207">
                <text:p>0.7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858">
                <text:p>-0.1858</text:p>
              </table:table-cell>
              <table:table-cell office:value-type="float" office:value="0.6699">
                <text:p>0.6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62">
                <text:p>0.4062</text:p>
              </table:table-cell>
              <table:table-cell office:value-type="float" office:value="-0.6884">
                <text:p>-0.68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19">
                <text:p>0.9919</text:p>
              </table:table-cell>
              <table:table-cell office:value-type="float" office:value="-0.1344">
                <text:p>-0.1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9475">
                <text:p>-0.9475</text:p>
              </table:table-cell>
              <table:table-cell office:value-type="float" office:value="-0.4461">
                <text:p>-0.44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13">
                <text:p>0.5213</text:p>
              </table:table-cell>
              <table:table-cell office:value-type="float" office:value="-0.1582">
                <text:p>-0.1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4">
                <text:p>-0.004</text:p>
              </table:table-cell>
              <table:table-cell office:value-type="float" office:value="-0.4253">
                <text:p>-0.42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27">
                <text:p>0.9727</text:p>
              </table:table-cell>
              <table:table-cell office:value-type="float" office:value="0.3071">
                <text:p>0.30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107">
                <text:p>0.6107</text:p>
              </table:table-cell>
              <table:table-cell office:value-type="float" office:value="-0.1404">
                <text:p>-0.14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036">
                <text:p>-0.8036</text:p>
              </table:table-cell>
              <table:table-cell office:value-type="float" office:value="-0.2285">
                <text:p>-0.22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47">
                <text:p>0.1447</text:p>
              </table:table-cell>
              <table:table-cell office:value-type="float" office:value="0.1392">
                <text:p>0.1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6">
                <text:p>0.686</text:p>
              </table:table-cell>
              <table:table-cell office:value-type="float" office:value="-0.7353">
                <text:p>-0.7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645">
                <text:p>-0.8645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257">
                <text:p>-0.1257</text:p>
              </table:table-cell>
              <table:table-cell office:value-type="float" office:value="-0.1661">
                <text:p>-0.16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81">
                <text:p>0.9081</text:p>
              </table:table-cell>
              <table:table-cell office:value-type="float" office:value="-0.1192">
                <text:p>-0.1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486">
                <text:p>0.9486</text:p>
              </table:table-cell>
              <table:table-cell office:value-type="float" office:value="-0.9433">
                <text:p>-0.94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9794">
                <text:p>-0.9794</text:p>
              </table:table-cell>
              <table:table-cell office:value-type="float" office:value="0.1854">
                <text:p>0.18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329">
                <text:p>0.8329</text:p>
              </table:table-cell>
              <table:table-cell office:value-type="float" office:value="0.9687">
                <text:p>0.9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6">
                <text:p>0.476</text:p>
              </table:table-cell>
              <table:table-cell office:value-type="float" office:value="0.6942">
                <text:p>0.6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863">
                <text:p>0.6863</text:p>
              </table:table-cell>
              <table:table-cell office:value-type="float" office:value="0.8718">
                <text:p>0.87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081">
                <text:p>0.6081</text:p>
              </table:table-cell>
              <table:table-cell office:value-type="float" office:value="-0.6688">
                <text:p>-0.6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673">
                <text:p>-0.3673</text:p>
              </table:table-cell>
              <table:table-cell office:value-type="float" office:value="-0.7995">
                <text:p>-0.7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313">
                <text:p>-0.1313</text:p>
              </table:table-cell>
              <table:table-cell office:value-type="float" office:value="0.1463">
                <text:p>0.14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35">
                <text:p>0.1935</text:p>
              </table:table-cell>
              <table:table-cell office:value-type="float" office:value="0.3872">
                <text:p>0.3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53">
                <text:p>-0.653</text:p>
              </table:table-cell>
              <table:table-cell office:value-type="float" office:value="0.3882">
                <text:p>0.38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23">
                <text:p>0.3623</text:p>
              </table:table-cell>
              <table:table-cell office:value-type="float" office:value="-0.5041">
                <text:p>-0.5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84">
                <text:p>0.3784</text:p>
              </table:table-cell>
              <table:table-cell office:value-type="float" office:value="0.1745">
                <text:p>0.17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19">
                <text:p>0.4819</text:p>
              </table:table-cell>
              <table:table-cell office:value-type="float" office:value="0.6651">
                <text:p>0.6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48">
                <text:p>0.3148</text:p>
              </table:table-cell>
              <table:table-cell office:value-type="float" office:value="-0.3357">
                <text:p>-0.3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03">
                <text:p>0.130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58">
                <text:p>0.5858</text:p>
              </table:table-cell>
              <table:table-cell office:value-type="float" office:value="-0.5201">
                <text:p>-0.52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8048">
                <text:p>-0.8048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34">
                <text:p>-0.0034</text:p>
              </table:table-cell>
              <table:table-cell office:value-type="float" office:value="-0.7947">
                <text:p>-0.7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7989">
                <text:p>-0.7989</text:p>
              </table:table-cell>
              <table:table-cell office:value-type="float" office:value="-0.7342">
                <text:p>-0.73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7865">
                <text:p>-0.7865</text:p>
              </table:table-cell>
              <table:table-cell office:value-type="float" office:value="0.0533">
                <text:p>0.05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967">
                <text:p>-0.967</text:p>
              </table:table-cell>
              <table:table-cell office:value-type="float" office:value="0.6336">
                <text:p>0.6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8801">
                <text:p>-0.8801</text:p>
              </table:table-cell>
              <table:table-cell office:value-type="float" office:value="-0.838">
                <text:p>-0.8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45">
                <text:p>0.2745</text:p>
              </table:table-cell>
              <table:table-cell office:value-type="float" office:value="-0.2881">
                <text:p>-0.28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08">
                <text:p>0.6408</text:p>
              </table:table-cell>
              <table:table-cell office:value-type="float" office:value="-0.3912">
                <text:p>-0.39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027">
                <text:p>0.2027</text:p>
              </table:table-cell>
              <table:table-cell office:value-type="float" office:value="-0.223">
                <text:p>-0.2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688">
                <text:p>-0.5688</text:p>
              </table:table-cell>
              <table:table-cell office:value-type="float" office:value="0.7873">
                <text:p>0.78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8379">
                <text:p>-0.8379</text:p>
              </table:table-cell>
              <table:table-cell office:value-type="float" office:value="0.4881">
                <text:p>0.48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76">
                <text:p>0.3776</text:p>
              </table:table-cell>
              <table:table-cell office:value-type="float" office:value="-0.4358">
                <text:p>-0.43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8917">
                <text:p>-0.8917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893">
                <text:p>-0.4893</text:p>
              </table:table-cell>
              <table:table-cell office:value-type="float" office:value="0.2554">
                <text:p>0.25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127">
                <text:p>-0.1127</text:p>
              </table:table-cell>
              <table:table-cell office:value-type="float" office:value="0.0627">
                <text:p>0.06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33">
                <text:p>-0.333</text:p>
              </table:table-cell>
              <table:table-cell office:value-type="float" office:value="0.6715">
                <text:p>0.6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7">
                <text:p>-0.37</text:p>
              </table:table-cell>
              <table:table-cell office:value-type="float" office:value="-0.7678">
                <text:p>-0.76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2">
                <text:p>0.672</text:p>
              </table:table-cell>
              <table:table-cell office:value-type="float" office:value="0.2017">
                <text:p>0.2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16">
                <text:p>0.7216</text:p>
              </table:table-cell>
              <table:table-cell office:value-type="float" office:value="-0.6922">
                <text:p>-0.6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57">
                <text:p>0.2157</text:p>
              </table:table-cell>
              <table:table-cell office:value-type="float" office:value="0.2542">
                <text:p>0.2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619">
                <text:p>-0.0619</text:p>
              </table:table-cell>
              <table:table-cell office:value-type="float" office:value="-0.3184">
                <text:p>-0.3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29">
                <text:p>0.0629</text:p>
              </table:table-cell>
              <table:table-cell office:value-type="float" office:value="0.8483">
                <text:p>0.84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57">
                <text:p>0.1857</text:p>
              </table:table-cell>
              <table:table-cell office:value-type="float" office:value="0.7187">
                <text:p>0.71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942">
                <text:p>0.5942</text:p>
              </table:table-cell>
              <table:table-cell office:value-type="float" office:value="0.3854">
                <text:p>0.3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551">
                <text:p>0.4551</text:p>
              </table:table-cell>
              <table:table-cell office:value-type="float" office:value="-0.7141">
                <text:p>-0.71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3556">
                <text:p>-0.3556</text:p>
              </table:table-cell>
              <table:table-cell office:value-type="float" office:value="-0.2617">
                <text:p>-0.26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775">
                <text:p>0.7775</text:p>
              </table:table-cell>
              <table:table-cell office:value-type="float" office:value="0.9224">
                <text:p>0.9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688">
                <text:p>0.4688</text:p>
              </table:table-cell>
              <table:table-cell office:value-type="float" office:value="-0.2569">
                <text:p>-0.25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41">
                <text:p>0.4141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13">
                <text:p>0.0913</text:p>
              </table:table-cell>
              <table:table-cell office:value-type="float" office:value="-0.8865">
                <text:p>-0.88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509">
                <text:p>-0.0509</text:p>
              </table:table-cell>
              <table:table-cell office:value-type="float" office:value="0.3257">
                <text:p>0.32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103">
                <text:p>0.8103</text:p>
              </table:table-cell>
              <table:table-cell office:value-type="float" office:value="-0.1531">
                <text:p>-0.15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48">
                <text:p>0.1148</text:p>
              </table:table-cell>
              <table:table-cell office:value-type="float" office:value="-0.9597">
                <text:p>-0.95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87">
                <text:p>0.5587</text:p>
              </table:table-cell>
              <table:table-cell office:value-type="float" office:value="-0.6582">
                <text:p>-0.65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18">
                <text:p>0.7618</text:p>
              </table:table-cell>
              <table:table-cell office:value-type="float" office:value="-0.7112">
                <text:p>-0.7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76">
                <text:p>0.6776</text:p>
              </table:table-cell>
              <table:table-cell office:value-type="float" office:value="-0.5731">
                <text:p>-0.57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101">
                <text:p>0.7101</text:p>
              </table:table-cell>
              <table:table-cell office:value-type="float" office:value="-0.6309">
                <text:p>-0.63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377">
                <text:p>0.1377</text:p>
              </table:table-cell>
              <table:table-cell office:value-type="float" office:value="0.8104">
                <text:p>0.81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31">
                <text:p>0.0931</text:p>
              </table:table-cell>
              <table:table-cell office:value-type="float" office:value="-0.4954">
                <text:p>-0.4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4183">
                <text:p>-0.4183</text:p>
              </table:table-cell>
              <table:table-cell office:value-type="float" office:value="-0.0514">
                <text:p>-0.05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483">
                <text:p>-0.9483</text:p>
              </table:table-cell>
              <table:table-cell office:value-type="float" office:value="0.4952">
                <text:p>0.49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16">
                <text:p>0.3616</text:p>
              </table:table-cell>
              <table:table-cell office:value-type="float" office:value="-0.9489">
                <text:p>-0.94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837">
                <text:p>-0.2837</text:p>
              </table:table-cell>
              <table:table-cell office:value-type="float" office:value="-0.3138">
                <text:p>-0.31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673">
                <text:p>-0.4673</text:p>
              </table:table-cell>
              <table:table-cell office:value-type="float" office:value="-0.9703">
                <text:p>-0.97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42">
                <text:p>0.2542</text:p>
              </table:table-cell>
              <table:table-cell office:value-type="float" office:value="-0.4162">
                <text:p>-0.41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563">
                <text:p>0.4563</text:p>
              </table:table-cell>
              <table:table-cell office:value-type="float" office:value="0.9569">
                <text:p>0.95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788">
                <text:p>0.5788</text:p>
              </table:table-cell>
              <table:table-cell office:value-type="float" office:value="-0.3772">
                <text:p>-0.37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06">
                <text:p>0.9806</text:p>
              </table:table-cell>
              <table:table-cell office:value-type="float" office:value="-0.823">
                <text:p>-0.8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048">
                <text:p>0.8048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644">
                <text:p>0.5644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608">
                <text:p>0.3608</text:p>
              </table:table-cell>
              <table:table-cell office:value-type="float" office:value="0.2763">
                <text:p>0.27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967">
                <text:p>0.1967</text:p>
              </table:table-cell>
              <table:table-cell office:value-type="float" office:value="-0.1716">
                <text:p>-0.17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757">
                <text:p>-0.3757</text:p>
              </table:table-cell>
              <table:table-cell office:value-type="float" office:value="-0.7242">
                <text:p>-0.72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187">
                <text:p>-0.9187</text:p>
              </table:table-cell>
              <table:table-cell office:value-type="float" office:value="0.6037">
                <text:p>0.60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1">
                <text:p>-0.11</text:p>
              </table:table-cell>
              <table:table-cell office:value-type="float" office:value="-0.5464">
                <text:p>-0.54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91">
                <text:p>0.319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5">
                <text:p>0.525</text:p>
              </table:table-cell>
              <table:table-cell office:value-type="float" office:value="0.6684">
                <text:p>0.66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318">
                <text:p>-0.6318</text:p>
              </table:table-cell>
              <table:table-cell office:value-type="float" office:value="-0.2424">
                <text:p>-0.24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792">
                <text:p>-0.3792</text:p>
              </table:table-cell>
              <table:table-cell office:value-type="float" office:value="0.3454">
                <text:p>0.34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964">
                <text:p>-0.4964</text:p>
              </table:table-cell>
              <table:table-cell office:value-type="float" office:value="-0.2159">
                <text:p>-0.21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681">
                <text:p>-0.0681</text:p>
              </table:table-cell>
              <table:table-cell office:value-type="float" office:value="0.2377">
                <text:p>0.23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73">
                <text:p>0.2373</text:p>
              </table:table-cell>
              <table:table-cell office:value-type="float" office:value="0.6045">
                <text:p>0.60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445">
                <text:p>0.9445</text:p>
              </table:table-cell>
              <table:table-cell office:value-type="float" office:value="0.3577">
                <text:p>0.35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973">
                <text:p>-0.2973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785">
                <text:p>0.5785</text:p>
              </table:table-cell>
              <table:table-cell office:value-type="float" office:value="0.5035">
                <text:p>0.50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7056">
                <text:p>-0.7056</text:p>
              </table:table-cell>
              <table:table-cell office:value-type="float" office:value="-0.3931">
                <text:p>-0.39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8">
                <text:p>0.018</text:p>
              </table:table-cell>
              <table:table-cell office:value-type="float" office:value="-0.4829">
                <text:p>-0.48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056">
                <text:p>0.3056</text:p>
              </table:table-cell>
              <table:table-cell office:value-type="float" office:value="0.8651">
                <text:p>0.86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456">
                <text:p>0.4456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05">
                <text:p>0.705</text:p>
              </table:table-cell>
              <table:table-cell office:value-type="float" office:value="-0.5218">
                <text:p>-0.52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763">
                <text:p>-0.6763</text:p>
              </table:table-cell>
              <table:table-cell office:value-type="float" office:value="0.6706">
                <text:p>0.67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561">
                <text:p>0.7561</text:p>
              </table:table-cell>
              <table:table-cell office:value-type="float" office:value="-0.3839">
                <text:p>-0.38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8392">
                <text:p>-0.8392</text:p>
              </table:table-cell>
              <table:table-cell office:value-type="float" office:value="-0.3464">
                <text:p>-0.3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776">
                <text:p>0.2776</text:p>
              </table:table-cell>
              <table:table-cell office:value-type="float" office:value="0.5579">
                <text:p>0.55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644">
                <text:p>0.7644</text:p>
              </table:table-cell>
              <table:table-cell office:value-type="float" office:value="-0.957">
                <text:p>-0.9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51">
                <text:p>0.5551</text:p>
              </table:table-cell>
              <table:table-cell office:value-type="float" office:value="-0.3853">
                <text:p>-0.38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804">
                <text:p>0.9804</text:p>
              </table:table-cell>
              <table:table-cell office:value-type="float" office:value="0.1424">
                <text:p>0.14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4331">
                <text:p>-0.4331</text:p>
              </table:table-cell>
              <table:table-cell office:value-type="float" office:value="-0.0783">
                <text:p>-0.07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698">
                <text:p>0.4698</text:p>
              </table:table-cell>
              <table:table-cell office:value-type="float" office:value="0.5064">
                <text:p>0.50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66">
                <text:p>0.6966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706">
                <text:p>0.1706</text:p>
              </table:table-cell>
              <table:table-cell office:value-type="float" office:value="-0.6669">
                <text:p>-0.66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845">
                <text:p>-0.9845</text:p>
              </table:table-cell>
              <table:table-cell office:value-type="float" office:value="0.8253">
                <text:p>0.82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64">
                <text:p>0.3564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65">
                <text:p>0.2865</text:p>
              </table:table-cell>
              <table:table-cell office:value-type="float" office:value="-0.1565">
                <text:p>-0.15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984">
                <text:p>0.8984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5427">
                <text:p>-0.5427</text:p>
              </table:table-cell>
              <table:table-cell office:value-type="float" office:value="-0.6147">
                <text:p>-0.61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459">
                <text:p>0.5459</text:p>
              </table:table-cell>
              <table:table-cell office:value-type="float" office:value="0.9361">
                <text:p>0.93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53">
                <text:p>0.4553</text:p>
              </table:table-cell>
              <table:table-cell office:value-type="float" office:value="0.5278">
                <text:p>0.52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88">
                <text:p>0.0288</text:p>
              </table:table-cell>
              <table:table-cell office:value-type="float" office:value="-0.085">
                <text:p>-0.0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551">
                <text:p>0.9551</text:p>
              </table:table-cell>
              <table:table-cell office:value-type="float" office:value="0.4381">
                <text:p>0.43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466">
                <text:p>0.3466</text:p>
              </table:table-cell>
              <table:table-cell office:value-type="float" office:value="0.3306">
                <text:p>0.33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23">
                <text:p>0.0323</text:p>
              </table:table-cell>
              <table:table-cell office:value-type="float" office:value="-0.4223">
                <text:p>-0.42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8529">
                <text:p>-0.8529</text:p>
              </table:table-cell>
              <table:table-cell office:value-type="float" office:value="-0.2432">
                <text:p>-0.24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41">
                <text:p>0.524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8246">
                <text:p>-0.8246</text:p>
              </table:table-cell>
              <table:table-cell office:value-type="float" office:value="0.8339">
                <text:p>0.83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572">
                <text:p>0.8572</text:p>
              </table:table-cell>
              <table:table-cell office:value-type="float" office:value="0.9259">
                <text:p>0.92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408">
                <text:p>-0.0408</text:p>
              </table:table-cell>
              <table:table-cell office:value-type="float" office:value="-0.4241">
                <text:p>-0.42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268">
                <text:p>-0.1268</text:p>
              </table:table-cell>
              <table:table-cell office:value-type="float" office:value="0.0589">
                <text:p>0.05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2468">
                <text:p>-0.2468</text:p>
              </table:table-cell>
              <table:table-cell office:value-type="float" office:value="-0.8836">
                <text:p>-0.8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399">
                <text:p>-0.1399</text:p>
              </table:table-cell>
              <table:table-cell office:value-type="float" office:value="0.1328">
                <text:p>0.13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03">
                <text:p>0.9903</text:p>
              </table:table-cell>
              <table:table-cell office:value-type="float" office:value="0.3972">
                <text:p>0.39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6365">
                <text:p>-0.6365</text:p>
              </table:table-cell>
              <table:table-cell office:value-type="float" office:value="0.9233">
                <text:p>0.92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8044">
                <text:p>-0.8044</text:p>
              </table:table-cell>
              <table:table-cell office:value-type="float" office:value="-0.2915">
                <text:p>-0.29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987">
                <text:p>-0.987</text:p>
              </table:table-cell>
              <table:table-cell office:value-type="float" office:value="-0.4801">
                <text:p>-0.48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5703">
                <text:p>-0.5703</text:p>
              </table:table-cell>
              <table:table-cell office:value-type="float" office:value="-0.1303">
                <text:p>-0.13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6373">
                <text:p>-0.6373</text:p>
              </table:table-cell>
              <table:table-cell office:value-type="float" office:value="0.1367">
                <text:p>0.13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72">
                <text:p>0.6772</text:p>
              </table:table-cell>
              <table:table-cell office:value-type="float" office:value="-0.7671">
                <text:p>-0.76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7324">
                <text:p>-0.7324</text:p>
              </table:table-cell>
              <table:table-cell office:value-type="float" office:value="0.7992">
                <text:p>0.79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267">
                <text:p>0.4267</text:p>
              </table:table-cell>
              <table:table-cell office:value-type="float" office:value="0.2469">
                <text:p>0.24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786">
                <text:p>0.2786</text:p>
              </table:table-cell>
              <table:table-cell office:value-type="float" office:value="-0.6434">
                <text:p>-0.64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031">
                <text:p>0.5031</text:p>
              </table:table-cell>
              <table:table-cell office:value-type="float" office:value="-0.9703">
                <text:p>-0.97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75">
                <text:p>0.3675</text:p>
              </table:table-cell>
              <table:table-cell office:value-type="float" office:value="-0.1586">
                <text:p>-0.15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29">
                <text:p>0.5529</text:p>
              </table:table-cell>
              <table:table-cell office:value-type="float" office:value="-0.7953">
                <text:p>-0.79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5907">
                <text:p>-0.5907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9326">
                <text:p>-0.9326</text:p>
              </table:table-cell>
              <table:table-cell office:value-type="float" office:value="-0.8433">
                <text:p>-0.84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7">
                <text:p>0.367</text:p>
              </table:table-cell>
              <table:table-cell office:value-type="float" office:value="0.5525">
                <text:p>0.55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3264">
                <text:p>-0.3264</text:p>
              </table:table-cell>
              <table:table-cell office:value-type="float" office:value="0.6049">
                <text:p>0.60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979">
                <text:p>-0.0979</text:p>
              </table:table-cell>
              <table:table-cell office:value-type="float" office:value="-0.029">
                <text:p>-0.0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316">
                <text:p>0.7316</text:p>
              </table:table-cell>
              <table:table-cell office:value-type="float" office:value="0.7404">
                <text:p>0.74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933">
                <text:p>0.3933</text:p>
              </table:table-cell>
              <table:table-cell office:value-type="float" office:value="-0.8525">
                <text:p>-0.85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5976">
                <text:p>-0.5976</text:p>
              </table:table-cell>
              <table:table-cell office:value-type="float" office:value="0.6879">
                <text:p>0.68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6443">
                <text:p>-0.6443</text:p>
              </table:table-cell>
              <table:table-cell office:value-type="float" office:value="0.4037">
                <text:p>0.40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608">
                <text:p>-0.1608</text:p>
              </table:table-cell>
              <table:table-cell office:value-type="float" office:value="-0.4206">
                <text:p>-0.42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2154">
                <text:p>-0.2154</text:p>
              </table:table-cell>
              <table:table-cell office:value-type="float" office:value="-0.2594">
                <text:p>-0.25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36">
                <text:p>-0.136</text:p>
              </table:table-cell>
              <table:table-cell office:value-type="float" office:value="-0.7468">
                <text:p>-0.74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8917">
                <text:p>-0.8917</text:p>
              </table:table-cell>
              <table:table-cell office:value-type="float" office:value="0.3352">
                <text:p>0.33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4786">
                <text:p>-0.4786</text:p>
              </table:table-cell>
              <table:table-cell office:value-type="float" office:value="0.9266">
                <text:p>0.92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177">
                <text:p>0.8177</text:p>
              </table:table-cell>
              <table:table-cell office:value-type="float" office:value="0.7679">
                <text:p>0.76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333">
                <text:p>0.4333</text:p>
              </table:table-cell>
              <table:table-cell office:value-type="float" office:value="-0.2464">
                <text:p>-0.24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9485">
                <text:p>-0.9485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63">
                <text:p>0.2863</text:p>
              </table:table-cell>
              <table:table-cell office:value-type="float" office:value="-0.2633">
                <text:p>-0.26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074">
                <text:p>0.2074</text:p>
              </table:table-cell>
              <table:table-cell office:value-type="float" office:value="-0.3106">
                <text:p>-0.31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407">
                <text:p>0.8407</text:p>
              </table:table-cell>
              <table:table-cell office:value-type="float" office:value="0.5454">
                <text:p>0.5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6563">
                <text:p>-0.6563</text:p>
              </table:table-cell>
              <table:table-cell office:value-type="float" office:value="-0.1097">
                <text:p>-0.10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15">
                <text:p>0.2015</text:p>
              </table:table-cell>
              <table:table-cell office:value-type="float" office:value="0.5899">
                <text:p>0.58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953">
                <text:p>-0.0953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9991">
                <text:p>-0.9991</text:p>
              </table:table-cell>
              <table:table-cell office:value-type="float" office:value="0.5794">
                <text:p>0.57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691">
                <text:p>0.1691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524">
                <text:p>0.6524</text:p>
              </table:table-cell>
              <table:table-cell office:value-type="float" office:value="0.8196">
                <text:p>0.81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853">
                <text:p>0.4853</text:p>
              </table:table-cell>
              <table:table-cell office:value-type="float" office:value="-0.5979">
                <text:p>-0.59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878">
                <text:p>0.6878</text:p>
              </table:table-cell>
              <table:table-cell office:value-type="float" office:value="0.1886">
                <text:p>0.1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